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1.037cm"/>
    </style:style>
    <style:style style:name="Tabla1.B" style:family="table-column">
      <style:table-column-properties style:column-width="5.632cm"/>
    </style:style>
    <style:style style:name="Tabla1.C" style:family="table-column">
      <style:table-column-properties style:column-width="2.82cm"/>
    </style:style>
    <style:style style:name="Tabla1.D" style:family="table-column">
      <style:table-column-properties style:column-width="2.928cm"/>
    </style:style>
    <style:style style:name="Tabla1.E" style:family="table-column">
      <style:table-column-properties style:column-width="4.583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Preformatted_20_Text" style:list-style-name="L2"/>
    <style:style style:name="P4" style:family="paragraph" style:parent-style-name="Preformatted_20_Text" style:list-style-name="L2">
      <style:paragraph-properties fo:margin-top="0cm" fo:margin-bottom="0.499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Preformatted_20_Text">
      <style:paragraph-properties fo:margin-top="0cm" fo:margin-bottom="0.499cm" style:contextual-spacing="false"/>
    </style:style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P24" style:family="paragraph" style:parent-style-name="Text_20_body" style:list-style-name="L21"/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style:style style:name="P28" style:family="paragraph" style:parent-style-name="Text_20_body" style:list-style-name="L25"/>
    <style:style style:name="P29" style:family="paragraph" style:parent-style-name="Text_20_body" style:list-style-name="L26"/>
    <style:style style:name="P30" style:family="paragraph" style:parent-style-name="Text_20_body" style:list-style-name="L27"/>
    <style:style style:name="P31" style:family="paragraph" style:parent-style-name="Text_20_body" style:list-style-name="L28"/>
    <style:style style:name="P32" style:family="paragraph" style:parent-style-name="Text_20_body" style:list-style-name="L29"/>
    <style:style style:name="P33" style:family="paragraph" style:parent-style-name="Text_20_body" style:list-style-name="L30"/>
    <style:style style:name="P34" style:family="paragraph" style:parent-style-name="Text_20_body" style:list-style-name="L31"/>
    <style:style style:name="P35" style:family="paragraph" style:parent-style-name="Text_20_body" style:list-style-name="L32"/>
    <style:style style:name="P36" style:family="paragraph" style:parent-style-name="Text_20_body" style:list-style-name="L33"/>
    <style:style style:name="P37" style:family="paragraph" style:parent-style-name="Text_20_body" style:list-style-name="L34"/>
    <style:style style:name="P38" style:family="paragraph" style:parent-style-name="Text_20_body" style:list-style-name="L35"/>
    <style:style style:name="P39" style:family="paragraph" style:parent-style-name="Text_20_body" style:list-style-name="L36"/>
    <style:style style:name="P40" style:family="paragraph" style:parent-style-name="Text_20_body" style:list-style-name="L37"/>
    <style:style style:name="P41" style:family="paragraph" style:parent-style-name="Text_20_body" style:list-style-name="L38"/>
    <style:style style:name="P42" style:family="paragraph" style:parent-style-name="Text_20_body" style:list-style-name="L39"/>
    <style:style style:name="P43" style:family="paragraph" style:parent-style-name="Text_20_body" style:list-style-name="L40"/>
    <style:style style:name="P44" style:family="paragraph" style:parent-style-name="Text_20_body" style:list-style-name="L41"/>
    <style:style style:name="P45" style:family="paragraph" style:parent-style-name="Text_20_body" style:list-style-name="L42"/>
    <style:style style:name="P46" style:family="paragraph" style:parent-style-name="Text_20_body" style:list-style-name="L43"/>
    <style:style style:name="P47" style:family="paragraph" style:parent-style-name="Text_20_body" style:list-style-name="L44"/>
    <style:style style:name="P48" style:family="paragraph" style:parent-style-name="Text_20_body" style:list-style-name="L45"/>
    <style:style style:name="P49" style:family="paragraph" style:parent-style-name="Text_20_body" style:list-style-name="L46"/>
    <style:style style:name="P50" style:family="paragraph" style:parent-style-name="Text_20_body" style:list-style-name="L47"/>
    <style:style style:name="P51" style:family="paragraph" style:parent-style-name="Text_20_body" style:list-style-name="L48"/>
    <style:style style:name="P52" style:family="paragraph" style:parent-style-name="Text_20_body" style:list-style-name="L49"/>
    <style:style style:name="P53" style:family="paragraph" style:parent-style-name="Text_20_body" style:list-style-name="L50"/>
    <style:style style:name="P54" style:family="paragraph" style:parent-style-name="Text_20_body" style:list-style-name="L51"/>
    <style:style style:name="P55" style:family="paragraph" style:parent-style-name="Text_20_body" style:list-style-name="L52"/>
    <style:style style:name="P56" style:family="paragraph" style:parent-style-name="Text_20_body" style:list-style-name="L53"/>
    <style:style style:name="P57" style:family="paragraph" style:parent-style-name="Text_20_body" style:list-style-name="L54"/>
    <style:style style:name="P58" style:family="paragraph" style:parent-style-name="Text_20_body" style:list-style-name="L55"/>
    <style:style style:name="P59" style:family="paragraph" style:parent-style-name="Preformatted_20_Text" style:list-style-name="L55">
      <style:paragraph-properties fo:margin-top="0cm" fo:margin-bottom="0.499cm" style:contextual-spacing="false"/>
    </style:style>
    <style:style style:name="P60" style:family="paragraph" style:parent-style-name="Text_20_body" style:list-style-name="L56"/>
    <style:style style:name="P61" style:family="paragraph" style:parent-style-name="Text_20_body" style:list-style-name="L57"/>
    <style:style style:name="P62" style:family="paragraph" style:parent-style-name="Text_20_body" style:list-style-name="L58"/>
    <style:style style:name="P63" style:family="paragraph" style:parent-style-name="Text_20_body" style:list-style-name="L59"/>
    <style:style style:name="P64" style:family="paragraph" style:parent-style-name="Text_20_body" style:list-style-name="L60"/>
    <style:style style:name="P65" style:family="paragraph" style:parent-style-name="Text_20_body" style:list-style-name="L61"/>
    <style:style style:name="P66" style:family="paragraph" style:parent-style-name="Text_20_body" style:list-style-name="L62"/>
    <style:style style:name="P67" style:family="paragraph" style:parent-style-name="Text_20_body" style:list-style-name="L63"/>
    <style:style style:name="P68" style:family="paragraph" style:parent-style-name="Text_20_body" style:list-style-name="L64"/>
    <style:style style:name="P69" style:family="paragraph" style:parent-style-name="Text_20_body" style:list-style-name="L65"/>
    <style:style style:name="P70" style:family="paragraph" style:parent-style-name="Text_20_body" style:list-style-name="L66"/>
    <style:style style:name="P71" style:family="paragraph" style:parent-style-name="Text_20_body" style:list-style-name="L67"/>
    <style:style style:name="P72" style:family="paragraph" style:parent-style-name="Text_20_body" style:list-style-name="L68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xcelente, abordemos tus dos preguntas por separado:</text:p>
      <text:p text:style-name="Horizontal_20_Line"/>
      <text:h text:style-name="Heading_20_2" text:outline-level="2"><text:span text:style-name="Strong_20_Emphasis">1. ¿Cómo proteger activamente un blog contra el uso en entrenamiento de IA?</text:span></text:h>
      <text:p text:style-name="Text_20_body">Para evitar que tu blog sea usado (legal o técnicamente) por modelos de lenguaje o IA generativa, puedes implementar una combinación de <text:span text:style-name="Strong_20_Emphasis">barreras legales, técnicas y simbólicas</text:span>. Aquí está el desglose:</text:p>
      <text:h text:style-name="Heading_20_3" text:outline-level="3"><text:span text:style-name="Strong_20_Emphasis">A. Medidas legales (avisos y licencias)</text:span></text:h>
      <text:list text:style-name="L1">
        <text:list-item>
          <text:p text:style-name="P1"><text:span text:style-name="Strong_20_Emphasis">Aviso claro de copyright:</text:span><text:line-break/>Incluye un mensaje como:<text:line-break/><text:span text:style-name="Emphasis">"Todo el contenido de este sitio está protegido por derechos de autor. Prohibida su reutilización, procesamiento automatizado o uso en sistemas de inteligencia artificial sin autorización expresa."</text:span></text:p>
        </text:list-item>
        <text:list-item>
          <text:p text:style-name="P1"><text:span text:style-name="Strong_20_Emphasis">Licencia restrictiva:</text:span><text:line-break/>Usa licencias como <text:span text:style-name="Strong_20_Emphasis">CC BY-NC-ND</text:span> (Creative Commons – no comercial, sin obras derivadas), o incluso una <text:span text:style-name="Strong_20_Emphasis">licencia personalizada</text:span> que prohíba explícitamente el scraping y el uso por LLMs.</text:p>
        </text:list-item>
        <text:list-item>
          <text:p text:style-name="P1"><text:span text:style-name="Strong_20_Emphasis">Política legal en la página de "Términos de uso":</text:span><text:line-break/>Incluye cláusulas que:</text:p>
          <text:list>
            <text:list-item>
              <text:p text:style-name="P1">Prohíban expresamente el entrenamiento de modelos de IA con tu contenido.</text:p>
            </text:list-item>
            <text:list-item>
              <text:p text:style-name="P1">Señalen que el acceso automatizado no autorizado será considerado una infracción.</text:p>
            </text:list-item>
          </text:list>
        </text:list-item>
      </text:list>
      <text:p text:style-name="Horizontal_20_Line"/>
      <text:h text:style-name="Heading_20_3" text:outline-level="3"><text:span text:style-name="Strong_20_Emphasis">B. Medidas técnicas (barreras automatizadas)</text:span></text:h>
      <text:list text:style-name="L2">
        <text:list-item>
          <text:p text:style-name="P2"><text:span text:style-name="Strong_20_Emphasis">Bloquear bots en </text:span><text:span text:style-name="Strong_20_Emphasis"><text:span text:style-name="Source_20_Text">robots.txt</text:span></text:span><text:span text:style-name="Strong_20_Emphasis">:</text:span><text:line-break/>Asegúrate de tener una configuración como:</text:p>
          <text:p text:style-name="P3"><text:span text:style-name="Source_20_Text">User-agent: GPTBot</text:span></text:p>
          <text:p text:style-name="P3"><text:span text:style-name="Source_20_Text">Disallow: /</text:span></text:p>
          <text:p text:style-name="P3"><text:span text:style-name="Source_20_Text">User-agent: CCBot</text:span></text:p>
          <text:p text:style-name="P3"><text:span text:style-name="Source_20_Text">Disallow: /</text:span></text:p>
          <text:p text:style-name="P3"><text:span text:style-name="Source_20_Text">User-agent: *</text:span></text:p>
          <text:p text:style-name="P4"><text:span text:style-name="Source_20_Text">Disallow: /</text:span></text:p>
          <text:p text:style-name="P2">Esto bloquea bots de OpenAI, Common Crawl y otros scrapers.</text:p>
        </text:list-item>
        <text:list-item>
          <text:p text:style-name="P2"><text:span text:style-name="Strong_20_Emphasis">Añadir etiquetas </text:span><text:span text:style-name="Strong_20_Emphasis"><text:span text:style-name="Source_20_Text">noai</text:span></text:span><text:span text:style-name="Strong_20_Emphasis">, </text:span><text:span text:style-name="Strong_20_Emphasis"><text:span text:style-name="Source_20_Text">noimageai</text:span></text:span><text:span text:style-name="Strong_20_Emphasis">, </text:span><text:span text:style-name="Strong_20_Emphasis"><text:span text:style-name="Source_20_Text">data-nosnippet</text:span></text:span><text:span text:style-name="Strong_20_Emphasis">:</text:span><text:line-break/>Aún no estándar, pero varios crawlers (como los de Google o algunos de IA) las están empezando a respetar.</text:p>
          <text:p text:style-name="P2">En el <text:span text:style-name="Source_20_Text">&lt;head&gt;</text:span> de tu HTML:</text:p>
          <text:p text:style-name="P4"><text:span text:style-name="Source_20_Text">&lt;meta name="robots" content="noai, noimageai, nosnippet"&gt;</text:span></text:p>
        </text:list-item>
        <text:list-item>
          <text:p text:style-name="P2"><text:soft-page-break/><text:span text:style-name="Strong_20_Emphasis">Obfuscar el contenido HTML (opcional):</text:span><text:line-break/>Técnicas como fragmentar palabras con spans, cargar texto vía JavaScript, o usar fuentes no estándar pueden impedir scraping, aunque afectan la accesibilidad.</text:p>
        </text:list-item>
      </text:list>
      <text:p text:style-name="Horizontal_20_Line"/>
      <text:h text:style-name="Heading_20_3" text:outline-level="3"><text:span text:style-name="Strong_20_Emphasis">C. Medidas simbólicas o de señalización</text:span></text:h>
      <text:list text:style-name="L3">
        <text:list-item>
          <text:p text:style-name="P5"><text:span text:style-name="Strong_20_Emphasis">Marcas visuales o mensajes embebidos:</text:span><text:line-break/>Frases dentro del contenido que declaren su autoría y prohíban uso automatizado.</text:p>
        </text:list-item>
        <text:list-item>
          <text:p text:style-name="P5"><text:span text:style-name="Strong_20_Emphasis">Publicación con timestamp (por ejemplo, en blockchain o IPFS):</text:span><text:line-break/>Útil para probar la fecha de creación y autoría en caso de disputa.</text:p>
        </text:list-item>
      </text:list>
      <text:p text:style-name="Horizontal_20_Line"/>
      <text:h text:style-name="Heading_20_2" text:outline-level="2"><text:span text:style-name="Strong_20_Emphasis">2. ¿Existen marcas o sistemas que identifiquen si un contenido fue entrenado por modelos como yo?</text:span></text:h>
      <text:h text:style-name="Heading_20_3" text:outline-level="3"><text:span text:style-name="Strong_20_Emphasis">Actualmente, no existe un sistema fiable o universal que:</text:span></text:h>
      <text:list text:style-name="L4">
        <text:list-item>
          <text:p text:style-name="P6">Permita detectar si <text:span text:style-name="Strong_20_Emphasis">una imagen o texto específico fue parte del entrenamiento</text:span> de un modelo como ChatGPT.</text:p>
        </text:list-item>
        <text:list-item>
          <text:p text:style-name="P6">Incluya <text:span text:style-name="Strong_20_Emphasis">hashes, marcas de agua digitales o esteganografía reversible</text:span> que indiquen: <text:span text:style-name="Emphasis">“esto fue parte de los datos de entrenamiento”</text:span>.</text:p>
        </text:list-item>
      </text:list>
      <text:h text:style-name="Heading_20_3" text:outline-level="3"><text:span text:style-name="Strong_20_Emphasis">¿Por qué?</text:span></text:h>
      <text:list text:style-name="L5">
        <text:list-item>
          <text:p text:style-name="P7"><text:span text:style-name="Strong_20_Emphasis">El entrenamiento es estadístico, no de copia literal:</text:span> El modelo no memoriza contenido exacto (salvo en raras excepciones), sino que aprende patrones y relaciones.</text:p>
        </text:list-item>
        <text:list-item>
          <text:p text:style-name="P7"><text:span text:style-name="Strong_20_Emphasis">Los datos de entrenamiento no están vinculados directamente a una "fuente":</text:span> Una frase puede haber aparecido en miles de sitios; el modelo no retiene referencias ni metadatos.</text:p>
        </text:list-item>
        <text:list-item>
          <text:p text:style-name="P7"><text:span text:style-name="Strong_20_Emphasis">No hay trazabilidad directa:</text:span> No se puede aplicar un hash, ni una marca de agua digital como en una imagen tradicional.</text:p>
        </text:list-item>
      </text:list>
      <text:p text:style-name="Horizontal_20_Line"/>
      <text:h text:style-name="Heading_20_3" text:outline-level="3"><text:span text:style-name="Strong_20_Emphasis">Excepciones o herramientas en desarrollo:</text:span></text:h>
      <text:list text:style-name="L6">
        <text:list-item>
          <text:p text:style-name="P8"><text:span text:style-name="Strong_20_Emphasis">Marcas de agua sintéticas en imágenes generadas por IA</text:span></text:p>
          <text:list>
            <text:list-item>
              <text:p text:style-name="P8">Empresas como OpenAI y Google están trabajando en marcas invisibles o metadatos para identificar imágenes creadas por modelos (como DALL·E o Imagen).</text:p>
            </text:list-item>
            <text:list-item>
              <text:p text:style-name="P8">Estas marcas son para <text:span text:style-name="Strong_20_Emphasis">contenido generado por IA, no entrenado por IA</text:span>.</text:p>
            </text:list-item>
          </text:list>
        </text:list-item>
        <text:list-item>
          <text:p text:style-name="P8"><text:span text:style-name="Strong_20_Emphasis">Sistemas de trazabilidad por blockchain (en investigación):</text:span></text:p>
          <text:list>
            <text:list-item>
              <text:p text:style-name="P8">Algunas iniciativas proponen marcar contenido con registros públicos que puedan probar autoría, pero aún no son ampliamente adoptadas.</text:p>
            </text:list-item>
          </text:list>
        </text:list-item>
        <text:list-item>
          <text:p text:style-name="P8"><text:soft-page-break/><text:span text:style-name="Strong_20_Emphasis">Detección estadística inversa (red teaming académico):</text:span></text:p>
          <text:list>
            <text:list-item>
              <text:p text:style-name="P8">Algunos investigadores están intentando determinar si un modelo fue entrenado con un conjunto dado, pero <text:span text:style-name="Strong_20_Emphasis">requiere acceso al modelo y no es concluyente</text:span>.</text:p>
            </text:list-item>
          </text:list>
        </text:list-item>
      </text:list>
      <text:p text:style-name="Horizontal_20_Line"/>
      <text:h text:style-name="Heading_20_3" text:outline-level="3"><text:span text:style-name="Strong_20_Emphasis">Resumen claro</text:span></text:h>
      <text:list text:style-name="L7">
        <text:list-item>
          <text:p text:style-name="P9"><text:span text:style-name="Strong_20_Emphasis">Sí puedes proteger activamente tu blog</text:span>, tanto legal como técnicamente.</text:p>
        </text:list-item>
        <text:list-item>
          <text:p text:style-name="P9"><text:span text:style-name="Strong_20_Emphasis">No, no hay forma pública de saber con certeza si un texto tuyo fue parte del entrenamiento</text:span>, ni tú ni yo podemos rastrear eso hoy.</text:p>
        </text:list-item>
        <text:list-item>
          <text:p text:style-name="P9"><text:span text:style-name="Strong_20_Emphasis">Sí, se están creando herramientas para rastrear contenidos generados por IA</text:span>, pero no para detectar los datos usados para entrenarla.</text:p>
        </text:list-item>
      </text:list>
      <text:p text:style-name="Horizontal_20_Line"/>
      <text:p text:style-name="Text_20_body">¿Quieres que te ayude a generar un <text:span text:style-name="Source_20_Text">robots.txt</text:span>, un aviso legal, o código HTML para proteger tu sitio? Te lo puedo generar ya mismo.</text:p>
      <text:p text:style-name="Text_20_body">Perfecto. Aquí tienes un conjunto completo de herramientas para proteger activamente tu blog del uso no autorizado por modelos de IA:</text:p>
      <text:p text:style-name="Horizontal_20_Line"/>
      <text:h text:style-name="Heading_20_2" text:outline-level="2"><text:span text:style-name="Strong_20_Emphasis">1. Archivo </text:span><text:span text:style-name="Strong_20_Emphasis"><text:span text:style-name="Source_20_Text">robots.txt</text:span></text:span></text:h>
      <text:p text:style-name="Text_20_body">Colócalo en la raíz de tu dominio (ej: <text:span text:style-name="Source_20_Text">tublog.com/robots.txt</text:span>):</text:p>
      <text:p text:style-name="Preformatted_20_Text"><text:span text:style-name="Source_20_Text"># Bloqueo general de bots de IA conocidos y scrapers</text:span></text:p>
      <text:p text:style-name="Preformatted_20_Text"><text:span text:style-name="Source_20_Text">User-agent: GPTBot</text:span></text:p>
      <text:p text:style-name="Preformatted_20_Text"><text:span text:style-name="Source_20_Text">Disallow: /</text:span></text:p>
      <text:p text:style-name="Preformatted_20_Text"/>
      <text:p text:style-name="Preformatted_20_Text"><text:span text:style-name="Source_20_Text">User-agent: CCBot</text:span></text:p>
      <text:p text:style-name="Preformatted_20_Text"><text:span text:style-name="Source_20_Text">Disallow: /</text:span></text:p>
      <text:p text:style-name="Preformatted_20_Text"/>
      <text:p text:style-name="Preformatted_20_Text"><text:span text:style-name="Source_20_Text">User-agent: ClaudeBot</text:span></text:p>
      <text:p text:style-name="Preformatted_20_Text"><text:span text:style-name="Source_20_Text">Disallow: /</text:span></text:p>
      <text:p text:style-name="Preformatted_20_Text"/>
      <text:p text:style-name="Preformatted_20_Text"><text:span text:style-name="Source_20_Text">User-agent: GeminiBot</text:span></text:p>
      <text:p text:style-name="Preformatted_20_Text"><text:span text:style-name="Source_20_Text">Disallow: /</text:span></text:p>
      <text:p text:style-name="Preformatted_20_Text"/>
      <text:p text:style-name="Preformatted_20_Text"><text:span text:style-name="Source_20_Text">User-agent: *</text:span></text:p>
      <text:p text:style-name="P10"><text:span text:style-name="Source_20_Text">Disallow: /</text:span></text:p>
      <text:p text:style-name="Horizontal_20_Line"/>
      <text:h text:style-name="Heading_20_2" text:outline-level="2"><text:span text:style-name="Strong_20_Emphasis">2. Metaetiquetas para el </text:span><text:span text:style-name="Strong_20_Emphasis"><text:span text:style-name="Source_20_Text">&lt;head&gt;</text:span></text:span><text:span text:style-name="Strong_20_Emphasis"> del HTML</text:span></text:h>
      <text:p text:style-name="Text_20_body">Incluye esto dentro de la etiqueta <text:span text:style-name="Source_20_Text">&lt;head&gt;</text:span> de cada página HTML de tu blog:</text:p>
      <text:p text:style-name="Preformatted_20_Text"><text:span text:style-name="Source_20_Text">&lt;meta name="robots" content="noai, noimageai, nosnippet"&gt;</text:span></text:p>
      <text:p text:style-name="Preformatted_20_Text"><text:span text:style-name="Source_20_Text">&lt;meta name="googlebot" content="noai, noimageai, nosnippet"&gt;</text:span></text:p>
      <text:p text:style-name="P10"><text:span text:style-name="Source_20_Text">&lt;meta name="generator" content="Protected by Author - Do Not Train AI Models With This Content"&gt;</text:span></text:p>
      <text:p text:style-name="Horizontal_20_Line"><text:soft-page-break/></text:p>
      <text:h text:style-name="Heading_20_2" text:outline-level="2"><text:span text:style-name="Strong_20_Emphasis">3. Aviso legal o términos de uso (fragmento básico)</text:span></text:h>
      <text:p text:style-name="Text_20_body">Puedes poner esto en una página de "Términos y condiciones" o al pie de página del blog:</text:p>
      <text:p text:style-name="Preformatted_20_Text"><text:span text:style-name="Source_20_Text">&lt;p&gt;</text:span></text:p>
      <text:p text:style-name="Preformatted_20_Text"><text:span text:style-name="Source_20_Text"><text:s text:c="2"/>© [Año] [Tu nombre o el nombre de tu blog]. Todos los derechos reservados.</text:span></text:p>
      <text:p text:style-name="Preformatted_20_Text"><text:span text:style-name="Source_20_Text"><text:s text:c="2"/>El contenido de este sitio (textos, imágenes, código, ideas) está protegido por derechos de autor.</text:span></text:p>
      <text:p text:style-name="Preformatted_20_Text"><text:span text:style-name="Source_20_Text"><text:s text:c="2"/>Está prohibido su uso por sistemas de inteligencia artificial, modelos de lenguaje, bots de recopilación automatizada,</text:span></text:p>
      <text:p text:style-name="Preformatted_20_Text"><text:span text:style-name="Source_20_Text"><text:s text:c="2"/>y motores de entrenamiento de modelos, sin el consentimiento explícito por escrito del titular.</text:span></text:p>
      <text:p text:style-name="P10"><text:span text:style-name="Source_20_Text">&lt;/p&gt;</text:span></text:p>
      <text:p text:style-name="Horizontal_20_Line"/>
      <text:h text:style-name="Heading_20_2" text:outline-level="2"><text:span text:style-name="Strong_20_Emphasis">4. Opción avanzada: Marca invisible en el contenido (opcional)</text:span></text:h>
      <text:p text:style-name="Text_20_body">Puedes incluir una marca textual "oculta" para identificar tu autoría si es copiado:</text:p>
      <text:p text:style-name="Preformatted_20_Text"><text:span text:style-name="Source_20_Text">&lt;p style="display:none"&gt;</text:span></text:p>
      <text:p text:style-name="Preformatted_20_Text"><text:span text:style-name="Source_20_Text"><text:s text:c="2"/>Autor: [Tu nombre] | Blog original: [URL] | Timestamp: [Fecha] | Este contenido está protegido.</text:span></text:p>
      <text:p text:style-name="P10"><text:span text:style-name="Source_20_Text">&lt;/p&gt;</text:span></text:p>
      <text:p text:style-name="Text_20_body">No afecta al diseño, pero queda en el HTML si alguien copia el texto sin revisar.</text:p>
      <text:p text:style-name="Horizontal_20_Line"/>
      <text:p text:style-name="Text_20_body">¿Te gustaría que prepare un <text:span text:style-name="Strong_20_Emphasis">paquete descargable con todo esto</text:span> listo para insertar en tu sitio (robots.txt + código HTML + aviso legal)? O dime si estás usando WordPress, Blogger u otra plataforma y lo adapto a eso.</text:p>
      <text:p text:style-name="Text_20_body">Excelente, vamos ahora con la protección específica de <text:span text:style-name="Strong_20_Emphasis">imágenes</text:span> en tu blog frente al uso por <text:span text:style-name="Strong_20_Emphasis">IA generativa, scraping o entrenamiento de modelos</text:span>. Aquí tienes las estrategias divididas en técnicas, legales y avanzadas:</text:p>
      <text:p text:style-name="Horizontal_20_Line"/>
      <text:h text:style-name="Heading_20_2" text:outline-level="2"><text:span text:style-name="Strong_20_Emphasis">1. Metaetiquetas para proteger imágenes (en HTML)</text:span></text:h>
      <text:p text:style-name="Text_20_body">Puedes incluir atributos en las imágenes para disuadir o limitar su uso por crawlers:</text:p>
      <text:p text:style-name="P10"><text:span text:style-name="Source_20_Text">&lt;img src="tuimagen.jpg" alt="Descripción" loading="lazy" referrerpolicy="no-referrer" data-noai="true" data-noimageai="true"&gt;</text:span></text:p>
      <text:p text:style-name="Text_20_body">O agregar al <text:span text:style-name="Source_20_Text">&lt;head&gt;</text:span> de tu sitio:</text:p>
      <text:p text:style-name="Preformatted_20_Text"><text:span text:style-name="Source_20_Text">&lt;meta name="robots" content="noimageai"&gt;</text:span></text:p>
      <text:p text:style-name="P10"><text:span text:style-name="Source_20_Text">&lt;meta name="googlebot" content="noimageai"&gt;</text:span></text:p>
      <text:p text:style-name="Text_20_body">Esto <text:span text:style-name="Strong_20_Emphasis">no detiene todos los bots</text:span>, pero algunos respetan estas señales (por ejemplo, Google o bots de IA que cumplen buenas prácticas).</text:p>
      <text:p text:style-name="Horizontal_20_Line"><text:soft-page-break/></text:p>
      <text:h text:style-name="Heading_20_2" text:outline-level="2"><text:span text:style-name="Strong_20_Emphasis">2. Disuasión técnica para imágenes</text:span></text:h>
      <text:h text:style-name="Heading_20_3" text:outline-level="3">A. <text:span text:style-name="Strong_20_Emphasis">Desactivar clic derecho y bloqueo de descarga</text:span></text:h>
      <text:p text:style-name="Text_20_body">No evita scraping serio, pero ayuda contra copias manuales:</text:p>
      <text:p text:style-name="P10"><text:span text:style-name="Source_20_Text">&lt;body oncontextmenu="return false"&gt;</text:span></text:p>
      <text:h text:style-name="Heading_20_3" text:outline-level="3">B. <text:span text:style-name="Strong_20_Emphasis">Servir imágenes como fondo CSS</text:span></text:h>
      <text:p text:style-name="Text_20_body">Hace más difícil extraerlas automáticamente (pero también más difícil de indexar por Google):</text:p>
      <text:p text:style-name="P10"><text:span text:style-name="Source_20_Text">&lt;div style="background-image: url('imagen.jpg'); width:300px; height:200px;"&gt;&lt;/div&gt;</text:span></text:p>
      <text:h text:style-name="Heading_20_3" text:outline-level="3">C. <text:span text:style-name="Strong_20_Emphasis">Cargar imágenes desde scripts en lugar de HTML plano</text:span></text:h>
      <text:p text:style-name="Text_20_body">Obstaculiza scrapers básicos que analizan solo HTML.</text:p>
      <text:p text:style-name="Horizontal_20_Line"/>
      <text:h text:style-name="Heading_20_2" text:outline-level="2"><text:span text:style-name="Strong_20_Emphasis">3. Añadir marcas visibles o invisibles (esteganografía)</text:span></text:h>
      <text:h text:style-name="Heading_20_3" text:outline-level="3">A. <text:span text:style-name="Strong_20_Emphasis">Marca de agua visible</text:span></text:h>
      <text:p text:style-name="Text_20_body">Añade texto o logo discreto pero constante (autor, URL, copyright). Ej: esquina inferior.</text:p>
      <text:h text:style-name="Heading_20_3" text:outline-level="3">B. <text:span text:style-name="Strong_20_Emphasis">Esteganografía (marca oculta dentro de la imagen)</text:span></text:h>
      <text:p text:style-name="Text_20_body">Hay herramientas que permiten insertar datos ocultos sin alterar la imagen visualmente. Algunas opciones:</text:p>
      <text:list text:style-name="L8">
        <text:list-item>
          <text:p text:style-name="P11"><text:a xlink:type="simple" xlink:href="https://stegonline.georgeom.net/" text:style-name="Internet_20_link" text:visited-style-name="Visited_20_Internet_20_Link">StegOnline</text:a></text:p>
        </text:list-item>
        <text:list-item>
          <text:p text:style-name="P11"><text:a xlink:type="simple" xlink:href="https://pypi.org/project/invisible-watermark/" text:style-name="Internet_20_link" text:visited-style-name="Visited_20_Internet_20_Link">Invisible Watermarking</text:a></text:p>
        </text:list-item>
      </text:list>
      <text:p text:style-name="Text_20_body">Puedes insertar:</text:p>
      <text:list text:style-name="L9">
        <text:list-item>
          <text:p text:style-name="P12">Nombre del autor</text:p>
        </text:list-item>
        <text:list-item>
          <text:p text:style-name="P12">URL del sitio</text:p>
        </text:list-item>
        <text:list-item>
          <text:p text:style-name="P12">Licencia</text:p>
        </text:list-item>
        <text:list-item>
          <text:p text:style-name="P12">Advertencia de uso no autorizado</text:p>
        </text:list-item>
      </text:list>
      <text:h text:style-name="Heading_20_3" text:outline-level="3">C. <text:span text:style-name="Strong_20_Emphasis">Metadatos EXIF/IPTC/XMP</text:span></text:h>
      <text:p text:style-name="Text_20_body">Incluye la autoría y copyright en los metadatos de la imagen (usando software como Photoshop, GIMP o ExifTool). Ejemplo de datos:</text:p>
      <text:list text:style-name="L10">
        <text:list-item>
          <text:p text:style-name="P13">Autor: Tu nombre</text:p>
        </text:list-item>
        <text:list-item>
          <text:p text:style-name="P13">Copyright: © [Año] [Tu nombre]. Todos los derechos reservados.</text:p>
        </text:list-item>
        <text:list-item>
          <text:p text:style-name="P13"><text:soft-page-break/>Licencia: Prohibido usar para entrenamiento de IA.</text:p>
        </text:list-item>
      </text:list>
      <text:p text:style-name="Horizontal_20_Line"/>
      <text:h text:style-name="Heading_20_2" text:outline-level="2"><text:span text:style-name="Strong_20_Emphasis">4. En tu aviso legal (para imágenes)</text:span></text:h>
      <text:p text:style-name="Text_20_body">Agrega esta cláusula junto con la protección textual:</text:p>
      <text:p text:style-name="Preformatted_20_Text"><text:span text:style-name="Source_20_Text">&lt;p&gt;</text:span></text:p>
      <text:p text:style-name="Preformatted_20_Text"><text:span text:style-name="Source_20_Text"><text:s text:c="2"/>Todas las imágenes de este sitio están protegidas por derechos de autor. Queda prohibida su reproducción,</text:span></text:p>
      <text:p text:style-name="Preformatted_20_Text"><text:span text:style-name="Source_20_Text"><text:s text:c="2"/>scraping, redistribución o uso en procesos de entrenamiento de modelos de inteligencia artificial sin autorización.</text:span></text:p>
      <text:p text:style-name="P10"><text:span text:style-name="Source_20_Text">&lt;/p&gt;</text:span></text:p>
      <text:p text:style-name="Horizontal_20_Line"/>
      <text:h text:style-name="Heading_20_2" text:outline-level="2">¿Quieres una plantilla completa que combine HTML + CSS + aviso + marcas visibles para aplicar a tus imágenes?</text:h>
      <text:p text:style-name="Text_20_body">Puedo generarte un ejemplo con todo en un archivo base. También dime si usas WordPress u otra plataforma para adaptar la solución.</text:p>
      <text:p text:style-name="Standard"/>
      <text:p text:style-name="Text_20_body">Claro, aquí tienes un ejemplo completo que incluye:</text:p>
      <text:list text:style-name="L11">
        <text:list-item>
          <text:p text:style-name="P14"><text:span text:style-name="Strong_20_Emphasis">Metaetiquetas para bots e IA</text:span></text:p>
        </text:list-item>
        <text:list-item>
          <text:p text:style-name="P14"><text:span text:style-name="Strong_20_Emphasis">Aviso legal básico para derechos de autor</text:span></text:p>
        </text:list-item>
        <text:list-item>
          <text:p text:style-name="P14"><text:span text:style-name="Strong_20_Emphasis">Imagen con marca visible y atributos para evitar scraping</text:span></text:p>
        </text:list-item>
        <text:list-item>
          <text:p text:style-name="P14"><text:span text:style-name="Strong_20_Emphasis">Desactivación clic derecho (básica)</text:span></text:p>
        </text:list-item>
        <text:list-item>
          <text:p text:style-name="P14"><text:span text:style-name="Strong_20_Emphasis">Metadatos EXIF (te explico cómo añadirlos al final)</text:span></text:p>
        </text:list-item>
        <text:list-item>
          <text:p text:style-name="P14"><text:span text:style-name="Strong_20_Emphasis">Marca oculta en HTML para rastreo</text:span></text:p>
        </text:list-item>
      </text:list>
      <text:p text:style-name="Horizontal_20_Line"/>
      <text:p text:style-name="Preformatted_20_Text"><text:span text:style-name="Source_20_Text">&lt;!DOCTYPE html&gt;</text:span></text:p>
      <text:p text:style-name="Preformatted_20_Text"><text:span text:style-name="Source_20_Text">&lt;html lang="es"&gt;</text:span></text:p>
      <text:p text:style-name="Preformatted_20_Text"><text:span text:style-name="Source_20_Text">&lt;head&gt;</text:span></text:p>
      <text:p text:style-name="Preformatted_20_Text"><text:span text:style-name="Source_20_Text">&lt;meta charset="UTF-8" /&gt;</text:span></text:p>
      <text:p text:style-name="Preformatted_20_Text"><text:span text:style-name="Source_20_Text">&lt;meta name="viewport" content="width=device-width, initial-scale=1" /&gt;</text:span></text:p>
      <text:p text:style-name="Preformatted_20_Text"/>
      <text:p text:style-name="Preformatted_20_Text"><text:span text:style-name="Source_20_Text">&lt;!-- Meta etiquetas para indicar no usar para IA y evitar snippets --&gt;</text:span></text:p>
      <text:p text:style-name="Preformatted_20_Text"><text:span text:style-name="Source_20_Text">&lt;meta name="robots" content="noai, noimageai, nosnippet" /&gt;</text:span></text:p>
      <text:p text:style-name="Preformatted_20_Text"><text:span text:style-name="Source_20_Text">&lt;meta name="googlebot" content="noai, noimageai, nosnippet" /&gt;</text:span></text:p>
      <text:p text:style-name="Preformatted_20_Text"><text:span text:style-name="Source_20_Text">&lt;meta name="generator" content="Contenido protegido - No usar para entrenamiento IA" /&gt;</text:span></text:p>
      <text:p text:style-name="Preformatted_20_Text"/>
      <text:p text:style-name="Preformatted_20_Text"><text:span text:style-name="Source_20_Text">&lt;title&gt;Blog Protegido - Ejemplo&lt;/title&gt;</text:span></text:p>
      <text:p text:style-name="Preformatted_20_Text"/>
      <text:p text:style-name="Preformatted_20_Text"><text:span text:style-name="Source_20_Text">&lt;style&gt;</text:span></text:p>
      <text:p text:style-name="Preformatted_20_Text"><text:span text:style-name="Source_20_Text"><text:s text:c="2"/>/* Marca visible: texto pequeño y semi-transparente en imagen */</text:span></text:p>
      <text:p text:style-name="Preformatted_20_Text"><text:span text:style-name="Source_20_Text"><text:s text:c="2"/>.imagen-protegida {</text:span></text:p>
      <text:p text:style-name="Preformatted_20_Text"><text:span text:style-name="Source_20_Text"><text:s text:c="4"/>position: relative;</text:span></text:p>
      <text:p text:style-name="Preformatted_20_Text"><text:span text:style-name="Source_20_Text"><text:s text:c="4"/>display: inline-block;</text:span></text:p>
      <text:p text:style-name="Preformatted_20_Text"><text:span text:style-name="Source_20_Text"><text:s text:c="2"/>}</text:span></text:p>
      <text:p text:style-name="Preformatted_20_Text"><text:soft-page-break/><text:span text:style-name="Source_20_Text"><text:s text:c="2"/>.marca-agua {</text:span></text:p>
      <text:p text:style-name="Preformatted_20_Text"><text:span text:style-name="Source_20_Text"><text:s text:c="4"/>position: absolute;</text:span></text:p>
      <text:p text:style-name="Preformatted_20_Text"><text:span text:style-name="Source_20_Text"><text:s text:c="4"/>bottom: 5px;</text:span></text:p>
      <text:p text:style-name="Preformatted_20_Text"><text:span text:style-name="Source_20_Text"><text:s text:c="4"/>right: 5px;</text:span></text:p>
      <text:p text:style-name="Preformatted_20_Text"><text:span text:style-name="Source_20_Text"><text:s text:c="4"/>color: rgba(255,255,255,0.6);</text:span></text:p>
      <text:p text:style-name="Preformatted_20_Text"><text:span text:style-name="Source_20_Text"><text:s text:c="4"/>font-size: 12px;</text:span></text:p>
      <text:p text:style-name="Preformatted_20_Text"><text:span text:style-name="Source_20_Text"><text:s text:c="4"/>font-family: Arial, sans-serif;</text:span></text:p>
      <text:p text:style-name="Preformatted_20_Text"><text:span text:style-name="Source_20_Text"><text:s text:c="4"/>background: rgba(0,0,0,0.3);</text:span></text:p>
      <text:p text:style-name="Preformatted_20_Text"><text:span text:style-name="Source_20_Text"><text:s text:c="4"/>padding: 2px 4px;</text:span></text:p>
      <text:p text:style-name="Preformatted_20_Text"><text:span text:style-name="Source_20_Text"><text:s text:c="4"/>user-select: none;</text:span></text:p>
      <text:p text:style-name="Preformatted_20_Text"><text:span text:style-name="Source_20_Text"><text:s text:c="4"/>pointer-events: none;</text:span></text:p>
      <text:p text:style-name="Preformatted_20_Text"><text:span text:style-name="Source_20_Text"><text:s text:c="2"/>}</text:span></text:p>
      <text:p text:style-name="Preformatted_20_Text"><text:span text:style-name="Source_20_Text">&lt;/style&gt;</text:span></text:p>
      <text:p text:style-name="Preformatted_20_Text"/>
      <text:p text:style-name="Preformatted_20_Text"><text:span text:style-name="Source_20_Text">&lt;/head&gt;</text:span></text:p>
      <text:p text:style-name="Preformatted_20_Text"><text:span text:style-name="Source_20_Text">&lt;body oncontextmenu="return false"&gt;</text:span></text:p>
      <text:p text:style-name="Preformatted_20_Text"/>
      <text:p text:style-name="Preformatted_20_Text"><text:span text:style-name="Source_20_Text">&lt;h1&gt;Ejemplo de Blog Protegido&lt;/h1&gt;</text:span></text:p>
      <text:p text:style-name="Preformatted_20_Text"/>
      <text:p text:style-name="Preformatted_20_Text"><text:span text:style-name="Source_20_Text">&lt;p&gt;</text:span></text:p>
      <text:p text:style-name="Preformatted_20_Text"><text:span text:style-name="Source_20_Text">© 2025 Juan Pérez. Todos los derechos reservados. <text:s/></text:span></text:p>
      <text:p text:style-name="Preformatted_20_Text"><text:span text:style-name="Source_20_Text">El contenido de este sitio está protegido por derechos de autor. <text:s/></text:span></text:p>
      <text:p text:style-name="Preformatted_20_Text"><text:span text:style-name="Source_20_Text">Está prohibido su uso en sistemas de inteligencia artificial, modelos de lenguaje, bots de recopilación automatizada, <text:s/></text:span></text:p>
      <text:p text:style-name="Preformatted_20_Text"><text:span text:style-name="Source_20_Text">y motores de entrenamiento de modelos, sin el consentimiento explícito.</text:span></text:p>
      <text:p text:style-name="Preformatted_20_Text"><text:span text:style-name="Source_20_Text">&lt;/p&gt;</text:span></text:p>
      <text:p text:style-name="Preformatted_20_Text"/>
      <text:p text:style-name="Preformatted_20_Text"><text:span text:style-name="Source_20_Text">&lt;div class="imagen-protegida" style="width:300px; height:auto;"&gt;</text:span></text:p>
      <text:p text:style-name="Preformatted_20_Text"><text:span text:style-name="Source_20_Text"><text:s text:c="2"/>&lt;img </text:span></text:p>
      <text:p text:style-name="Preformatted_20_Text"><text:span text:style-name="Source_20_Text"><text:s text:c="4"/>src="https://via.placeholder.com/300x200.png?text=Ejemplo+Protegido" </text:span></text:p>
      <text:p text:style-name="Preformatted_20_Text"><text:span text:style-name="Source_20_Text"><text:s text:c="4"/>alt="Ejemplo de imagen protegida" </text:span></text:p>
      <text:p text:style-name="Preformatted_20_Text"><text:span text:style-name="Source_20_Text"><text:s text:c="4"/>loading="lazy" </text:span></text:p>
      <text:p text:style-name="Preformatted_20_Text"><text:span text:style-name="Source_20_Text"><text:s text:c="4"/>referrerpolicy="no-referrer" </text:span></text:p>
      <text:p text:style-name="Preformatted_20_Text"><text:span text:style-name="Source_20_Text"><text:s text:c="4"/>data-noai="true" </text:span></text:p>
      <text:p text:style-name="Preformatted_20_Text"><text:span text:style-name="Source_20_Text"><text:s text:c="4"/>data-noimageai="true"</text:span></text:p>
      <text:p text:style-name="Preformatted_20_Text"><text:span text:style-name="Source_20_Text"><text:s text:c="4"/>style="width:100%; height:auto; display:block;"</text:span></text:p>
      <text:p text:style-name="Preformatted_20_Text"><text:span text:style-name="Source_20_Text"><text:s text:c="2"/>/&gt;</text:span></text:p>
      <text:p text:style-name="Preformatted_20_Text"><text:span text:style-name="Source_20_Text"><text:s text:c="2"/>&lt;div class="marca-agua"&gt;© Juan Pérez - tublog.com&lt;/div&gt;</text:span></text:p>
      <text:p text:style-name="Preformatted_20_Text"><text:span text:style-name="Source_20_Text">&lt;/div&gt;</text:span></text:p>
      <text:p text:style-name="Preformatted_20_Text"/>
      <text:p text:style-name="Preformatted_20_Text"><text:span text:style-name="Source_20_Text">&lt;!-- Marca oculta en el HTML para rastreo --&gt;</text:span></text:p>
      <text:p text:style-name="Preformatted_20_Text"><text:span text:style-name="Source_20_Text">&lt;p style="display:none;"&gt;</text:span></text:p>
      <text:p text:style-name="Preformatted_20_Text"><text:span text:style-name="Source_20_Text"><text:s text:c="2"/>Autor: Juan Pérez | URL: https://tublog.com | Timestamp: 2025-05-27 | Contenido protegido.</text:span></text:p>
      <text:p text:style-name="Preformatted_20_Text"><text:span text:style-name="Source_20_Text">&lt;/p&gt;</text:span></text:p>
      <text:p text:style-name="Preformatted_20_Text"/>
      <text:p text:style-name="Preformatted_20_Text"><text:span text:style-name="Source_20_Text">&lt;/body&gt;</text:span></text:p>
      <text:p text:style-name="P10"><text:span text:style-name="Source_20_Text">&lt;/html&gt;</text:span></text:p>
      <text:p text:style-name="Horizontal_20_Line"/>
      <text:h text:style-name="Heading_20_3" text:outline-level="3"><text:span text:style-name="Strong_20_Emphasis">Cómo añadir metadatos EXIF/IPTC a tus imágenes</text:span></text:h>
      <text:p text:style-name="Text_20_body">Para añadir autoría y copyright dentro de la imagen (que viaja con el archivo):</text:p>
      <text:list text:style-name="L12">
        <text:list-item>
          <text:p text:style-name="P15">Usa software como <text:span text:style-name="Strong_20_Emphasis">ExifTool</text:span> (línea de comandos), Photoshop o GIMP.</text:p>
        </text:list-item>
        <text:list-item>
          <text:p text:style-name="P15">Ejemplo con ExifTool:</text:p>
        </text:list-item>
      </text:list>
      <text:p text:style-name="P10"><text:span text:style-name="Source_20_Text">exiftool -Artist="Juan Pérez" -Copyright="© 2025 Juan Pérez. Todos los derechos reservados." imagen.jpg</text:span></text:p>
      <text:p text:style-name="Text_20_body"><text:soft-page-break/>Esto deja grabada la información dentro de la imagen, accesible para herramientas que lean metadatos.</text:p>
      <text:p text:style-name="Horizontal_20_Line"/>
      <text:p text:style-name="Text_20_body">Si quieres, te puedo generar un paquete ZIP con este archivo y recomendaciones para usarlo en WordPress, Blogger u otra plataforma. ¿Quieres?</text:p>
      <text:p text:style-name="Standard"/>
      <text:p text:style-name="Text_20_body">Perfecto, si quieres avanzar en <text:span text:style-name="Strong_20_Emphasis">protección activa y robusta de contenidos para organismos, empresas, gobiernos y autores</text:span>, es clave combinar varias capas — legales, técnicas, organizativas y tecnológicas — para reducir riesgos y garantizar control real. Aquí te dejo una hoja de ruta completa y avanzada:</text:p>
      <text:p text:style-name="Horizontal_20_Line"/>
      <text:h text:style-name="Heading_20_2" text:outline-level="2">Estrategia Integral para Protección Activa de Contenidos</text:h>
      <text:h text:style-name="Heading_20_3" text:outline-level="3">1. <text:span text:style-name="Strong_20_Emphasis">Marco Legal y Contratos</text:span></text:h>
      <text:list text:style-name="L13">
        <text:list-item>
          <text:p text:style-name="P16"><text:span text:style-name="Strong_20_Emphasis">Licencias específicas y contratos digitales</text:span><text:line-break/>Definir licencias que prohiban expresamente el scraping, reproducción, y uso para entrenamiento de IA, con cláusulas claras en contratos con terceros y usuarios.</text:p>
        </text:list-item>
        <text:list-item>
          <text:p text:style-name="P16"><text:span text:style-name="Strong_20_Emphasis">Avisos legales visibles y enlaces a términos de uso</text:span><text:line-break/>Incorporar textos en cada página que expliquen derechos y restricciones.</text:p>
        </text:list-item>
        <text:list-item>
          <text:p text:style-name="P16"><text:span text:style-name="Strong_20_Emphasis">Acuerdos con plataformas y proveedores de IA</text:span><text:line-break/>Negociar y firmar acuerdos para licenciar contenidos y controlar uso.</text:p>
        </text:list-item>
        <text:list-item>
          <text:p text:style-name="P16"><text:span text:style-name="Strong_20_Emphasis">Políticas internas de manejo y difusión de información</text:span><text:line-break/>En empresas y gobiernos, protocolos que definan qué contenido es público, privado o protegido.</text:p>
        </text:list-item>
      </text:list>
      <text:p text:style-name="Horizontal_20_Line"/>
      <text:h text:style-name="Heading_20_3" text:outline-level="3">2. <text:span text:style-name="Strong_20_Emphasis">Protección Técnica Avanzada</text:span></text:h>
      <text:list text:style-name="L14">
        <text:list-item>
          <text:p text:style-name="P17"><text:span text:style-name="Strong_20_Emphasis">Robots.txt y metaetiquetas avanzadas</text:span><text:line-break/>Bloquear bots y rastreadores no autorizados, usar metaetiquetas como <text:span text:style-name="Source_20_Text">noai</text:span>, <text:span text:style-name="Source_20_Text">noimageai</text:span>, <text:span text:style-name="Source_20_Text">nosnippet</text:span>.</text:p>
        </text:list-item>
        <text:list-item>
          <text:p text:style-name="P17"><text:span text:style-name="Strong_20_Emphasis">Control de acceso con autenticación y autorizaciones</text:span><text:line-break/>No publicar contenido sensible en abierto, restringir acceso solo a usuarios autorizados (con sistemas SSO, tokens).</text:p>
        </text:list-item>
        <text:list-item>
          <text:p text:style-name="P17"><text:span text:style-name="Strong_20_Emphasis">Fingerprinting y marcas digitales invisibles</text:span></text:p>
          <text:list>
            <text:list-item>
              <text:p text:style-name="P17">Insertar marcas digitales robustas en textos (marca de agua digital en texto, hash firmados).</text:p>
            </text:list-item>
            <text:list-item>
              <text:p text:style-name="P17">Insertar marcas de agua invisibles y esteganografía en imágenes y videos.</text:p>
            </text:list-item>
            <text:list-item>
              <text:p text:style-name="P17">Uso de tecnología blockchain para timestamp y registro inmutable de autoría.</text:p>
            </text:list-item>
          </text:list>
        </text:list-item>
        <text:list-item>
          <text:p text:style-name="P17"><text:soft-page-break/><text:span text:style-name="Strong_20_Emphasis">Monitorización activa y detección de scraping</text:span><text:line-break/>Sistemas que detectan patrones de acceso automatizado sospechoso y bloquean IPs o sesiones.</text:p>
        </text:list-item>
        <text:list-item>
          <text:p text:style-name="P17"><text:span text:style-name="Strong_20_Emphasis">Tecnologías anti-scraping y anti-bot</text:span><text:line-break/>CAPTCHAs, rate limiting, honeypots, técnicas de fingerprinting del cliente para identificar bots.</text:p>
        </text:list-item>
      </text:list>
      <text:p text:style-name="Horizontal_20_Line"/>
      <text:h text:style-name="Heading_20_3" text:outline-level="3">3. <text:span text:style-name="Strong_20_Emphasis">Tecnologías emergentes</text:span></text:h>
      <text:list text:style-name="L15">
        <text:list-item>
          <text:p text:style-name="P18"><text:span text:style-name="Strong_20_Emphasis">Blockchain para derechos de autor y timestamps</text:span><text:line-break/>Registrar contenidos en cadenas de bloques para demostrar autoría y fecha sin depender de terceros.</text:p>
        </text:list-item>
        <text:list-item>
          <text:p text:style-name="P18"><text:span text:style-name="Strong_20_Emphasis">Uso de Inteligencia Artificial para detectar uso indebido</text:span><text:line-break/>IA que monitorice la web y detecte textos o imágenes que puedan estar replicados ilegalmente.</text:p>
        </text:list-item>
        <text:list-item>
          <text:p text:style-name="P18"><text:span text:style-name="Strong_20_Emphasis">Herramientas de trazabilidad y watermarking digital</text:span><text:line-break/>En vídeos, audio, imágenes, y textos para rastrear usos no autorizados.</text:p>
        </text:list-item>
      </text:list>
      <text:p text:style-name="Horizontal_20_Line"/>
      <text:h text:style-name="Heading_20_3" text:outline-level="3">4. <text:span text:style-name="Strong_20_Emphasis">Capacitación y concientización</text:span></text:h>
      <text:list text:style-name="L16">
        <text:list-item>
          <text:p text:style-name="P19">Formación constante para equipos legales, TI, marketing y producción sobre protección digital y derechos.</text:p>
        </text:list-item>
        <text:list-item>
          <text:p text:style-name="P19">Crear una cultura organizacional que valore la propiedad intelectual y la protección activa.</text:p>
        </text:list-item>
      </text:list>
      <text:p text:style-name="Horizontal_20_Line"/>
      <text:h text:style-name="Heading_20_3" text:outline-level="3">5. <text:span text:style-name="Strong_20_Emphasis">Planes de respuesta y contingencia</text:span></text:h>
      <text:list text:style-name="L17">
        <text:list-item>
          <text:p text:style-name="P20">Procedimientos claros ante detección de uso no autorizado: avisos legales, solicitudes de retirada (DMCA o equivalente), demandas.</text:p>
        </text:list-item>
        <text:list-item>
          <text:p text:style-name="P20">Comunicación pública y con stakeholders sobre protección y respeto a la propiedad intelectual.</text:p>
        </text:list-item>
      </text:list>
      <text:p text:style-name="Horizontal_20_Line"/>
      <text:h text:style-name="Heading_20_2" text:outline-level="2">Herramientas y ejemplos prácticos para implementar ya:</text:h>
      <text:list text:style-name="L18">
        <text:list-item>
          <text:p text:style-name="P21"><text:span text:style-name="Strong_20_Emphasis">Marca de agua digital invisible para imágenes/videos</text:span> con software especializado (Digimarc, TrueMark).</text:p>
        </text:list-item>
        <text:list-item>
          <text:p text:style-name="P21"><text:span text:style-name="Strong_20_Emphasis">Plataformas de blockchain para registro de contenido:</text:span><text:line-break/>Ejemplos: Po.et, Contentos, Verisart.</text:p>
        </text:list-item>
        <text:list-item>
          <text:p text:style-name="P21"><text:span text:style-name="Strong_20_Emphasis">Sistemas anti-scraping:</text:span> Cloudflare Bot Management, PerimeterX, Akamai Bot Manager.</text:p>
        </text:list-item>
        <text:list-item>
          <text:p text:style-name="P21"><text:soft-page-break/><text:span text:style-name="Strong_20_Emphasis">Implementación de firma digital en textos:</text:span> Crear un hash criptográfico de cada contenido y almacenarlo firmado para comprobar autenticidad.</text:p>
        </text:list-item>
      </text:list>
      <text:p text:style-name="Horizontal_20_Line"/>
      <text:p text:style-name="Text_20_body">Si quieres, te puedo ayudarte a diseñar un plan concreto para tu organización o caso específico, incluyendo plantillas legales, ejemplos técnicos y estrategias de despliegue. ¿Qué tipo de entidad o contenido quieres proteger más a fondo?</text:p>
      <text:p text:style-name="Standard"/>
      <text:p text:style-name="Standard"/>
      <text:p text:style-name="Text_20_body">Claro, aquí tienes un <text:span text:style-name="Strong_20_Emphasis">plan integral y detallado</text:span> para proteger contenidos digitales, pensado para organismos, empresas, gobiernos o autores, siguiendo los 5 puntos clave que mencionamos:</text:p>
      <text:p text:style-name="Horizontal_20_Line"/>
      <text:h text:style-name="Heading_20_1" text:outline-level="1">Plan Completo de Protección Activa de Contenidos Digitales</text:h>
      <text:p text:style-name="Horizontal_20_Line"/>
      <text:h text:style-name="Heading_20_2" text:outline-level="2">1. Marco Legal y Contratos</text:h>
      <text:h text:style-name="Heading_20_3" text:outline-level="3">Objetivo</text:h>
      <text:p text:style-name="Text_20_body">Garantizar protección jurídica clara y efectiva para que terceros respeten la propiedad intelectual y el uso autorizado de contenidos.</text:p>
      <text:h text:style-name="Heading_20_3" text:outline-level="3">Acciones</text:h>
      <text:list text:style-name="L19">
        <text:list-item>
          <text:p text:style-name="P22"><text:span text:style-name="Strong_20_Emphasis">Diseñar licencias específicas</text:span> para contenidos digitales, que incluyan cláusulas expresas sobre:</text:p>
          <text:list>
            <text:list-item>
              <text:p text:style-name="P22">Prohibición de scraping, extracción automática y uso para entrenamiento IA.</text:p>
            </text:list-item>
            <text:list-item>
              <text:p text:style-name="P22">Restricciones de reproducción, redistribución y modificación.</text:p>
            </text:list-item>
            <text:list-item>
              <text:p text:style-name="P22">Sanciones legales ante incumplimiento.</text:p>
            </text:list-item>
          </text:list>
        </text:list-item>
        <text:list-item>
          <text:p text:style-name="P22"><text:span text:style-name="Strong_20_Emphasis">Actualizar términos y condiciones</text:span> del sitio con lenguaje claro y visible.</text:p>
        </text:list-item>
        <text:list-item>
          <text:p text:style-name="P22"><text:span text:style-name="Strong_20_Emphasis">Implementar acuerdos de confidencialidad (NDA)</text:span> para colaboradores internos y externos que tengan acceso a contenido sensible.</text:p>
        </text:list-item>
        <text:list-item>
          <text:p text:style-name="P22"><text:span text:style-name="Strong_20_Emphasis">Negociar contratos/licencias con proveedores de IA y plataformas digitales</text:span> para establecer límites de uso o licencias específicas.</text:p>
        </text:list-item>
        <text:list-item>
          <text:p text:style-name="P22"><text:span text:style-name="Strong_20_Emphasis">Registrar derechos de autor</text:span> en oficinas correspondientes para reforzar protección legal.</text:p>
        </text:list-item>
      </text:list>
      <text:p text:style-name="Horizontal_20_Line"/>
      <text:h text:style-name="Heading_20_2" text:outline-level="2"><text:soft-page-break/>2. Protección Técnica Avanzada</text:h>
      <text:h text:style-name="Heading_20_3" text:outline-level="3">Objetivo</text:h>
      <text:p text:style-name="Text_20_body">Prevenir el acceso no autorizado y dificultar el scraping o copia automatizada del contenido.</text:p>
      <text:h text:style-name="Heading_20_3" text:outline-level="3">Acciones</text:h>
      <text:list text:style-name="L20">
        <text:list-item>
          <text:p text:style-name="P23"><text:span text:style-name="Strong_20_Emphasis">Configurar archivo </text:span><text:span text:style-name="Strong_20_Emphasis"><text:span text:style-name="Source_20_Text">robots.txt</text:span></text:span><text:span text:style-name="Strong_20_Emphasis"> restrictivo</text:span> para bloquear bots y crawlers no autorizados.</text:p>
        </text:list-item>
        <text:list-item>
          <text:p text:style-name="P23"><text:span text:style-name="Strong_20_Emphasis">Usar metaetiquetas HTML</text:span> (<text:span text:style-name="Source_20_Text">noai</text:span>, <text:span text:style-name="Source_20_Text">noimageai</text:span>, <text:span text:style-name="Source_20_Text">nosnippet</text:span>) en todas las páginas para indicar restricciones a bots responsables.</text:p>
        </text:list-item>
        <text:list-item>
          <text:p text:style-name="P23"><text:span text:style-name="Strong_20_Emphasis">Implementar autenticación robusta</text:span> en áreas sensibles con sistemas SSO, OAuth o autenticación multifactor.</text:p>
        </text:list-item>
        <text:list-item>
          <text:p text:style-name="P23"><text:span text:style-name="Strong_20_Emphasis">Instalar sistemas anti-scraping y anti-bots</text:span> como Cloudflare Bot Management, Akamai o PerimeterX.</text:p>
        </text:list-item>
        <text:list-item>
          <text:p text:style-name="P23"><text:span text:style-name="Strong_20_Emphasis">Aplicar rate limiting, CAPTCHAs y honeypots</text:span> para detectar y bloquear accesos automatizados.</text:p>
        </text:list-item>
        <text:list-item>
          <text:p text:style-name="P23"><text:span text:style-name="Strong_20_Emphasis">Insertar marcas digitales invisibles</text:span>:</text:p>
          <text:list>
            <text:list-item>
              <text:p text:style-name="P23">En textos: hashes y firmas digitales.</text:p>
            </text:list-item>
            <text:list-item>
              <text:p text:style-name="P23">En imágenes y vídeos: marcas de agua invisibles, esteganografía.</text:p>
            </text:list-item>
          </text:list>
        </text:list-item>
        <text:list-item>
          <text:p text:style-name="P23"><text:span text:style-name="Strong_20_Emphasis">Utilizar blockchain para timestamp y registro</text:span> inmutable de cada contenido creado o actualizado.</text:p>
        </text:list-item>
        <text:list-item>
          <text:p text:style-name="P23"><text:span text:style-name="Strong_20_Emphasis">Monitorizar accesos y patrones de uso</text:span> para detectar scraping en tiempo real y reaccionar.</text:p>
        </text:list-item>
      </text:list>
      <text:p text:style-name="Horizontal_20_Line"/>
      <text:h text:style-name="Heading_20_2" text:outline-level="2">3. Tecnologías Emergentes</text:h>
      <text:h text:style-name="Heading_20_3" text:outline-level="3">Objetivo</text:h>
      <text:p text:style-name="Text_20_body">Aprovechar tecnologías modernas para reforzar la protección y la trazabilidad de contenidos.</text:p>
      <text:h text:style-name="Heading_20_3" text:outline-level="3">Acciones</text:h>
      <text:list text:style-name="L21">
        <text:list-item>
          <text:p text:style-name="P24"><text:span text:style-name="Strong_20_Emphasis">Registrar contenidos en blockchain</text:span> para demostrar autoría y fecha de creación (ej. Po.et, Verisart).</text:p>
        </text:list-item>
        <text:list-item>
          <text:p text:style-name="P24"><text:span text:style-name="Strong_20_Emphasis">Implementar sistemas de trazabilidad digital</text:span> para detectar copias ilegales en la web.</text:p>
        </text:list-item>
        <text:list-item>
          <text:p text:style-name="P24"><text:span text:style-name="Strong_20_Emphasis">Desarrollar o contratar IA</text:span> para monitorear redes, foros y repositorios donde se pueda estar usando el contenido sin permiso.</text:p>
        </text:list-item>
        <text:list-item>
          <text:p text:style-name="P24"><text:span text:style-name="Strong_20_Emphasis">Incorporar marcas de agua digitales robustas</text:span> (visibles e invisibles) con herramientas profesionales como Digimarc.</text:p>
        </text:list-item>
      </text:list>
      <text:p text:style-name="Horizontal_20_Line"/>
      <text:h text:style-name="Heading_20_2" text:outline-level="2"><text:soft-page-break/>4. Capacitación y Concientización</text:h>
      <text:h text:style-name="Heading_20_3" text:outline-level="3">Objetivo</text:h>
      <text:p text:style-name="Text_20_body">Formar al equipo humano para que entienda la importancia de la protección y cómo aplicarla.</text:p>
      <text:h text:style-name="Heading_20_3" text:outline-level="3">Acciones</text:h>
      <text:list text:style-name="L22">
        <text:list-item>
          <text:p text:style-name="P25"><text:span text:style-name="Strong_20_Emphasis">Organizar talleres y cursos periódicos</text:span> para personal jurídico, TI, marketing y producción.</text:p>
        </text:list-item>
        <text:list-item>
          <text:p text:style-name="P25"><text:span text:style-name="Strong_20_Emphasis">Crear guías y manuales internos</text:span> sobre manejo y protección de información.</text:p>
        </text:list-item>
        <text:list-item>
          <text:p text:style-name="P25"><text:span text:style-name="Strong_20_Emphasis">Fomentar cultura organizacional</text:span> que valore y respete la propiedad intelectual y la seguridad digital.</text:p>
        </text:list-item>
        <text:list-item>
          <text:p text:style-name="P25"><text:span text:style-name="Strong_20_Emphasis">Simulacros y auditorías internas</text:span> para verificar cumplimiento y detectar brechas.</text:p>
        </text:list-item>
      </text:list>
      <text:p text:style-name="Horizontal_20_Line"/>
      <text:h text:style-name="Heading_20_2" text:outline-level="2">5. Plan de Respuesta y Contingencia</text:h>
      <text:h text:style-name="Heading_20_3" text:outline-level="3">Objetivo</text:h>
      <text:p text:style-name="Text_20_body">Establecer protocolos claros para actuar rápido ante incidentes de uso no autorizado.</text:p>
      <text:h text:style-name="Heading_20_3" text:outline-level="3">Acciones</text:h>
      <text:list text:style-name="L23">
        <text:list-item>
          <text:p text:style-name="P26"><text:span text:style-name="Strong_20_Emphasis">Definir procedimiento para detección y verificación</text:span> de uso indebido (alertas, reportes, monitoreo).</text:p>
        </text:list-item>
        <text:list-item>
          <text:p text:style-name="P26"><text:span text:style-name="Strong_20_Emphasis">Preparar modelos de notificación legal (cease and desist, DMCA)</text:span> para solicitar retirada de contenido ilegal.</text:p>
        </text:list-item>
        <text:list-item>
          <text:p text:style-name="P26"><text:span text:style-name="Strong_20_Emphasis">Implementar un equipo o responsable de gestión de incidencias</text:span> que coordine acciones legales y técnicas.</text:p>
        </text:list-item>
        <text:list-item>
          <text:p text:style-name="P26"><text:span text:style-name="Strong_20_Emphasis">Planificar comunicación pública</text:span> para controlar reputación y explicar medidas de protección.</text:p>
        </text:list-item>
        <text:list-item>
          <text:p text:style-name="P26"><text:span text:style-name="Strong_20_Emphasis">Mantener registro y evidencia documental</text:span> de cada incidente para facilitar acciones legales.</text:p>
        </text:list-item>
      </text:list>
      <text:p text:style-name="Horizontal_20_Line"/>
      <text:h text:style-name="Heading_20_1" text:outline-level="1">Resumen visual y cronograma básico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header-rows>
          <table:table-row>
            <table:table-cell table:style-name="Tabla1.A1" office:value-type="string">
              <text:p text:style-name="Table_20_Heading">Fase</text:p>
            </table:table-cell>
            <table:table-cell table:style-name="Tabla1.A1" office:value-type="string">
              <text:p text:style-name="Table_20_Heading">Acción principal</text:p>
            </table:table-cell>
            <table:table-cell table:style-name="Tabla1.A1" office:value-type="string">
              <text:p text:style-name="Table_20_Heading">Tiempo estimado</text:p>
            </table:table-cell>
            <table:table-cell table:style-name="Tabla1.A1" office:value-type="string">
              <text:p text:style-name="Table_20_Heading">Responsable</text:p>
            </table:table-cell>
            <table:table-cell table:style-name="Tabla1.A1" office:value-type="string">
              <text:p text:style-name="Table_20_Heading">Resultado esperado</text:p>
            </table:table-cell>
          </table:table-row>
        </table:table-header-rows>
        <table:table-row>
          <table:table-cell table:style-name="Tabla1.A1" office:value-type="string">
            <text:p text:style-name="Table_20_Contents">1</text:p>
          </table:table-cell>
          <table:table-cell table:style-name="Tabla1.A1" office:value-type="string">
            <text:p text:style-name="Table_20_Contents">Redacción y actualización legal</text:p>
          </table:table-cell>
          <table:table-cell table:style-name="Tabla1.A1" office:value-type="string">
            <text:p text:style-name="Table_20_Contents">1-2 meses</text:p>
          </table:table-cell>
          <table:table-cell table:style-name="Tabla1.A1" office:value-type="string">
            <text:p text:style-name="Table_20_Contents">Jurídico</text:p>
          </table:table-cell>
          <table:table-cell table:style-name="Tabla1.A1" office:value-type="string">
            <text:p text:style-name="Table_20_Contents">Licencias y términos claros</text:p>
          </table:table-cell>
        </table:table-row>
        <table:table-row>
          <table:table-cell table:style-name="Tabla1.A1" office:value-type="string">
            <text:p text:style-name="Table_20_Contents">2</text:p>
          </table:table-cell>
          <table:table-cell table:style-name="Tabla1.A1" office:value-type="string">
            <text:p text:style-name="Table_20_Contents">Configuración técnica y seguridad</text:p>
          </table:table-cell>
          <table:table-cell table:style-name="Tabla1.A1" office:value-type="string">
            <text:p text:style-name="Table_20_Contents">2-3 meses</text:p>
          </table:table-cell>
          <table:table-cell table:style-name="Tabla1.A1" office:value-type="string">
            <text:p text:style-name="Table_20_Contents">TI/Seguridad</text:p>
          </table:table-cell>
          <table:table-cell table:style-name="Tabla1.A1" office:value-type="string">
            <text:p text:style-name="Table_20_Contents">Bloqueo efectivo de scraping</text:p>
          </table:table-cell>
        </table:table-row>
        <table:table-row>
          <table:table-cell table:style-name="Tabla1.A1" office:value-type="string">
            <text:p text:style-name="Table_20_Contents">3</text:p>
          </table:table-cell>
          <table:table-cell table:style-name="Tabla1.A1" office:value-type="string">
            <text:p text:style-name="Table_20_Contents">Implementación blockchain + <text:soft-page-break/>IA monitoreo</text:p>
          </table:table-cell>
          <table:table-cell table:style-name="Tabla1.A1" office:value-type="string">
            <text:p text:style-name="Table_20_Contents">3-4 meses</text:p>
          </table:table-cell>
          <table:table-cell table:style-name="Tabla1.A1" office:value-type="string">
            <text:p text:style-name="Table_20_Contents">TI Innovación</text:p>
          </table:table-cell>
          <table:table-cell table:style-name="Tabla1.A1" office:value-type="string">
            <text:p text:style-name="Table_20_Contents">Trazabilidad y detección <text:soft-page-break/>avanzada</text:p>
          </table:table-cell>
        </table:table-row>
        <table:table-row>
          <table:table-cell table:style-name="Tabla1.A1" office:value-type="string">
            <text:p text:style-name="Table_20_Contents">4</text:p>
          </table:table-cell>
          <table:table-cell table:style-name="Tabla1.A1" office:value-type="string">
            <text:p text:style-name="Table_20_Contents">Capacitación y cultura</text:p>
          </table:table-cell>
          <table:table-cell table:style-name="Tabla1.A1" office:value-type="string">
            <text:p text:style-name="Table_20_Contents">Permanente</text:p>
          </table:table-cell>
          <table:table-cell table:style-name="Tabla1.A1" office:value-type="string">
            <text:p text:style-name="Table_20_Contents">RRHH y Legal</text:p>
          </table:table-cell>
          <table:table-cell table:style-name="Tabla1.A1" office:value-type="string">
            <text:p text:style-name="Table_20_Contents">Equipo preparado y alerta</text:p>
          </table:table-cell>
        </table:table-row>
        <table:table-row>
          <table:table-cell table:style-name="Tabla1.A1" office:value-type="string">
            <text:p text:style-name="Table_20_Contents">5</text:p>
          </table:table-cell>
          <table:table-cell table:style-name="Tabla1.A1" office:value-type="string">
            <text:p text:style-name="Table_20_Contents">Definición plan respuesta</text:p>
          </table:table-cell>
          <table:table-cell table:style-name="Tabla1.A1" office:value-type="string">
            <text:p text:style-name="Table_20_Contents">1 mes</text:p>
          </table:table-cell>
          <table:table-cell table:style-name="Tabla1.A1" office:value-type="string">
            <text:p text:style-name="Table_20_Contents">Legal y Seguridad</text:p>
          </table:table-cell>
          <table:table-cell table:style-name="Tabla1.A1" office:value-type="string">
            <text:p text:style-name="Table_20_Contents">Respuesta rápida y documentada</text:p>
          </table:table-cell>
        </table:table-row>
      </table:table>
      <text:p text:style-name="Horizontal_20_Line"/>
      <text:p text:style-name="Text_20_body">Si quieres, puedo ayudarte a preparar plantillas legales, scripts técnicos, recomendaciones de herramientas específicas, o materiales de capacitación. También podemos crear un dossier adaptado para el sector concreto que te interese (público, privado, editorial, etc.).</text:p>
      <text:p text:style-name="Text_20_body">¿Quieres que empecemos por alguna de estas áreas en particular?</text:p>
      <text:p text:style-name="Text_20_body">Perfecto, vamos a profundizar en el <text:span text:style-name="Strong_20_Emphasis">punto 5.1: Detección y Verificación de Uso No Autorizado de Contenidos</text:span>.</text:p>
      <text:p text:style-name="Horizontal_20_Line"/>
      <text:h text:style-name="Heading_20_1" text:outline-level="1">5.1 Detección y Verificación de Uso No Autorizado</text:h>
      <text:h text:style-name="Heading_20_2" text:outline-level="2">Objetivo</text:h>
      <text:p text:style-name="Text_20_body">Detectar de forma temprana cuando contenidos protegidos (textos, imágenes, vídeos, documentos) son usados sin autorización y confirmar la infracción para poder actuar rápidamente.</text:p>
      <text:p text:style-name="Horizontal_20_Line"/>
      <text:h text:style-name="Heading_20_2" text:outline-level="2">Componentes clave</text:h>
      <text:h text:style-name="Heading_20_3" text:outline-level="3">A. <text:span text:style-name="Strong_20_Emphasis">Monitorización automatizada</text:span></text:h>
      <text:list text:style-name="L24">
        <text:list-item>
          <text:p text:style-name="P27"><text:span text:style-name="Strong_20_Emphasis">Herramientas de búsqueda inversa de imágenes</text:span><text:line-break/>Usa servicios como Google Reverse Image Search, TinEye, o APIs específicas para detectar dónde se han replicado imágenes protegidas.</text:p>
        </text:list-item>
        <text:list-item>
          <text:p text:style-name="P27"><text:span text:style-name="Strong_20_Emphasis">Sistemas de detección textual por plagio</text:span><text:line-break/>Utiliza software de detección de plagio (Turnitin, Copyscape, Grammarly Business) para rastrear textos idénticos o muy similares.</text:p>
        </text:list-item>
        <text:list-item>
          <text:p text:style-name="P27"><text:span text:style-name="Strong_20_Emphasis">Bots de rastreo personalizados</text:span><text:line-break/>Implementa crawlers internos que periódicamente revisen sitios web, foros, marketplaces, redes sociales y repositorios donde se sospeche uso indebido.</text:p>
        </text:list-item>
        <text:list-item>
          <text:p text:style-name="P27"><text:span text:style-name="Strong_20_Emphasis">Alertas en redes sociales y foros</text:span><text:line-break/>Usa herramientas de social listening (Brand24, Mention) para capturar menciones de marcas, nombres o frases específicas.</text:p>
        </text:list-item>
        <text:list-item>
          <text:p text:style-name="P27"><text:soft-page-break/><text:span text:style-name="Strong_20_Emphasis">Monitoreo de contenido para IA</text:span><text:line-break/>Algunas soluciones emergentes permiten detectar si un contenido ha sido usado para entrenar modelos (p. ej., marcas digitales específicas que el modelo pueda identificar).</text:p>
        </text:list-item>
      </text:list>
      <text:p text:style-name="Horizontal_20_Line"/>
      <text:h text:style-name="Heading_20_3" text:outline-level="3">B. <text:span text:style-name="Strong_20_Emphasis">Recolección y almacenamiento de evidencias</text:span></text:h>
      <text:list text:style-name="L25">
        <text:list-item>
          <text:p text:style-name="P28">Captura y guarda <text:span text:style-name="Strong_20_Emphasis">pantallazos, URLs, metadatos, fecha y hora</text:span> de cada detección.</text:p>
        </text:list-item>
        <text:list-item>
          <text:p text:style-name="P28">Guarda copias del contenido encontrado (texto, imagen, video) para análisis y posible uso legal.</text:p>
        </text:list-item>
        <text:list-item>
          <text:p text:style-name="P28">Almacena logs detallados con IPs y otras informaciones técnicas si es posible.</text:p>
        </text:list-item>
      </text:list>
      <text:p text:style-name="Horizontal_20_Line"/>
      <text:h text:style-name="Heading_20_3" text:outline-level="3">C. <text:span text:style-name="Strong_20_Emphasis">Verificación manual y técnica</text:span></text:h>
      <text:list text:style-name="L26">
        <text:list-item>
          <text:p text:style-name="P29">Evalúa si el contenido detectado es realmente una infracción (no un uso permitido, cita correcta o fair use).</text:p>
        </text:list-item>
        <text:list-item>
          <text:p text:style-name="P29">Revisa si las marcas de agua, hashes o metadata coinciden con el contenido original.</text:p>
        </text:list-item>
        <text:list-item>
          <text:p text:style-name="P29">En caso de duda, se puede recurrir a expertos forenses digitales para análisis avanzados.</text:p>
        </text:list-item>
      </text:list>
      <text:p text:style-name="Horizontal_20_Line"/>
      <text:h text:style-name="Heading_20_3" text:outline-level="3">D. <text:span text:style-name="Strong_20_Emphasis">Alertas y reporting</text:span></text:h>
      <text:list text:style-name="L27">
        <text:list-item>
          <text:p text:style-name="P30">Configura alertas automáticas por email o sistemas internos para informar al equipo legal y de seguridad.</text:p>
        </text:list-item>
        <text:list-item>
          <text:p text:style-name="P30">Genera reportes periódicos con resumen de incidentes detectados, estado de seguimiento y acciones tomadas.</text:p>
        </text:list-item>
      </text:list>
      <text:p text:style-name="Horizontal_20_Line"/>
      <text:h text:style-name="Heading_20_2" text:outline-level="2">Implementación práctica</text:h>
      <text:h text:style-name="Heading_20_3" text:outline-level="3">Paso 1: Selección e integración de herramientas</text:h>
      <text:list text:style-name="L28">
        <text:list-item>
          <text:p text:style-name="P31">Elige herramientas para detección automática (plagio, imágenes, social listening).</text:p>
        </text:list-item>
        <text:list-item>
          <text:p text:style-name="P31">Desarrolla o contrata crawlers personalizados para sitios clave.</text:p>
        </text:list-item>
        <text:list-item>
          <text:p text:style-name="P31">Integra APIs en tu dashboard de gestión.</text:p>
        </text:list-item>
      </text:list>
      <text:h text:style-name="Heading_20_3" text:outline-level="3">Paso 2: Procedimiento de revisión</text:h>
      <text:list text:style-name="L29">
        <text:list-item>
          <text:p text:style-name="P32">Define un protocolo interno para que el equipo legal o de cumplimiento revise los hallazgos.</text:p>
        </text:list-item>
        <text:list-item>
          <text:p text:style-name="P32">Clasifica riesgos (urgente, medio, bajo).</text:p>
        </text:list-item>
        <text:list-item>
          <text:p text:style-name="P32">Decide acciones (contacto, notificación legal, bloqueo técnico).</text:p>
        </text:list-item>
      </text:list>
      <text:h text:style-name="Heading_20_3" text:outline-level="3"><text:soft-page-break/>Paso 3: Capacitación y recursos</text:h>
      <text:list text:style-name="L30">
        <text:list-item>
          <text:p text:style-name="P33">Capacita al equipo para interpretar resultados.</text:p>
        </text:list-item>
        <text:list-item>
          <text:p text:style-name="P33">Define responsables claros de seguimiento.</text:p>
        </text:list-item>
      </text:list>
      <text:p text:style-name="Horizontal_20_Line"/>
      <text:p text:style-name="Text_20_body">Si quieres, puedo ayudarte a diseñar un checklist, guías de uso de herramientas o hasta un flujo automatizado básico para detección y notificación. ¿Quieres que te prepare alguno?</text:p>
      <text:p text:style-name="Text_20_body">Perfecto, enfoquémonos en el <text:span text:style-name="Strong_20_Emphasis">punto A.5: Monitoreo de contenido para IA</text:span>, que es una área avanzada y emergente para detectar si tus contenidos han sido usados para entrenar modelos de inteligencia artificial sin autorización.</text:p>
      <text:p text:style-name="Horizontal_20_Line"/>
      <text:h text:style-name="Heading_20_1" text:outline-level="1">A.5 Monitoreo de Uso de Contenidos para Entrenamiento de IA</text:h>
      <text:p text:style-name="Horizontal_20_Line"/>
      <text:h text:style-name="Heading_20_2" text:outline-level="2">Objetivo</text:h>
      <text:p text:style-name="Text_20_body">Detectar si fragmentos de texto, imágenes o cualquier otro contenido protegido han sido incorporados en bases de datos usadas para entrenar modelos de IA, para proteger propiedad intelectual y derechos digitales.</text:p>
      <text:p text:style-name="Horizontal_20_Line"/>
      <text:h text:style-name="Heading_20_2" text:outline-level="2">Desafíos principales</text:h>
      <text:list text:style-name="L31">
        <text:list-item>
          <text:p text:style-name="P34">Los modelos de IA suelen entrenarse con grandes volúmenes de datos de fuentes múltiples, no siempre públicas o transparentes.</text:p>
        </text:list-item>
        <text:list-item>
          <text:p text:style-name="P34">El contenido queda “diluido” dentro del modelo, lo que dificulta identificar su origen directo.</text:p>
        </text:list-item>
        <text:list-item>
          <text:p text:style-name="P34">No existe aún una norma global ni una tecnología estándar ampliamente aceptada para detectar uso de contenido en entrenamiento IA.</text:p>
        </text:list-item>
      </text:list>
      <text:p text:style-name="Horizontal_20_Line"/>
      <text:h text:style-name="Heading_20_2" text:outline-level="2">Estrategias y tecnologías para monitorear contenido en IA</text:h>
      <text:h text:style-name="Heading_20_3" text:outline-level="3">1. <text:span text:style-name="Strong_20_Emphasis">Marcas digitales específicas para IA</text:span></text:h>
      <text:list text:style-name="L32">
        <text:list-item>
          <text:p text:style-name="P35"><text:span text:style-name="Strong_20_Emphasis">Marcas digitales imperceptibles o hashes criptográficos</text:span> incrustados en textos e imágenes.</text:p>
        </text:list-item>
        <text:list-item>
          <text:p text:style-name="P35">Algunos desarrolladores están creando <text:span text:style-name="Strong_20_Emphasis">“marcas de agua digitales” para texto generativo</text:span>, que actúan como señales detectables dentro del output de modelos.</text:p>
        </text:list-item>
        <text:list-item>
          <text:p text:style-name="P35"><text:soft-page-break/>Estas marcas permiten detectar cuando un fragmento protegido aparece en resultados o bases de datos de IA.</text:p>
        </text:list-item>
      </text:list>
      <text:h text:style-name="Heading_20_3" text:outline-level="3">2. <text:span text:style-name="Strong_20_Emphasis">Colaboración con proveedores de IA</text:span></text:h>
      <text:list text:style-name="L33">
        <text:list-item>
          <text:p text:style-name="P36">Negociar contratos que requieran transparencia sobre datasets usados.</text:p>
        </text:list-item>
        <text:list-item>
          <text:p text:style-name="P36">Solicitar auditorías o certificaciones para garantizar que no se usen contenidos protegidos sin licencia.</text:p>
        </text:list-item>
      </text:list>
      <text:h text:style-name="Heading_20_3" text:outline-level="3">3. <text:span text:style-name="Strong_20_Emphasis">Herramientas de detección post-entrenamiento</text:span></text:h>
      <text:list text:style-name="L34">
        <text:list-item>
          <text:p text:style-name="P37">Algoritmos especializados que analizan outputs de modelos para detectar patrones o contenido que coincide con textos protegidos.</text:p>
        </text:list-item>
        <text:list-item>
          <text:p text:style-name="P37">Proyectos de investigación en marcha (como “watermarking” en IA generativa) para identificar contenido original en generación de texto o imágenes.</text:p>
        </text:list-item>
      </text:list>
      <text:h text:style-name="Heading_20_3" text:outline-level="3">4. <text:span text:style-name="Strong_20_Emphasis">Análisis forense y modelado inverso</text:span></text:h>
      <text:list text:style-name="L35">
        <text:list-item>
          <text:p text:style-name="P38">Técnicas avanzadas que tratan de “extraer” muestras del dataset entrenado para compararlas con el contenido original.</text:p>
        </text:list-item>
        <text:list-item>
          <text:p text:style-name="P38">Uso de métodos estadísticos para identificar memorias específicas del modelo.</text:p>
        </text:list-item>
      </text:list>
      <text:h text:style-name="Heading_20_3" text:outline-level="3">5. <text:span text:style-name="Strong_20_Emphasis">Monitorización de plataformas y comunidades</text:span></text:h>
      <text:list text:style-name="L36">
        <text:list-item>
          <text:p text:style-name="P39">Vigilar foros, repositorios y mercados de datasets donde se puedan estar distribuyendo contenidos protegidos sin permiso.</text:p>
        </text:list-item>
        <text:list-item>
          <text:p text:style-name="P39">Uso de IA para escanear y detectar fugas o filtraciones de datos.</text:p>
        </text:list-item>
      </text:list>
      <text:p text:style-name="Horizontal_20_Line"/>
      <text:h text:style-name="Heading_20_2" text:outline-level="2">Recomendaciones prácticas para empezar</text:h>
      <text:list text:style-name="L37">
        <text:list-item>
          <text:p text:style-name="P40">Empieza a incorporar <text:span text:style-name="Strong_20_Emphasis">marcas digitales robustas</text:span> en todo tu contenido digital (texto, imágenes, vídeo).</text:p>
        </text:list-item>
        <text:list-item>
          <text:p text:style-name="P40">Mantén un inventario con hashes y metadatos para comparar con cualquier contenido sospechoso.</text:p>
        </text:list-item>
        <text:list-item>
          <text:p text:style-name="P40">Evalúa proveedores de servicios que estén desarrollando tecnología de detección para IA.</text:p>
        </text:list-item>
        <text:list-item>
          <text:p text:style-name="P40">Participa en iniciativas legales y de estándares para proteger derechos frente a IA.</text:p>
        </text:list-item>
        <text:list-item>
          <text:p text:style-name="P40">Diseña alertas para revisar outputs de modelos públicos que puedan usar tus contenidos.</text:p>
        </text:list-item>
      </text:list>
      <text:p text:style-name="Horizontal_20_Line"/>
      <text:p text:style-name="Text_20_body">¿Quieres que te prepare un resumen con herramientas actuales, ejemplos de marcas digitales para texto e imagen o protocolos para negociar con proveedores de IA?</text:p>
      <text:p text:style-name="Text_20_body">Claro, te desarrollo con detalle <text:span text:style-name="Strong_20_Emphasis">las recomendaciones prácticas técnicas</text:span> para implementar un sistema sólido de monitoreo y protección contra el uso no autorizado de contenidos en entrenamiento de IA.</text:p>
      <text:p text:style-name="Horizontal_20_Line"><text:soft-page-break/></text:p>
      <text:h text:style-name="Heading_20_1" text:outline-level="1">Desarrollo Técnico de Recomendaciones Prácticas para Monitoreo de Contenidos en IA</text:h>
      <text:p text:style-name="Horizontal_20_Line"/>
      <text:h text:style-name="Heading_20_2" text:outline-level="2">1. Incorporación de marcas digitales robustas en contenidos digitales</text:h>
      <text:h text:style-name="Heading_20_3" text:outline-level="3">Para texto</text:h>
      <text:list text:style-name="L38">
        <text:list-item>
          <text:p text:style-name="P41"><text:span text:style-name="Strong_20_Emphasis">Generación de hashes criptográficos únicos</text:span></text:p>
          <text:list>
            <text:list-item>
              <text:p text:style-name="P41">Al crear un texto o documento, se genera un hash (SHA-256 o similar) del contenido completo o de fragmentos críticos.</text:p>
            </text:list-item>
            <text:list-item>
              <text:p text:style-name="P41">Este hash se almacena en una base de datos segura con metadata: autor, fecha, versión.</text:p>
            </text:list-item>
          </text:list>
        </text:list-item>
        <text:list-item>
          <text:p text:style-name="P41"><text:span text:style-name="Strong_20_Emphasis">Inserción de marcas invisibles en texto</text:span></text:p>
          <text:list>
            <text:list-item>
              <text:p text:style-name="P41">Técnicas de esteganografía textual (cambios sutiles en sinónimos, puntuación, espacios invisibles Unicode, o patrones específicos) para “firmar” fragmentos.</text:p>
            </text:list-item>
            <text:list-item>
              <text:p text:style-name="P41">Ejemplo: usar caracteres Unicode cero ancho (Zero Width Space) para insertar un patrón único que no afecta lectura pero es detectable con software específico.</text:p>
            </text:list-item>
          </text:list>
        </text:list-item>
        <text:list-item>
          <text:p text:style-name="P41"><text:span text:style-name="Strong_20_Emphasis">Uso de tecnologías de fingerprinting textual</text:span></text:p>
          <text:list>
            <text:list-item>
              <text:p text:style-name="P41">Algoritmos que detectan patrones estilísticos propios del autor o sistema, para identificar contenido replicado o generado sin permiso.</text:p>
            </text:list-item>
          </text:list>
        </text:list-item>
      </text:list>
      <text:h text:style-name="Heading_20_3" text:outline-level="3">Para imágenes y videos</text:h>
      <text:list text:style-name="L39">
        <text:list-item>
          <text:p text:style-name="P42"><text:span text:style-name="Strong_20_Emphasis">Marcas de agua digitales invisibles</text:span></text:p>
          <text:list>
            <text:list-item>
              <text:p text:style-name="P42">Integrar marcas de agua digitales mediante técnicas de esteganografía en píxeles o frecuencias de imagen que no afectan calidad visual.</text:p>
            </text:list-item>
            <text:list-item>
              <text:p text:style-name="P42">Herramientas: Digimarc, TrueMark, o desarrollo propio basado en DCT (Discrete Cosine Transform) o DWT (Discrete Wavelet Transform).</text:p>
            </text:list-item>
          </text:list>
        </text:list-item>
        <text:list-item>
          <text:p text:style-name="P42"><text:span text:style-name="Strong_20_Emphasis">Hash robusto perceptual</text:span></text:p>
          <text:list>
            <text:list-item>
              <text:p text:style-name="P42">Generar perceptual hashes (pHash) que permiten identificar imágenes similares incluso con modificaciones o compresiones.</text:p>
            </text:list-item>
          </text:list>
        </text:list-item>
        <text:list-item>
          <text:p text:style-name="P42"><text:span text:style-name="Strong_20_Emphasis">Metadatos embebidos</text:span></text:p>
          <text:list>
            <text:list-item>
              <text:p text:style-name="P42">Insertar metadata en formatos EXIF, XMP o IPTC con información de propiedad y marcas digitales.</text:p>
            </text:list-item>
          </text:list>
        </text:list-item>
      </text:list>
      <text:p text:style-name="Horizontal_20_Line"/>
      <text:h text:style-name="Heading_20_2" text:outline-level="2"><text:soft-page-break/>2. Mantener inventario con hashes y metadatos</text:h>
      <text:list text:style-name="L40">
        <text:list-item>
          <text:p text:style-name="P43"><text:span text:style-name="Strong_20_Emphasis">Base de datos segura y escalable</text:span></text:p>
          <text:list>
            <text:list-item>
              <text:p text:style-name="P43">Utilizar bases de datos criptográficamente seguras (ej. blockchain privadas, bases SQL con cifrado, o bases de datos de firmas digitales).</text:p>
            </text:list-item>
          </text:list>
        </text:list-item>
        <text:list-item>
          <text:p text:style-name="P43"><text:span text:style-name="Strong_20_Emphasis">Estructura de datos para búsqueda rápida</text:span></text:p>
          <text:list>
            <text:list-item>
              <text:p text:style-name="P43">Índices invertidos para buscar fragmentos de texto o imágenes mediante hashes.</text:p>
            </text:list-item>
            <text:list-item>
              <text:p text:style-name="P43">APIs internas para consulta y comparación rápida.</text:p>
            </text:list-item>
          </text:list>
        </text:list-item>
        <text:list-item>
          <text:p text:style-name="P43"><text:span text:style-name="Strong_20_Emphasis">Versionado y control de cambios</text:span></text:p>
          <text:list>
            <text:list-item>
              <text:p text:style-name="P43">Cada actualización de contenido genera nuevo hash, almacenando histórico completo.</text:p>
            </text:list-item>
          </text:list>
        </text:list-item>
      </text:list>
      <text:p text:style-name="Horizontal_20_Line"/>
      <text:h text:style-name="Heading_20_2" text:outline-level="2">3. Evaluar y seleccionar proveedores de tecnología de detección IA</text:h>
      <text:list text:style-name="L41">
        <text:list-item>
          <text:p text:style-name="P44"><text:span text:style-name="Strong_20_Emphasis">Criterios técnicos</text:span></text:p>
          <text:list>
            <text:list-item>
              <text:p text:style-name="P44">Precisión de detección (falsos positivos/negativos).</text:p>
            </text:list-item>
            <text:list-item>
              <text:p text:style-name="P44">Soporte para tipos de contenido (texto, imagen, vídeo).</text:p>
            </text:list-item>
            <text:list-item>
              <text:p text:style-name="P44">Facilidad de integración (APIs REST, SDKs).</text:p>
            </text:list-item>
            <text:list-item>
              <text:p text:style-name="P44">Cumplimiento legal y de privacidad.</text:p>
            </text:list-item>
          </text:list>
        </text:list-item>
        <text:list-item>
          <text:p text:style-name="P44"><text:span text:style-name="Strong_20_Emphasis">Proceso de evaluación</text:span></text:p>
          <text:list>
            <text:list-item>
              <text:p text:style-name="P44">Pruebas piloto con contenido propio.</text:p>
            </text:list-item>
            <text:list-item>
              <text:p text:style-name="P44">Revisión de documentación técnica y casos de uso.</text:p>
            </text:list-item>
            <text:list-item>
              <text:p text:style-name="P44">Seguridad y confidencialidad.</text:p>
            </text:list-item>
          </text:list>
        </text:list-item>
      </text:list>
      <text:p text:style-name="Horizontal_20_Line"/>
      <text:h text:style-name="Heading_20_2" text:outline-level="2">4. Participar en iniciativas legales y estándares</text:h>
      <text:list text:style-name="L42">
        <text:list-item>
          <text:p text:style-name="P45"><text:span text:style-name="Strong_20_Emphasis">Uso de estándares abiertos</text:span></text:p>
          <text:list>
            <text:list-item>
              <text:p text:style-name="P45">Ejemplo: XMP para metadatos, estándares W3C para datos estructurados.</text:p>
            </text:list-item>
          </text:list>
        </text:list-item>
        <text:list-item>
          <text:p text:style-name="P45"><text:span text:style-name="Strong_20_Emphasis">Colaborar con grupos de trabajo</text:span></text:p>
          <text:list>
            <text:list-item>
              <text:p text:style-name="P45">ONGs, consorcios, y foros de propiedad intelectual e IA (WIPO, IEEE).</text:p>
            </text:list-item>
          </text:list>
        </text:list-item>
        <text:list-item>
          <text:p text:style-name="P45"><text:span text:style-name="Strong_20_Emphasis">Registro en plataformas de derechos digitales</text:span></text:p>
          <text:list>
            <text:list-item>
              <text:p text:style-name="P45">Uso de servicios blockchain públicos o privados para registro y timestamp.</text:p>
            </text:list-item>
          </text:list>
        </text:list-item>
      </text:list>
      <text:p text:style-name="Horizontal_20_Line"/>
      <text:h text:style-name="Heading_20_2" text:outline-level="2"><text:soft-page-break/>5. Diseño de alertas y monitoreo de outputs públicos de IA</text:h>
      <text:list text:style-name="L43">
        <text:list-item>
          <text:p text:style-name="P46"><text:span text:style-name="Strong_20_Emphasis">Implementación técnica</text:span></text:p>
          <text:list>
            <text:list-item>
              <text:p text:style-name="P46">Crear scripts o bots que periódicamente consulten APIs públicas de modelos de IA generativa (ej. ChatGPT, DALL·E, Stable Diffusion).</text:p>
            </text:list-item>
            <text:list-item>
              <text:p text:style-name="P46">Análisis semántico y comparación con bases de datos de hashes para detectar posibles coincidencias.</text:p>
            </text:list-item>
          </text:list>
        </text:list-item>
        <text:list-item>
          <text:p text:style-name="P46"><text:span text:style-name="Strong_20_Emphasis">Sistema de notificaciones</text:span></text:p>
          <text:list>
            <text:list-item>
              <text:p text:style-name="P46">Configurar alertas automáticas (email, Slack, dashboard interno) para el equipo legal/técnico.</text:p>
            </text:list-item>
          </text:list>
        </text:list-item>
        <text:list-item>
          <text:p text:style-name="P46"><text:span text:style-name="Strong_20_Emphasis">Manejo de falsos positivos</text:span></text:p>
          <text:list>
            <text:list-item>
              <text:p text:style-name="P46">Incorporar revisión manual y ajuste de umbrales para minimizar errores.</text:p>
            </text:list-item>
          </text:list>
        </text:list-item>
      </text:list>
      <text:p text:style-name="Horizontal_20_Line"/>
      <text:p text:style-name="Text_20_body">¿Quieres que te prepare código de ejemplo para generación y verificación de marcas digitales en texto o imágenes?</text:p>
      <text:p text:style-name="Text_20_body">Excelente. Vamos a desarrollar técnicamente el <text:span text:style-name="Strong_20_Emphasis">Punto 5: Diseño de alertas y monitoreo de outputs públicos de IA</text:span>, enfocado en detectar si tus <text:span text:style-name="Strong_20_Emphasis">contenidos protegidos están siendo generados, imitados o filtrados</text:span> por modelos de IA como ChatGPT, Gemini, Claude, DALL·E, etc.</text:p>
      <text:p text:style-name="Horizontal_20_Line"/>
      <text:h text:style-name="Heading_20_1" text:outline-level="1">🔍 5. Diseño Técnico de Alertas y Monitoreo de Outputs Públicos de IA</text:h>
      <text:p text:style-name="Horizontal_20_Line"/>
      <text:h text:style-name="Heading_20_2" text:outline-level="2">🎯 <text:span text:style-name="Strong_20_Emphasis">Objetivo</text:span></text:h>
      <text:p text:style-name="Text_20_body">Establecer un sistema automatizado y proactivo que rastree el output de modelos públicos de IA para detectar si están utilizando o imitando contenido protegido (textos, imágenes, códigos, diseños, etc.).</text:p>
      <text:p text:style-name="Horizontal_20_Line"/>
      <text:h text:style-name="Heading_20_2" text:outline-level="2">🧱 Componentes del sistema</text:h>
      <text:h text:style-name="Heading_20_3" text:outline-level="3">5.1 Crawler + API access</text:h>
      <text:p text:style-name="Text_20_body"><text:span text:style-name="Strong_20_Emphasis">Input:</text:span></text:p>
      <text:list text:style-name="L44">
        <text:list-item>
          <text:p text:style-name="P47">Lista de prompts frecuentes o sospechosos (ej: "resume este blog", "genera una imagen como la de X", "escribe como [autor]").</text:p>
        </text:list-item>
        <text:list-item>
          <text:p text:style-name="P47">Variaciones semánticas o técnicas de tus contenidos.</text:p>
        </text:list-item>
      </text:list>
      <text:p text:style-name="Text_20_body"><text:soft-page-break/><text:span text:style-name="Strong_20_Emphasis">Técnica:</text:span></text:p>
      <text:list text:style-name="L45">
        <text:list-item>
          <text:p text:style-name="P48">Automatización mediante <text:span text:style-name="Source_20_Text">requests</text:span>, <text:span text:style-name="Source_20_Text">Selenium</text:span>, o uso de APIs (cuando estén disponibles) para enviar prompts a:</text:p>
          <text:list>
            <text:list-item>
              <text:p text:style-name="P48">ChatGPT (OpenAI API)</text:p>
            </text:list-item>
            <text:list-item>
              <text:p text:style-name="P48">Claude (Anthropic API)</text:p>
            </text:list-item>
            <text:list-item>
              <text:p text:style-name="P48">Gemini (Google AI Studio)</text:p>
            </text:list-item>
            <text:list-item>
              <text:p text:style-name="P48">Bing Copilot</text:p>
            </text:list-item>
            <text:list-item>
              <text:p text:style-name="P48">Repositorios públicos de Hugging Face, Stability AI, etc.</text:p>
            </text:list-item>
          </text:list>
        </text:list-item>
      </text:list>
      <text:p text:style-name="Preformatted_20_Text"><text:span text:style-name="Source_20_Text">import openai</text:span></text:p>
      <text:p text:style-name="Preformatted_20_Text"/>
      <text:p text:style-name="Preformatted_20_Text"><text:span text:style-name="Source_20_Text">def query_model(prompt):</text:span></text:p>
      <text:p text:style-name="Preformatted_20_Text"><text:span text:style-name="Source_20_Text"><text:s text:c="4"/>response = openai.ChatCompletion.create(</text:span></text:p>
      <text:p text:style-name="Preformatted_20_Text"><text:span text:style-name="Source_20_Text"><text:s text:c="8"/>model="gpt-4",</text:span></text:p>
      <text:p text:style-name="Preformatted_20_Text"><text:span text:style-name="Source_20_Text"><text:s text:c="8"/>messages=[{"role": "user", "content": prompt}]</text:span></text:p>
      <text:p text:style-name="Preformatted_20_Text"><text:span text:style-name="Source_20_Text"><text:s text:c="4"/>)</text:span></text:p>
      <text:p text:style-name="P10"><text:span text:style-name="Source_20_Text"><text:s text:c="4"/>return response.choices[0].message["content"]</text:span></text:p>
      <text:p text:style-name="Horizontal_20_Line"/>
      <text:h text:style-name="Heading_20_3" text:outline-level="3">5.2 Detección de coincidencias (hashes, fragmentos, similitud semántica)</text:h>
      <text:p text:style-name="Text_20_body"><text:span text:style-name="Strong_20_Emphasis">Técnicas disponibles:</text:span></text:p>
      <text:list text:style-name="L46">
        <text:list-item>
          <text:p text:style-name="P49"><text:span text:style-name="Strong_20_Emphasis">Hash exacto:</text:span> compara hashes SHA256 o perceptual hash (pHash para imágenes).</text:p>
        </text:list-item>
        <text:list-item>
          <text:p text:style-name="P49"><text:span text:style-name="Strong_20_Emphasis">Fingerprint estilístico:</text:span> compara patrones de estilo y autoría.</text:p>
        </text:list-item>
        <text:list-item>
          <text:p text:style-name="P49"><text:span text:style-name="Strong_20_Emphasis">Similitud semántica (NLP):</text:span> usa <text:span text:style-name="Source_20_Text">Sentence Transformers</text:span>, <text:span text:style-name="Source_20_Text">spaCy</text:span>, o <text:span text:style-name="Source_20_Text">OpenAI embeddings</text:span> para medir similitud entre tus textos y la salida del modelo.</text:p>
        </text:list-item>
      </text:list>
      <text:p text:style-name="Preformatted_20_Text"><text:span text:style-name="Source_20_Text">from sentence_transformers import SentenceTransformer, util</text:span></text:p>
      <text:p text:style-name="Preformatted_20_Text"/>
      <text:p text:style-name="Preformatted_20_Text"><text:span text:style-name="Source_20_Text">model = SentenceTransformer('all-MiniLM-L6-v2')</text:span></text:p>
      <text:p text:style-name="Preformatted_20_Text"><text:span text:style-name="Source_20_Text">embedding_original = model.encode("Texto original protegido", convert_to_tensor=True)</text:span></text:p>
      <text:p text:style-name="Preformatted_20_Text"><text:span text:style-name="Source_20_Text">embedding_output = model.encode("Texto generado por IA", convert_to_tensor=True)</text:span></text:p>
      <text:p text:style-name="Preformatted_20_Text"><text:span text:style-name="Source_20_Text">score = util.pytorch_cos_sim(embedding_original, embedding_output)</text:span></text:p>
      <text:p text:style-name="P10"><text:span text:style-name="Source_20_Text">print("Similitud:", score.item())</text:span></text:p>
      <text:p text:style-name="Horizontal_20_Line"/>
      <text:h text:style-name="Heading_20_3" text:outline-level="3">5.3 Sistema de alertas automáticas</text:h>
      <text:p text:style-name="Text_20_body"><text:span text:style-name="Strong_20_Emphasis">Opciones técnicas:</text:span></text:p>
      <text:list text:style-name="L47">
        <text:list-item>
          <text:p text:style-name="P50">Alertas por correo (<text:span text:style-name="Source_20_Text">smtplib</text:span> o servicios como SendGrid).</text:p>
        </text:list-item>
        <text:list-item>
          <text:p text:style-name="P50">Notificaciones internas por Slack, Teams o Discord Webhooks.</text:p>
        </text:list-item>
        <text:list-item>
          <text:p text:style-name="P50">Dashboard interno en Flask o Streamlit con control de coincidencias.</text:p>
        </text:list-item>
      </text:list>
      <text:p text:style-name="Preformatted_20_Text"><text:span text:style-name="Source_20_Text">import smtplib</text:span></text:p>
      <text:p text:style-name="Preformatted_20_Text"/>
      <text:p text:style-name="Preformatted_20_Text"><text:span text:style-name="Source_20_Text">def send_alert_email(content_detected):</text:span></text:p>
      <text:p text:style-name="Preformatted_20_Text"><text:soft-page-break/><text:span text:style-name="Source_20_Text"><text:s text:c="4"/>with smtplib.SMTP("smtp.example.com", 587) as server:</text:span></text:p>
      <text:p text:style-name="Preformatted_20_Text"><text:span text:style-name="Source_20_Text"><text:s text:c="8"/>server.starttls()</text:span></text:p>
      <text:p text:style-name="Preformatted_20_Text"><text:span text:style-name="Source_20_Text"><text:s text:c="8"/>server.login("user", "password")</text:span></text:p>
      <text:p text:style-name="Preformatted_20_Text"><text:span text:style-name="Source_20_Text"><text:s text:c="8"/>server.sendmail(</text:span></text:p>
      <text:p text:style-name="Preformatted_20_Text"><text:span text:style-name="Source_20_Text"><text:s text:c="12"/>"alertas@tuempresa.com",</text:span></text:p>
      <text:p text:style-name="Preformatted_20_Text"><text:span text:style-name="Source_20_Text"><text:s text:c="12"/>"equipo@tuempresa.com",</text:span></text:p>
      <text:p text:style-name="Preformatted_20_Text"><text:span text:style-name="Source_20_Text"><text:s text:c="12"/>f"Se detectó posible uso no autorizado:\n\n{content_detected}"</text:span></text:p>
      <text:p text:style-name="P10"><text:span text:style-name="Source_20_Text"><text:s text:c="8"/>)</text:span></text:p>
      <text:p text:style-name="Horizontal_20_Line"/>
      <text:h text:style-name="Heading_20_3" text:outline-level="3">5.4 Reportes y evidencias</text:h>
      <text:list text:style-name="L48">
        <text:list-item>
          <text:p text:style-name="P51">Guarda cada prompt + output generado + puntaje de similitud.</text:p>
        </text:list-item>
        <text:list-item>
          <text:p text:style-name="P51">Timestamp de consulta y metadatos del modelo (versión, fuente, API key usada).</text:p>
        </text:list-item>
        <text:list-item>
          <text:p text:style-name="P51">Crea reportes semanales o mensuales.</text:p>
        </text:list-item>
      </text:list>
      <text:p text:style-name="Horizontal_20_Line"/>
      <text:h text:style-name="Heading_20_2" text:outline-level="2">🛡️ Buenas prácticas</text:h>
      <text:list text:style-name="L49">
        <text:list-item>
          <text:p text:style-name="P52"><text:span text:style-name="Strong_20_Emphasis">Mantener un registro legalmente válido</text:span>: timestamp, hash, fuente, IP.</text:p>
        </text:list-item>
        <text:list-item>
          <text:p text:style-name="P52"><text:span text:style-name="Strong_20_Emphasis">Rotar prompts frecuentemente</text:span> para evitar sesgo o inhibición de los modelos.</text:p>
        </text:list-item>
        <text:list-item>
          <text:p text:style-name="P52"><text:span text:style-name="Strong_20_Emphasis">Diversificar modelos</text:span>: no te limites a uno; consulta varios en paralelo.</text:p>
        </text:list-item>
      </text:list>
      <text:p text:style-name="Horizontal_20_Line"/>
      <text:h text:style-name="Heading_20_2" text:outline-level="2">🧠 ¿Y si detecto coincidencias?</text:h>
      <text:list text:style-name="L50">
        <text:list-item>
          <text:p text:style-name="P53"><text:span text:style-name="Strong_20_Emphasis">Revisión manual</text:span> del contenido generado.</text:p>
        </text:list-item>
        <text:list-item>
          <text:p text:style-name="P53"><text:span text:style-name="Strong_20_Emphasis">Comparación forense</text:span>: analiza si coincide con material protegido y con qué grado de modificación.</text:p>
        </text:list-item>
        <text:list-item>
          <text:p text:style-name="P53"><text:span text:style-name="Strong_20_Emphasis">Contacto con proveedor de IA</text:span>: reporta la coincidencia si viola sus políticas de uso o derechos de autor.</text:p>
        </text:list-item>
        <text:list-item>
          <text:p text:style-name="P53"><text:span text:style-name="Strong_20_Emphasis">Emisión de avisos legales</text:span>: si corresponde, se puede escalar legalmente.</text:p>
        </text:list-item>
      </text:list>
      <text:p text:style-name="Horizontal_20_Line"/>
      <text:p text:style-name="Text_20_body">¿Quieres que prepare un mini-prototipo en Python de este sistema de detección con dashboard y notificaciones? ¿O prefieres ejemplos para imágenes, audio o código también?</text:p>
      <text:p text:style-name="Text_20_body">El entorno actual no tiene instalada la biblioteca <text:span text:style-name="Source_20_Text">sentence_transformers</text:span>, que es necesaria para ejecutar este prototipo. Sin embargo, puedes ejecutarlo fácilmente en tu propio entorno local con estos pasos:</text:p>
      <text:p text:style-name="Horizontal_20_Line"/>
      <text:h text:style-name="Heading_20_3" text:outline-level="3"><text:soft-page-break/>✅ <text:span text:style-name="Strong_20_Emphasis">Pasos para correr el prototipo en tu máquina</text:span></text:h>
      <text:h text:style-name="Heading_20_4" text:outline-level="4">1. Instala los paquetes necesarios</text:h>
      <text:p text:style-name="P10"><text:span text:style-name="Source_20_Text">pip install sentence-transformers</text:span></text:p>
      <text:h text:style-name="Heading_20_4" text:outline-level="4">2. Código completo</text:h>
      <text:p text:style-name="Preformatted_20_Text"><text:span text:style-name="Source_20_Text">from sentence_transformers import SentenceTransformer, util</text:span></text:p>
      <text:p text:style-name="Preformatted_20_Text"/>
      <text:p text:style-name="Preformatted_20_Text"><text:span text:style-name="Source_20_Text"># Cargar modelo de embeddings semánticos</text:span></text:p>
      <text:p text:style-name="Preformatted_20_Text"><text:span text:style-name="Source_20_Text">model = SentenceTransformer('all-MiniLM-L6-v2')</text:span></text:p>
      <text:p text:style-name="Preformatted_20_Text"/>
      <text:p text:style-name="Preformatted_20_Text"><text:span text:style-name="Source_20_Text"># Texto original protegido (por ejemplo, de tu blog)</text:span></text:p>
      <text:p text:style-name="Preformatted_20_Text"><text:span text:style-name="Source_20_Text">original_text = """</text:span></text:p>
      <text:p text:style-name="Preformatted_20_Text"><text:span text:style-name="Source_20_Text">La inteligencia artificial generativa plantea nuevos desafíos en la protección de la propiedad intelectual, </text:span></text:p>
      <text:p text:style-name="Preformatted_20_Text"><text:span text:style-name="Source_20_Text">ya que los modelos pueden replicar estilo, contenido y estructura sin citar fuentes ni respetar licencias.</text:span></text:p>
      <text:p text:style-name="Preformatted_20_Text"><text:span text:style-name="Source_20_Text">"""</text:span></text:p>
      <text:p text:style-name="Preformatted_20_Text"/>
      <text:p text:style-name="Preformatted_20_Text"><text:span text:style-name="Source_20_Text"># Texto generado por IA para comparar</text:span></text:p>
      <text:p text:style-name="Preformatted_20_Text"><text:span text:style-name="Source_20_Text">generated_output = """</text:span></text:p>
      <text:p text:style-name="Preformatted_20_Text"><text:span text:style-name="Source_20_Text">Los modelos de inteligencia artificial generativa reproducen textos con estructuras y estilos similares a los de autores humanos, </text:span></text:p>
      <text:p text:style-name="Preformatted_20_Text"><text:span text:style-name="Source_20_Text">lo que puede generar conflictos con los derechos de autor y el reconocimiento de fuentes originales.</text:span></text:p>
      <text:p text:style-name="Preformatted_20_Text"><text:span text:style-name="Source_20_Text">"""</text:span></text:p>
      <text:p text:style-name="Preformatted_20_Text"/>
      <text:p text:style-name="Preformatted_20_Text"><text:span text:style-name="Source_20_Text"># Embeddings</text:span></text:p>
      <text:p text:style-name="Preformatted_20_Text"><text:span text:style-name="Source_20_Text">embedding_original = model.encode(original_text, convert_to_tensor=True)</text:span></text:p>
      <text:p text:style-name="Preformatted_20_Text"><text:span text:style-name="Source_20_Text">embedding_generated = model.encode(generated_output, convert_to_tensor=True)</text:span></text:p>
      <text:p text:style-name="Preformatted_20_Text"/>
      <text:p text:style-name="Preformatted_20_Text"><text:span text:style-name="Source_20_Text"># Cálculo de similitud</text:span></text:p>
      <text:p text:style-name="Preformatted_20_Text"><text:span text:style-name="Source_20_Text">similarity_score = util.pytorch_cos_sim(embedding_original, embedding_generated)</text:span></text:p>
      <text:p text:style-name="P10"><text:span text:style-name="Source_20_Text">print(f"Similitud semántica: {similarity_score.item():.4f}")</text:span></text:p>
      <text:h text:style-name="Heading_20_4" text:outline-level="4">3. Interpretación del resultado</text:h>
      <text:list text:style-name="L51">
        <text:list-item>
          <text:p text:style-name="P54"><text:span text:style-name="Strong_20_Emphasis">0.0 – 0.4</text:span>: Poca o ninguna similitud.</text:p>
        </text:list-item>
        <text:list-item>
          <text:p text:style-name="P54"><text:span text:style-name="Strong_20_Emphasis">0.4 – 0.7</text:span>: Posible influencia o redacción similar.</text:p>
        </text:list-item>
        <text:list-item>
          <text:p text:style-name="P54"><text:span text:style-name="Strong_20_Emphasis">&gt; 0.7</text:span>: Alta coincidencia semántica, potencial uso o réplica.</text:p>
        </text:list-item>
      </text:list>
      <text:p text:style-name="Horizontal_20_Line"/>
      <text:p text:style-name="Text_20_body">¿Quieres que extienda esto con envío de alertas automáticas o verificación contra múltiples textos de una base de datos?</text:p>
      <text:p text:style-name="Text_20_body">El entorno no tiene instalada la biblioteca <text:span text:style-name="Source_20_Text">sentence-transformers</text:span>, así que no se puede ejecutar aquí. Sin embargo, te dejo a continuación el <text:span text:style-name="Strong_20_Emphasis">prototipo completo</text:span> para que lo ejecutes en tu máquina local:</text:p>
      <text:p text:style-name="Horizontal_20_Line"/>
      <text:h text:style-name="Heading_20_2" text:outline-level="2">✅ Prototipo de verificación digital en outputs de IA</text:h>
      <text:p text:style-name="Text_20_body">Este script detecta:</text:p>
      <text:list text:style-name="L52">
        <text:list-item>
          <text:p text:style-name="P55"><text:soft-page-break/>Similitud semántica con tu contenido original.</text:p>
        </text:list-item>
        <text:list-item>
          <text:p text:style-name="P55">Coincidencia exacta por <text:span text:style-name="Strong_20_Emphasis">hash SHA-256</text:span>.</text:p>
        </text:list-item>
        <text:list-item>
          <text:p text:style-name="P55">Presencia de <text:span text:style-name="Strong_20_Emphasis">marcas invisibles</text:span> (zero-width characters como marca de agua oculta).</text:p>
        </text:list-item>
      </text:list>
      <text:h text:style-name="Heading_20_3" text:outline-level="3">🔧 Requisitos previos</text:h>
      <text:p text:style-name="P10"><text:span text:style-name="Source_20_Text">pip install sentence-transformers</text:span></text:p>
      <text:p text:style-name="Horizontal_20_Line"/>
      <text:h text:style-name="Heading_20_3" text:outline-level="3">🧠 Código completo</text:h>
      <text:p text:style-name="Preformatted_20_Text"><text:span text:style-name="Source_20_Text">import hashlib</text:span></text:p>
      <text:p text:style-name="Preformatted_20_Text"><text:span text:style-name="Source_20_Text">import re</text:span></text:p>
      <text:p text:style-name="Preformatted_20_Text"><text:span text:style-name="Source_20_Text">from sentence_transformers import SentenceTransformer, util</text:span></text:p>
      <text:p text:style-name="Preformatted_20_Text"/>
      <text:p text:style-name="Preformatted_20_Text"><text:span text:style-name="Source_20_Text"># 1. Inicializar el modelo</text:span></text:p>
      <text:p text:style-name="Preformatted_20_Text"><text:span text:style-name="Source_20_Text">model = SentenceTransformer('all-MiniLM-L6-v2')</text:span></text:p>
      <text:p text:style-name="Preformatted_20_Text"/>
      <text:p text:style-name="Preformatted_20_Text"><text:span text:style-name="Source_20_Text"># 2. Texto original (incluye marcas invisibles como watermark digital)</text:span></text:p>
      <text:p text:style-name="Preformatted_20_Text"><text:span text:style-name="Source_20_Text">original_text = """</text:span></text:p>
      <text:p text:style-name="Preformatted_20_Text"><text:span text:style-name="Source_20_Text">La inteligencia artificial generativa plantea nuevos desafíos en la protección de la propiedad intelectual, </text:span></text:p>
      <text:p text:style-name="Preformatted_20_Text"><text:span text:style-name="Source_20_Text">ya que los modelos pueden replicar estilo, contenido y estructura sin citar fuentes ni respetar licencias.</text:span></text:p>
      <text:p text:style-name="Preformatted_20_Text"><text:span text:style-name="Source_20_Text">\u200b\u200c\u200d <text:s/># ← Marcas invisibles (zero-width space, joiner, non-joiner)</text:span></text:p>
      <text:p text:style-name="Preformatted_20_Text"><text:span text:style-name="Source_20_Text">"""</text:span></text:p>
      <text:p text:style-name="Preformatted_20_Text"/>
      <text:p text:style-name="Preformatted_20_Text"><text:span text:style-name="Source_20_Text"># 3. Output generado por un modelo de IA (sospechoso)</text:span></text:p>
      <text:p text:style-name="Preformatted_20_Text"><text:span text:style-name="Source_20_Text">generated_output = """</text:span></text:p>
      <text:p text:style-name="Preformatted_20_Text"><text:span text:style-name="Source_20_Text">Los modelos de inteligencia artificial generativa reproducen textos con estructuras y estilos similares a los de autores humanos, </text:span></text:p>
      <text:p text:style-name="Preformatted_20_Text"><text:span text:style-name="Source_20_Text">lo que puede generar conflictos con los derechos de autor y el reconocimiento de fuentes originales.</text:span></text:p>
      <text:p text:style-name="Preformatted_20_Text"><text:span text:style-name="Source_20_Text">"""</text:span></text:p>
      <text:p text:style-name="Preformatted_20_Text"/>
      <text:p text:style-name="Preformatted_20_Text"><text:span text:style-name="Source_20_Text"># 4. Similitud semántica</text:span></text:p>
      <text:p text:style-name="Preformatted_20_Text"><text:span text:style-name="Source_20_Text">embedding_original = model.encode(original_text, convert_to_tensor=True)</text:span></text:p>
      <text:p text:style-name="Preformatted_20_Text"><text:span text:style-name="Source_20_Text">embedding_generated = model.encode(generated_output, convert_to_tensor=True)</text:span></text:p>
      <text:p text:style-name="Preformatted_20_Text"><text:span text:style-name="Source_20_Text">similarity_score = util.pytorch_cos_sim(embedding_original, embedding_generated).item()</text:span></text:p>
      <text:p text:style-name="Preformatted_20_Text"/>
      <text:p text:style-name="Preformatted_20_Text"><text:span text:style-name="Source_20_Text"># 5. Cálculo de hash SHA-256</text:span></text:p>
      <text:p text:style-name="Preformatted_20_Text"><text:span text:style-name="Source_20_Text">def compute_hash(text):</text:span></text:p>
      <text:p text:style-name="Preformatted_20_Text"><text:span text:style-name="Source_20_Text"><text:s text:c="4"/>return hashlib.sha256(text.encode('utf-8')).hexdigest()</text:span></text:p>
      <text:p text:style-name="Preformatted_20_Text"/>
      <text:p text:style-name="Preformatted_20_Text"><text:span text:style-name="Source_20_Text">hash_original = compute_hash(original_text)</text:span></text:p>
      <text:p text:style-name="Preformatted_20_Text"><text:span text:style-name="Source_20_Text">hash_generated = compute_hash(generated_output)</text:span></text:p>
      <text:p text:style-name="Preformatted_20_Text"><text:span text:style-name="Source_20_Text">hash_match = (hash_original == hash_generated)</text:span></text:p>
      <text:p text:style-name="Preformatted_20_Text"/>
      <text:p text:style-name="Preformatted_20_Text"><text:span text:style-name="Source_20_Text"># 6. Detección de marcas invisibles</text:span></text:p>
      <text:p text:style-name="Preformatted_20_Text"><text:span text:style-name="Source_20_Text">def detect_invisible_marks(text):</text:span></text:p>
      <text:p text:style-name="Preformatted_20_Text"><text:span text:style-name="Source_20_Text"><text:s text:c="4"/>invisible_pattern = r'[\u200b\u200c\u200d]'</text:span></text:p>
      <text:p text:style-name="Preformatted_20_Text"><text:span text:style-name="Source_20_Text"><text:s text:c="4"/>return bool(re.search(invisible_pattern, text))</text:span></text:p>
      <text:p text:style-name="Preformatted_20_Text"/>
      <text:p text:style-name="Preformatted_20_Text"><text:span text:style-name="Source_20_Text">marks_in_output = detect_invisible_marks(generated_output)</text:span></text:p>
      <text:p text:style-name="Preformatted_20_Text"/>
      <text:p text:style-name="Preformatted_20_Text"><text:span text:style-name="Source_20_Text"># 7. Resultados</text:span></text:p>
      <text:p text:style-name="Preformatted_20_Text"><text:span text:style-name="Source_20_Text">print("🧪 RESULTADOS DE VERIFICACIÓN\n")</text:span></text:p>
      <text:p text:style-name="Preformatted_20_Text"><text:span text:style-name="Source_20_Text">print(f"Similitud semántica: {similarity_score:.4f}")</text:span></text:p>
      <text:p text:style-name="Preformatted_20_Text"><text:soft-page-break/><text:span text:style-name="Source_20_Text">print(f"Hash exacto coincide: {hash_match}")</text:span></text:p>
      <text:p text:style-name="Preformatted_20_Text"><text:span text:style-name="Source_20_Text">print(f"Marcas invisibles detectadas en output IA: {marks_in_output}")</text:span></text:p>
      <text:p text:style-name="Preformatted_20_Text"><text:span text:style-name="Source_20_Text">print(f"Hash original: {hash_original}")</text:span></text:p>
      <text:p text:style-name="P10"><text:span text:style-name="Source_20_Text">print(f"Hash generado: {hash_generated}")</text:span></text:p>
      <text:p text:style-name="Horizontal_20_Line"/>
      <text:h text:style-name="Heading_20_3" text:outline-level="3">🧠 ¿Qué puedes hacer con esto?</text:h>
      <text:list text:style-name="L53">
        <text:list-item>
          <text:p text:style-name="P56">Integrarlo a un <text:span text:style-name="Strong_20_Emphasis">pipeline de monitoreo automático</text:span> para detectar outputs IA sospechosos.</text:p>
        </text:list-item>
        <text:list-item>
          <text:p text:style-name="P56">Comprobar si tus contenidos están siendo usados o imitados.</text:p>
        </text:list-item>
        <text:list-item>
          <text:p text:style-name="P56">Recolectar <text:span text:style-name="Strong_20_Emphasis">pruebas técnicas</text:span> (hash, marca invisible, similitud) para defensas legales.</text:p>
        </text:list-item>
      </text:list>
      <text:p text:style-name="Horizontal_20_Line"/>
      <text:p text:style-name="Text_20_body">¿Quieres que prepare la versión con exportación a Excel, envío de alertas por correo, o detección en lote desde una carpeta de archivos <text:span text:style-name="Source_20_Text">.txt</text:span> o <text:span text:style-name="Source_20_Text">.md</text:span>?</text:p>
      <text:p text:style-name="Text_20_body">El entorno actual no tiene la biblioteca <text:span text:style-name="Source_20_Text">sentence-transformers</text:span> disponible, pero aquí tienes el <text:span text:style-name="Strong_20_Emphasis">pipeline completo de monitoreo de contenido protegido</text:span>, que puedes ejecutar en tu entorno local para verificar outputs de IA y guardar evidencia en archivos <text:span text:style-name="Source_20_Text">.json</text:span>.</text:p>
      <text:p text:style-name="Horizontal_20_Line"/>
      <text:h text:style-name="Heading_20_2" text:outline-level="2">🛡️ Pipeline de Monitoreo con Registro de Evidencias</text:h>
      <text:h text:style-name="Heading_20_3" text:outline-level="3">1. 🔧 Requisitos</text:h>
      <text:p text:style-name="Text_20_body">Instala lo necesario:</text:p>
      <text:p text:style-name="P10"><text:span text:style-name="Source_20_Text">pip install sentence-transformers</text:span></text:p>
      <text:p text:style-name="Horizontal_20_Line"/>
      <text:h text:style-name="Heading_20_3" text:outline-level="3">2. 🧠 Código completo</text:h>
      <text:p text:style-name="Preformatted_20_Text"><text:span text:style-name="Source_20_Text">import os</text:span></text:p>
      <text:p text:style-name="Preformatted_20_Text"><text:span text:style-name="Source_20_Text">import hashlib</text:span></text:p>
      <text:p text:style-name="Preformatted_20_Text"><text:span text:style-name="Source_20_Text">import re</text:span></text:p>
      <text:p text:style-name="Preformatted_20_Text"><text:span text:style-name="Source_20_Text">import json</text:span></text:p>
      <text:p text:style-name="Preformatted_20_Text"><text:span text:style-name="Source_20_Text">from datetime import datetime</text:span></text:p>
      <text:p text:style-name="Preformatted_20_Text"><text:span text:style-name="Source_20_Text">from sentence_transformers import SentenceTransformer, util</text:span></text:p>
      <text:p text:style-name="Preformatted_20_Text"/>
      <text:p text:style-name="Preformatted_20_Text"><text:span text:style-name="Source_20_Text"># Inicializar modelo</text:span></text:p>
      <text:p text:style-name="Preformatted_20_Text"><text:span text:style-name="Source_20_Text">model = SentenceTransformer('all-MiniLM-L6-v2')</text:span></text:p>
      <text:p text:style-name="Preformatted_20_Text"/>
      <text:p text:style-name="Preformatted_20_Text"><text:span text:style-name="Source_20_Text"># Crear carpeta de logs</text:span></text:p>
      <text:p text:style-name="Preformatted_20_Text"><text:span text:style-name="Source_20_Text">os.makedirs("logs", exist_ok=True)</text:span></text:p>
      <text:p text:style-name="Preformatted_20_Text"/>
      <text:p text:style-name="Preformatted_20_Text"><text:span text:style-name="Source_20_Text"># Hash SHA-256</text:span></text:p>
      <text:p text:style-name="Preformatted_20_Text"><text:span text:style-name="Source_20_Text">def compute_hash(text):</text:span></text:p>
      <text:p text:style-name="Preformatted_20_Text"><text:span text:style-name="Source_20_Text"><text:s text:c="4"/>return hashlib.sha256(text.encode('utf-8')).hexdigest()</text:span></text:p>
      <text:p text:style-name="Preformatted_20_Text"/>
      <text:p text:style-name="Preformatted_20_Text"><text:span text:style-name="Source_20_Text"># Marcas invisibles (Zero Width Characters)</text:span></text:p>
      <text:p text:style-name="Preformatted_20_Text"><text:span text:style-name="Source_20_Text">def detect_invisible_marks(text):</text:span></text:p>
      <text:p text:style-name="Preformatted_20_Text"><text:span text:style-name="Source_20_Text"><text:s text:c="4"/>invisible_pattern = r'[\u200b\u200c\u200d]'</text:span></text:p>
      <text:p text:style-name="Preformatted_20_Text"><text:span text:style-name="Source_20_Text"><text:s text:c="4"/>return bool(re.search(invisible_pattern, text))</text:span></text:p>
      <text:p text:style-name="Preformatted_20_Text"><text:soft-page-break/></text:p>
      <text:p text:style-name="Preformatted_20_Text"><text:span text:style-name="Source_20_Text"># Análisis del output IA</text:span></text:p>
      <text:p text:style-name="Preformatted_20_Text"><text:span text:style-name="Source_20_Text">def analyze_output(original_text, generated_output, metadata={}):</text:span></text:p>
      <text:p text:style-name="Preformatted_20_Text"><text:span text:style-name="Source_20_Text"><text:s text:c="4"/>embedding_original = model.encode(original_text, convert_to_tensor=True)</text:span></text:p>
      <text:p text:style-name="Preformatted_20_Text"><text:span text:style-name="Source_20_Text"><text:s text:c="4"/>embedding_generated = model.encode(generated_output, convert_to_tensor=True)</text:span></text:p>
      <text:p text:style-name="Preformatted_20_Text"><text:span text:style-name="Source_20_Text"><text:s text:c="4"/>similarity_score = util.pytorch_cos_sim(embedding_original, embedding_generated).item()</text:span></text:p>
      <text:p text:style-name="Preformatted_20_Text"/>
      <text:p text:style-name="Preformatted_20_Text"><text:span text:style-name="Source_20_Text"><text:s text:c="4"/>hash_original = compute_hash(original_text)</text:span></text:p>
      <text:p text:style-name="Preformatted_20_Text"><text:span text:style-name="Source_20_Text"><text:s text:c="4"/>hash_generated = compute_hash(generated_output)</text:span></text:p>
      <text:p text:style-name="Preformatted_20_Text"><text:span text:style-name="Source_20_Text"><text:s text:c="4"/>hash_match = (hash_original == hash_generated)</text:span></text:p>
      <text:p text:style-name="Preformatted_20_Text"/>
      <text:p text:style-name="Preformatted_20_Text"><text:span text:style-name="Source_20_Text"><text:s text:c="4"/>marks_found = detect_invisible_marks(generated_output)</text:span></text:p>
      <text:p text:style-name="Preformatted_20_Text"/>
      <text:p text:style-name="Preformatted_20_Text"><text:span text:style-name="Source_20_Text"><text:s text:c="4"/>log_data = {</text:span></text:p>
      <text:p text:style-name="Preformatted_20_Text"><text:span text:style-name="Source_20_Text"><text:s text:c="8"/>"timestamp": datetime.utcnow().isoformat(),</text:span></text:p>
      <text:p text:style-name="Preformatted_20_Text"><text:span text:style-name="Source_20_Text"><text:s text:c="8"/>"similarity_score": round(similarity_score, 4),</text:span></text:p>
      <text:p text:style-name="Preformatted_20_Text"><text:span text:style-name="Source_20_Text"><text:s text:c="8"/>"hash_match": hash_match,</text:span></text:p>
      <text:p text:style-name="Preformatted_20_Text"><text:span text:style-name="Source_20_Text"><text:s text:c="8"/>"invisible_marks_found": marks_found,</text:span></text:p>
      <text:p text:style-name="Preformatted_20_Text"><text:span text:style-name="Source_20_Text"><text:s text:c="8"/>"original_hash": hash_original,</text:span></text:p>
      <text:p text:style-name="Preformatted_20_Text"><text:span text:style-name="Source_20_Text"><text:s text:c="8"/>"generated_hash": hash_generated,</text:span></text:p>
      <text:p text:style-name="Preformatted_20_Text"><text:span text:style-name="Source_20_Text"><text:s text:c="8"/>"metadata": metadata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# Guardar log con timestamp</text:span></text:p>
      <text:p text:style-name="Preformatted_20_Text"><text:span text:style-name="Source_20_Text"><text:s text:c="4"/>filename = f"logs/monitor_log_{datetime.utcnow().strftime('%Y%m%d_%H%M%S')}.json"</text:span></text:p>
      <text:p text:style-name="Preformatted_20_Text"><text:span text:style-name="Source_20_Text"><text:s text:c="4"/>with open(filename, "w") as f:</text:span></text:p>
      <text:p text:style-name="Preformatted_20_Text"><text:span text:style-name="Source_20_Text"><text:s text:c="8"/>json.dump(log_data, f, indent=4)</text:span></text:p>
      <text:p text:style-name="Preformatted_20_Text"/>
      <text:p text:style-name="Preformatted_20_Text"><text:span text:style-name="Source_20_Text"><text:s text:c="4"/>print(f"✅ Log guardado: {filename}")</text:span></text:p>
      <text:p text:style-name="Preformatted_20_Text"><text:span text:style-name="Source_20_Text"><text:s text:c="4"/>return log_data</text:span></text:p>
      <text:p text:style-name="Preformatted_20_Text"/>
      <text:p text:style-name="Preformatted_20_Text"><text:span text:style-name="Source_20_Text"># Ejemplo</text:span></text:p>
      <text:p text:style-name="Preformatted_20_Text"><text:span text:style-name="Source_20_Text">original = """</text:span></text:p>
      <text:p text:style-name="Preformatted_20_Text"><text:span text:style-name="Source_20_Text">La inteligencia artificial generativa plantea nuevos desafíos en la protección de la propiedad intelectual, </text:span></text:p>
      <text:p text:style-name="Preformatted_20_Text"><text:span text:style-name="Source_20_Text">ya que los modelos pueden replicar estilo, contenido y estructura sin citar fuentes ni respetar licencias.</text:span></text:p>
      <text:p text:style-name="Preformatted_20_Text"><text:span text:style-name="Source_20_Text">\u200b\u200c\u200d</text:span></text:p>
      <text:p text:style-name="Preformatted_20_Text"><text:span text:style-name="Source_20_Text">"""</text:span></text:p>
      <text:p text:style-name="Preformatted_20_Text"/>
      <text:p text:style-name="Preformatted_20_Text"><text:span text:style-name="Source_20_Text">generated = """</text:span></text:p>
      <text:p text:style-name="Preformatted_20_Text"><text:span text:style-name="Source_20_Text">Los modelos de inteligencia artificial generativa reproducen textos con estructuras y estilos similares a los de autores humanos, </text:span></text:p>
      <text:p text:style-name="Preformatted_20_Text"><text:span text:style-name="Source_20_Text">lo que puede generar conflictos con los derechos de autor y el reconocimiento de fuentes originales.</text:span></text:p>
      <text:p text:style-name="Preformatted_20_Text"><text:span text:style-name="Source_20_Text">"""</text:span></text:p>
      <text:p text:style-name="Preformatted_20_Text"/>
      <text:p text:style-name="Preformatted_20_Text"><text:span text:style-name="Source_20_Text">metadata = {</text:span></text:p>
      <text:p text:style-name="Preformatted_20_Text"><text:span text:style-name="Source_20_Text"><text:s text:c="4"/>"source_model": "GPT-4",</text:span></text:p>
      <text:p text:style-name="Preformatted_20_Text"><text:span text:style-name="Source_20_Text"><text:s text:c="4"/>"prompt_used": "Escribe un párrafo sobre la IA generativa y propiedad intelectual",</text:span></text:p>
      <text:p text:style-name="Preformatted_20_Text"><text:span text:style-name="Source_20_Text"><text:s text:c="4"/>"client_id": "ORG-123456"</text:span></text:p>
      <text:p text:style-name="Preformatted_20_Text"><text:span text:style-name="Source_20_Text">}</text:span></text:p>
      <text:p text:style-name="Preformatted_20_Text"/>
      <text:p text:style-name="P10"><text:span text:style-name="Source_20_Text">analyze_output(original, generated, metadata)</text:span></text:p>
      <text:p text:style-name="Horizontal_20_Line"/>
      <text:h text:style-name="Heading_20_3" text:outline-level="3">📁 ¿Qué genera?</text:h>
      <text:list text:style-name="L54">
        <text:list-item>
          <text:p text:style-name="P57">Una carpeta <text:span text:style-name="Source_20_Text">logs/</text:span> con archivos <text:span text:style-name="Source_20_Text">.json</text:span> que documentan:</text:p>
          <text:list>
            <text:list-item>
              <text:p text:style-name="P57"><text:soft-page-break/>Similitud semántica.</text:p>
            </text:list-item>
            <text:list-item>
              <text:p text:style-name="P57">Coincidencia de hashes.</text:p>
            </text:list-item>
            <text:list-item>
              <text:p text:style-name="P57">Detección de marcas invisibles.</text:p>
            </text:list-item>
            <text:list-item>
              <text:p text:style-name="P57">Metadatos del caso (modelo, prompt, cliente).</text:p>
            </text:list-item>
          </text:list>
        </text:list-item>
      </text:list>
      <text:p text:style-name="Horizontal_20_Line"/>
      <text:p text:style-name="Text_20_body">¿Quieres que esto se conecte con un sistema de alertas por email, Telegram o un panel web de vigilancia? Puedo ayudarte a escalarlo.</text:p>
      <text:p text:style-name="Text_20_body">Perfecto. Vamos a <text:span text:style-name="Strong_20_Emphasis">extender el pipeline</text:span> para que incluya:</text:p>
      <text:p text:style-name="Horizontal_20_Line"/>
      <text:h text:style-name="Heading_20_2" text:outline-level="2">🧩 Extensiones</text:h>
      <text:h text:style-name="Heading_20_3" text:outline-level="3">1. 📬 <text:span text:style-name="Strong_20_Emphasis">Envío automático de alertas por correo electrónico</text:span></text:h>
      <text:p text:style-name="Text_20_body">Cuando se detecta contenido sospechoso.</text:p>
      <text:h text:style-name="Heading_20_3" text:outline-level="3">2. 🌐 <text:span text:style-name="Strong_20_Emphasis">Panel web básico</text:span> para visualizar logs y estado en tiempo real.</text:h>
      <text:p text:style-name="Horizontal_20_Line"/>
      <text:h text:style-name="Heading_20_2" text:outline-level="2">✅ Requisitos técnicos</text:h>
      <text:p text:style-name="Text_20_body">Instala estas dependencias adicionales:</text:p>
      <text:p text:style-name="P10"><text:span text:style-name="Source_20_Text">pip install flask flask-cors yagmail sentence-transformers</text:span></text:p>
      <text:p text:style-name="Horizontal_20_Line"/>
      <text:h text:style-name="Heading_20_2" text:outline-level="2">1. 📨 Alerta por email con <text:span text:style-name="Source_20_Text">yagmail</text:span></text:h>
      <text:p text:style-name="Text_20_body">Configura un email de envío (recomendado: Gmail con contraseña de aplicación):</text:p>
      <text:p text:style-name="Preformatted_20_Text"><text:span text:style-name="Source_20_Text">import yagmail</text:span></text:p>
      <text:p text:style-name="Preformatted_20_Text"/>
      <text:p text:style-name="Preformatted_20_Text"><text:span text:style-name="Source_20_Text">def send_email_alert(log_data, recipient="tudestinatario@email.com"):</text:span></text:p>
      <text:p text:style-name="Preformatted_20_Text"><text:span text:style-name="Source_20_Text"><text:s text:c="4"/>yag = yagmail.SMTP("tucuenta@gmail.com", "contraseña_app") <text:s/># ¡no uses tu contraseña normal!</text:span></text:p>
      <text:p text:style-name="Preformatted_20_Text"><text:span text:style-name="Source_20_Text"><text:s text:c="4"/>subject = "🚨 Alerta de posible uso indebido de contenido protegido"</text:span></text:p>
      <text:p text:style-name="Preformatted_20_Text"><text:span text:style-name="Source_20_Text"><text:s text:c="4"/>body = f"""</text:span></text:p>
      <text:p text:style-name="Preformatted_20_Text"><text:span text:style-name="Source_20_Text"><text:s text:c="4"/>Se ha generado un log de posible reutilización de contenido:</text:span></text:p>
      <text:p text:style-name="Preformatted_20_Text"><text:span text:style-name="Source_20_Text"><text:s text:c="4"/></text:span></text:p>
      <text:p text:style-name="Preformatted_20_Text"><text:span text:style-name="Source_20_Text"><text:s text:c="4"/>Similitud semántica: {log_data['similarity_score']}</text:span></text:p>
      <text:p text:style-name="Preformatted_20_Text"><text:span text:style-name="Source_20_Text"><text:s text:c="4"/>Coincidencia de hash: {log_data['hash_match']}</text:span></text:p>
      <text:p text:style-name="Preformatted_20_Text"><text:span text:style-name="Source_20_Text"><text:s text:c="4"/>Marcas invisibles detectadas: {log_data['invisible_marks_found']}</text:span></text:p>
      <text:p text:style-name="Preformatted_20_Text"/>
      <text:p text:style-name="Preformatted_20_Text"><text:span text:style-name="Source_20_Text"><text:s text:c="4"/>Timestamp: {log_data['timestamp']}</text:span></text:p>
      <text:p text:style-name="Preformatted_20_Text"><text:span text:style-name="Source_20_Text"><text:s text:c="4"/>Modelo fuente: {log_data['metadata'].get('source_model')}</text:span></text:p>
      <text:p text:style-name="Preformatted_20_Text"><text:span text:style-name="Source_20_Text"><text:s text:c="4"/>Prompt usado: {log_data['metadata'].get('prompt_used')}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filename = f"logs/log_{log_data['timestamp'].replace(':', '_')}.json"</text:span></text:p>
      <text:p text:style-name="Preformatted_20_Text"><text:span text:style-name="Source_20_Text"><text:s text:c="4"/>with open(filename, "w") as f:</text:span></text:p>
      <text:p text:style-name="Preformatted_20_Text"><text:soft-page-break/><text:span text:style-name="Source_20_Text"><text:s text:c="8"/>json.dump(log_data, f, indent=4)</text:span></text:p>
      <text:p text:style-name="P10"><text:span text:style-name="Source_20_Text"><text:s text:c="4"/>yag.send(to=recipient, subject=subject, contents=body, attachments=filename)</text:span></text:p>
      <text:p text:style-name="Text_20_body">Integra este envío al final de la función <text:span text:style-name="Source_20_Text">analyze_output</text:span>.</text:p>
      <text:p text:style-name="Horizontal_20_Line"/>
      <text:h text:style-name="Heading_20_2" text:outline-level="2">2. 🖥️ Panel web con Flask</text:h>
      <text:p text:style-name="Text_20_body">Archivo: <text:span text:style-name="Source_20_Text">app.py</text:span></text:p>
      <text:p text:style-name="Preformatted_20_Text"><text:span text:style-name="Source_20_Text">from flask import Flask, jsonify, send_from_directory</text:span></text:p>
      <text:p text:style-name="Preformatted_20_Text"><text:span text:style-name="Source_20_Text">from flask_cors import CORS</text:span></text:p>
      <text:p text:style-name="Preformatted_20_Text"><text:span text:style-name="Source_20_Text">import os</text:span></text:p>
      <text:p text:style-name="Preformatted_20_Text"><text:span text:style-name="Source_20_Text">import json</text:span></text:p>
      <text:p text:style-name="Preformatted_20_Text"/>
      <text:p text:style-name="Preformatted_20_Text"><text:span text:style-name="Source_20_Text">app = Flask(__name__)</text:span></text:p>
      <text:p text:style-name="Preformatted_20_Text"><text:span text:style-name="Source_20_Text">CORS(app)</text:span></text:p>
      <text:p text:style-name="Preformatted_20_Text"/>
      <text:p text:style-name="Preformatted_20_Text"><text:span text:style-name="Source_20_Text">@app.route("/logs", methods=["GET"])</text:span></text:p>
      <text:p text:style-name="Preformatted_20_Text"><text:span text:style-name="Source_20_Text">def list_logs():</text:span></text:p>
      <text:p text:style-name="Preformatted_20_Text"><text:span text:style-name="Source_20_Text"><text:s text:c="4"/>log_files = sorted(os.listdir("logs"), reverse=True)</text:span></text:p>
      <text:p text:style-name="Preformatted_20_Text"><text:span text:style-name="Source_20_Text"><text:s text:c="4"/>return jsonify(log_files)</text:span></text:p>
      <text:p text:style-name="Preformatted_20_Text"/>
      <text:p text:style-name="Preformatted_20_Text"><text:span text:style-name="Source_20_Text">@app.route("/logs/&lt;filename&gt;", methods=["GET"])</text:span></text:p>
      <text:p text:style-name="Preformatted_20_Text"><text:span text:style-name="Source_20_Text">def get_log(filename):</text:span></text:p>
      <text:p text:style-name="Preformatted_20_Text"><text:span text:style-name="Source_20_Text"><text:s text:c="4"/>filepath = os.path.join("logs", filename)</text:span></text:p>
      <text:p text:style-name="Preformatted_20_Text"><text:span text:style-name="Source_20_Text"><text:s text:c="4"/>if os.path.exists(filepath):</text:span></text:p>
      <text:p text:style-name="Preformatted_20_Text"><text:span text:style-name="Source_20_Text"><text:s text:c="8"/>with open(filepath) as f:</text:span></text:p>
      <text:p text:style-name="Preformatted_20_Text"><text:span text:style-name="Source_20_Text"><text:s text:c="12"/>return jsonify(json.load(f))</text:span></text:p>
      <text:p text:style-name="Preformatted_20_Text"><text:span text:style-name="Source_20_Text"><text:s text:c="4"/>return jsonify({"error": "Log no encontrado"}), 404</text:span></text:p>
      <text:p text:style-name="Preformatted_20_Text"/>
      <text:p text:style-name="Preformatted_20_Text"><text:span text:style-name="Source_20_Text">@app.route("/")</text:span></text:p>
      <text:p text:style-name="Preformatted_20_Text"><text:span text:style-name="Source_20_Text">def home():</text:span></text:p>
      <text:p text:style-name="Preformatted_20_Text"><text:span text:style-name="Source_20_Text"><text:s text:c="4"/>return send_from_directory(".", "panel.html") <text:s/># HTML básico</text:span></text:p>
      <text:p text:style-name="Preformatted_20_Text"/>
      <text:p text:style-name="Preformatted_20_Text"><text:span text:style-name="Source_20_Text">if __name__ == "__main__":</text:span></text:p>
      <text:p text:style-name="P10"><text:span text:style-name="Source_20_Text"><text:s text:c="4"/>app.run(port=5000)</text:span></text:p>
      <text:p text:style-name="Horizontal_20_Line"/>
      <text:h text:style-name="Heading_20_3" text:outline-level="3"><text:span text:style-name="Source_20_Text">panel.html</text:span> (interfaz muy simple)</text:h>
      <text:p text:style-name="Preformatted_20_Text"><text:span text:style-name="Source_20_Text">&lt;!DOCTYPE html&gt;</text:span></text:p>
      <text:p text:style-name="Preformatted_20_Text"><text:span text:style-name="Source_20_Text">&lt;html lang="es"&gt;</text:span></text:p>
      <text:p text:style-name="Preformatted_20_Text"><text:span text:style-name="Source_20_Text">&lt;head&gt;</text:span></text:p>
      <text:p text:style-name="Preformatted_20_Text"><text:span text:style-name="Source_20_Text"><text:s text:c="2"/>&lt;meta charset="UTF-8"&gt;</text:span></text:p>
      <text:p text:style-name="Preformatted_20_Text"><text:span text:style-name="Source_20_Text"><text:s text:c="2"/>&lt;title&gt;Panel de Monitoreo&lt;/title&gt;</text:span></text:p>
      <text:p text:style-name="Preformatted_20_Text"><text:span text:style-name="Source_20_Text">&lt;/head&gt;</text:span></text:p>
      <text:p text:style-name="Preformatted_20_Text"><text:span text:style-name="Source_20_Text">&lt;body&gt;</text:span></text:p>
      <text:p text:style-name="Preformatted_20_Text"><text:span text:style-name="Source_20_Text"><text:s text:c="2"/>&lt;h2&gt;📊 Registros de Monitoreo de Contenidos&lt;/h2&gt;</text:span></text:p>
      <text:p text:style-name="Preformatted_20_Text"><text:span text:style-name="Source_20_Text"><text:s text:c="2"/>&lt;ul id="logList"&gt;&lt;/ul&gt;</text:span></text:p>
      <text:p text:style-name="Preformatted_20_Text"><text:span text:style-name="Source_20_Text"><text:s text:c="2"/>&lt;pre id="logContent"&gt;&lt;/pre&gt;</text:span></text:p>
      <text:p text:style-name="Preformatted_20_Text"/>
      <text:p text:style-name="Preformatted_20_Text"><text:span text:style-name="Source_20_Text"><text:s text:c="2"/>&lt;script&gt;</text:span></text:p>
      <text:p text:style-name="Preformatted_20_Text"><text:span text:style-name="Source_20_Text"><text:s text:c="4"/>fetch("/logs")</text:span></text:p>
      <text:p text:style-name="Preformatted_20_Text"><text:span text:style-name="Source_20_Text"><text:s text:c="6"/>.then(res =&gt; res.json())</text:span></text:p>
      <text:p text:style-name="Preformatted_20_Text"><text:span text:style-name="Source_20_Text"><text:s text:c="6"/>.then(files =&gt; {</text:span></text:p>
      <text:p text:style-name="Preformatted_20_Text"><text:span text:style-name="Source_20_Text"><text:s text:c="8"/>const ul = document.getElementById("logList");</text:span></text:p>
      <text:p text:style-name="Preformatted_20_Text"><text:span text:style-name="Source_20_Text"><text:s text:c="8"/>files.forEach(file =&gt; {</text:span></text:p>
      <text:p text:style-name="Preformatted_20_Text"><text:span text:style-name="Source_20_Text"><text:s text:c="10"/>const li = document.createElement("li");</text:span></text:p>
      <text:p text:style-name="Preformatted_20_Text"><text:soft-page-break/><text:span text:style-name="Source_20_Text"><text:s text:c="10"/>li.innerHTML = `&lt;a href="#" onclick="loadLog('${file}')"&gt;${file}&lt;/a&gt;`;</text:span></text:p>
      <text:p text:style-name="Preformatted_20_Text"><text:span text:style-name="Source_20_Text"><text:s text:c="10"/>ul.appendChild(li);</text:span></text:p>
      <text:p text:style-name="Preformatted_20_Text"><text:span text:style-name="Source_20_Text"><text:s text:c="8"/>});</text:span></text:p>
      <text:p text:style-name="Preformatted_20_Text"><text:span text:style-name="Source_20_Text"><text:s text:c="6"/>});</text:span></text:p>
      <text:p text:style-name="Preformatted_20_Text"/>
      <text:p text:style-name="Preformatted_20_Text"><text:span text:style-name="Source_20_Text"><text:s text:c="4"/>function loadLog(file) {</text:span></text:p>
      <text:p text:style-name="Preformatted_20_Text"><text:span text:style-name="Source_20_Text"><text:s text:c="6"/>fetch(`/logs/${file}`)</text:span></text:p>
      <text:p text:style-name="Preformatted_20_Text"><text:span text:style-name="Source_20_Text"><text:s text:c="8"/>.then(res =&gt; res.json())</text:span></text:p>
      <text:p text:style-name="Preformatted_20_Text"><text:span text:style-name="Source_20_Text"><text:s text:c="8"/>.then(data =&gt; {</text:span></text:p>
      <text:p text:style-name="Preformatted_20_Text"><text:span text:style-name="Source_20_Text"><text:s text:c="10"/>document.getElementById("logContent").textContent = JSON.stringify(data, null, 2);</text:span></text:p>
      <text:p text:style-name="Preformatted_20_Text"><text:span text:style-name="Source_20_Text"><text:s text:c="8"/>});</text:span></text:p>
      <text:p text:style-name="Preformatted_20_Text"><text:span text:style-name="Source_20_Text"><text:s text:c="4"/>}</text:span></text:p>
      <text:p text:style-name="Preformatted_20_Text"><text:span text:style-name="Source_20_Text"><text:s text:c="2"/>&lt;/script&gt;</text:span></text:p>
      <text:p text:style-name="Preformatted_20_Text"><text:span text:style-name="Source_20_Text">&lt;/body&gt;</text:span></text:p>
      <text:p text:style-name="P10"><text:span text:style-name="Source_20_Text">&lt;/html&gt;</text:span></text:p>
      <text:p text:style-name="Horizontal_20_Line"/>
      <text:h text:style-name="Heading_20_2" text:outline-level="2">🧪 Ejecución</text:h>
      <text:list text:style-name="L55">
        <text:list-item>
          <text:p text:style-name="P58">Ejecuta el monitor en Python para generar logs.</text:p>
        </text:list-item>
        <text:list-item>
          <text:p text:style-name="P58">Lanza el panel:</text:p>
          <text:p text:style-name="P59"><text:span text:style-name="Source_20_Text">python app.py</text:span></text:p>
        </text:list-item>
        <text:list-item>
          <text:p text:style-name="P58">Abre <text:a xlink:type="simple" xlink:href="http://localhost:5000/" text:style-name="Internet_20_link" text:visited-style-name="Visited_20_Internet_20_Link">http://localhost:5000</text:a> para ver los resultados.</text:p>
        </text:list-item>
        <text:list-item>
          <text:p text:style-name="P58">Las alertas se enviarán automáticamente si configuras bien el email.</text:p>
        </text:list-item>
      </text:list>
      <text:p text:style-name="Horizontal_20_Line"/>
      <text:p text:style-name="Text_20_body">¿Quieres proteger esta herramienta con login, logs por cliente o conexión a una base de datos como SQLite o MongoDB? Puedo ayudarte a añadir eso también.</text:p>
      <text:p text:style-name="Text_20_body">Perfecto. Vamos a extender el sistema para <text:span text:style-name="Strong_20_Emphasis">almacenar todos los logs de verificación de contenido en PostgreSQL</text:span>, y que el panel web lea directamente desde esa base de datos.</text:p>
      <text:p text:style-name="Horizontal_20_Line"/>
      <text:h text:style-name="Heading_20_2" text:outline-level="2">✅ Estructura del sistema con PostgreSQL</text:h>
      <text:list text:style-name="L56">
        <text:list-item>
          <text:p text:style-name="P60">🧠 Python: Guarda logs en PostgreSQL en vez de archivos JSON.</text:p>
        </text:list-item>
        <text:list-item>
          <text:p text:style-name="P60">🌐 Flask API: Sirve los logs desde PostgreSQL al frontend.</text:p>
        </text:list-item>
        <text:list-item>
          <text:p text:style-name="P60">🗃️ Base de datos PostgreSQL: Guarda cada evento de monitoreo.</text:p>
        </text:list-item>
        <text:list-item>
          <text:p text:style-name="P60">📊 Panel web: Visualiza y consulta registros desde la API.</text:p>
        </text:list-item>
      </text:list>
      <text:p text:style-name="Horizontal_20_Line"/>
      <text:h text:style-name="Heading_20_2" text:outline-level="2">1. 🔧 Requisitos de instalación</text:h>
      <text:p text:style-name="Text_20_body">Instala las dependencias necesarias:</text:p>
      <text:p text:style-name="P10"><text:span text:style-name="Source_20_Text">pip install psycopg2 flask flask-cors sentence-transformers</text:span></text:p>
      <text:p text:style-name="Horizontal_20_Line"><text:soft-page-break/></text:p>
      <text:h text:style-name="Heading_20_2" text:outline-level="2">2. 🛠️ Configurar PostgreSQL</text:h>
      <text:h text:style-name="Heading_20_3" text:outline-level="3">Crea una base de datos y tabla:</text:h>
      <text:p text:style-name="Preformatted_20_Text"><text:span text:style-name="Source_20_Text">CREATE DATABASE monitoreo_ia;</text:span></text:p>
      <text:p text:style-name="Preformatted_20_Text"/>
      <text:p text:style-name="Preformatted_20_Text"><text:span text:style-name="Source_20_Text">\c monitoreo_ia</text:span></text:p>
      <text:p text:style-name="Preformatted_20_Text"/>
      <text:p text:style-name="Preformatted_20_Text"><text:span text:style-name="Source_20_Text">CREATE TABLE logs (</text:span></text:p>
      <text:p text:style-name="Preformatted_20_Text"><text:span text:style-name="Source_20_Text"><text:s text:c="4"/>id SERIAL PRIMARY KEY,</text:span></text:p>
      <text:p text:style-name="Preformatted_20_Text"><text:span text:style-name="Source_20_Text"><text:s text:c="4"/>timestamp TIMESTAMP,</text:span></text:p>
      <text:p text:style-name="Preformatted_20_Text"><text:span text:style-name="Source_20_Text"><text:s text:c="4"/>similarity_score FLOAT,</text:span></text:p>
      <text:p text:style-name="Preformatted_20_Text"><text:span text:style-name="Source_20_Text"><text:s text:c="4"/>hash_match BOOLEAN,</text:span></text:p>
      <text:p text:style-name="Preformatted_20_Text"><text:span text:style-name="Source_20_Text"><text:s text:c="4"/>invisible_marks_found BOOLEAN,</text:span></text:p>
      <text:p text:style-name="Preformatted_20_Text"><text:span text:style-name="Source_20_Text"><text:s text:c="4"/>original_hash TEXT,</text:span></text:p>
      <text:p text:style-name="Preformatted_20_Text"><text:span text:style-name="Source_20_Text"><text:s text:c="4"/>generated_hash TEXT,</text:span></text:p>
      <text:p text:style-name="Preformatted_20_Text"><text:span text:style-name="Source_20_Text"><text:s text:c="4"/>source_model TEXT,</text:span></text:p>
      <text:p text:style-name="Preformatted_20_Text"><text:span text:style-name="Source_20_Text"><text:s text:c="4"/>prompt_used TEXT,</text:span></text:p>
      <text:p text:style-name="Preformatted_20_Text"><text:span text:style-name="Source_20_Text"><text:s text:c="4"/>client_id TEXT</text:span></text:p>
      <text:p text:style-name="P10"><text:span text:style-name="Source_20_Text">);</text:span></text:p>
      <text:p text:style-name="Horizontal_20_Line"/>
      <text:h text:style-name="Heading_20_2" text:outline-level="2">3. 🧠 Código Python para guardar en PostgreSQL</text:h>
      <text:p text:style-name="Preformatted_20_Text"><text:span text:style-name="Source_20_Text">import psycopg2</text:span></text:p>
      <text:p text:style-name="Preformatted_20_Text"><text:span text:style-name="Source_20_Text">from sentence_transformers import SentenceTransformer, util</text:span></text:p>
      <text:p text:style-name="Preformatted_20_Text"><text:span text:style-name="Source_20_Text">from datetime import datetime</text:span></text:p>
      <text:p text:style-name="Preformatted_20_Text"><text:span text:style-name="Source_20_Text">import hashlib</text:span></text:p>
      <text:p text:style-name="Preformatted_20_Text"><text:span text:style-name="Source_20_Text">import re</text:span></text:p>
      <text:p text:style-name="Preformatted_20_Text"/>
      <text:p text:style-name="Preformatted_20_Text"><text:span text:style-name="Source_20_Text"># Conexión a PostgreSQL</text:span></text:p>
      <text:p text:style-name="Preformatted_20_Text"><text:span text:style-name="Source_20_Text">conn = psycopg2.connect(</text:span></text:p>
      <text:p text:style-name="Preformatted_20_Text"><text:span text:style-name="Source_20_Text"><text:s text:c="4"/>dbname="monitoreo_ia",</text:span></text:p>
      <text:p text:style-name="Preformatted_20_Text"><text:span text:style-name="Source_20_Text"><text:s text:c="4"/>user="tu_usuario",</text:span></text:p>
      <text:p text:style-name="Preformatted_20_Text"><text:span text:style-name="Source_20_Text"><text:s text:c="4"/>password="tu_contraseña",</text:span></text:p>
      <text:p text:style-name="Preformatted_20_Text"><text:span text:style-name="Source_20_Text"><text:s text:c="4"/>host="localhost",</text:span></text:p>
      <text:p text:style-name="Preformatted_20_Text"><text:span text:style-name="Source_20_Text"><text:s text:c="4"/>port="5432"</text:span></text:p>
      <text:p text:style-name="Preformatted_20_Text"><text:span text:style-name="Source_20_Text">)</text:span></text:p>
      <text:p text:style-name="Preformatted_20_Text"><text:span text:style-name="Source_20_Text">cursor = conn.cursor()</text:span></text:p>
      <text:p text:style-name="Preformatted_20_Text"/>
      <text:p text:style-name="Preformatted_20_Text"><text:span text:style-name="Source_20_Text"># Inicializar modelo</text:span></text:p>
      <text:p text:style-name="Preformatted_20_Text"><text:span text:style-name="Source_20_Text">model = SentenceTransformer('all-MiniLM-L6-v2')</text:span></text:p>
      <text:p text:style-name="Preformatted_20_Text"/>
      <text:p text:style-name="Preformatted_20_Text"><text:span text:style-name="Source_20_Text">def compute_hash(text):</text:span></text:p>
      <text:p text:style-name="Preformatted_20_Text"><text:span text:style-name="Source_20_Text"><text:s text:c="4"/>return hashlib.sha256(text.encode('utf-8')).hexdigest()</text:span></text:p>
      <text:p text:style-name="Preformatted_20_Text"/>
      <text:p text:style-name="Preformatted_20_Text"><text:span text:style-name="Source_20_Text">def detect_invisible_marks(text):</text:span></text:p>
      <text:p text:style-name="Preformatted_20_Text"><text:span text:style-name="Source_20_Text"><text:s text:c="4"/>return bool(re.search(r'[\u200b\u200c\u200d]', text))</text:span></text:p>
      <text:p text:style-name="Preformatted_20_Text"/>
      <text:p text:style-name="Preformatted_20_Text"><text:span text:style-name="Source_20_Text">def analyze_and_log(original, generated, metadata):</text:span></text:p>
      <text:p text:style-name="Preformatted_20_Text"><text:span text:style-name="Source_20_Text"><text:s text:c="4"/>emb_orig = model.encode(original, convert_to_tensor=True)</text:span></text:p>
      <text:p text:style-name="Preformatted_20_Text"><text:span text:style-name="Source_20_Text"><text:s text:c="4"/>emb_gen = model.encode(generated, convert_to_tensor=True)</text:span></text:p>
      <text:p text:style-name="Preformatted_20_Text"><text:span text:style-name="Source_20_Text"><text:s text:c="4"/>similarity_score = util.pytorch_cos_sim(emb_orig, emb_gen).item()</text:span></text:p>
      <text:p text:style-name="Preformatted_20_Text"/>
      <text:p text:style-name="Preformatted_20_Text"><text:span text:style-name="Source_20_Text"><text:s text:c="4"/>h_orig = compute_hash(original)</text:span></text:p>
      <text:p text:style-name="Preformatted_20_Text"><text:span text:style-name="Source_20_Text"><text:s text:c="4"/>h_gen = compute_hash(generated)</text:span></text:p>
      <text:p text:style-name="Preformatted_20_Text"><text:span text:style-name="Source_20_Text"><text:s text:c="4"/>h_match = (h_orig == h_gen)</text:span></text:p>
      <text:p text:style-name="Preformatted_20_Text"><text:span text:style-name="Source_20_Text"><text:s text:c="4"/>marks_found = detect_invisible_marks(generated)</text:span></text:p>
      <text:p text:style-name="Preformatted_20_Text"><text:soft-page-break/></text:p>
      <text:p text:style-name="Preformatted_20_Text"><text:span text:style-name="Source_20_Text"><text:s text:c="4"/># Insertar en PostgreSQL</text:span></text:p>
      <text:p text:style-name="Preformatted_20_Text"><text:span text:style-name="Source_20_Text"><text:s text:c="4"/>cursor.execute("""</text:span></text:p>
      <text:p text:style-name="Preformatted_20_Text"><text:span text:style-name="Source_20_Text"><text:s text:c="8"/>INSERT INTO logs (</text:span></text:p>
      <text:p text:style-name="Preformatted_20_Text"><text:span text:style-name="Source_20_Text"><text:s text:c="12"/>timestamp, similarity_score, hash_match, invisible_marks_found,</text:span></text:p>
      <text:p text:style-name="Preformatted_20_Text"><text:span text:style-name="Source_20_Text"><text:s text:c="12"/>original_hash, generated_hash, source_model, prompt_used, client_id</text:span></text:p>
      <text:p text:style-name="Preformatted_20_Text"><text:span text:style-name="Source_20_Text"><text:s text:c="8"/>) VALUES (%s, %s, %s, %s, %s, %s, %s, %s, %s)</text:span></text:p>
      <text:p text:style-name="Preformatted_20_Text"><text:span text:style-name="Source_20_Text"><text:s text:c="4"/>""", (</text:span></text:p>
      <text:p text:style-name="Preformatted_20_Text"><text:span text:style-name="Source_20_Text"><text:s text:c="8"/>datetime.utcnow(), similarity_score, h_match, marks_found,</text:span></text:p>
      <text:p text:style-name="Preformatted_20_Text"><text:span text:style-name="Source_20_Text"><text:s text:c="8"/>h_orig, h_gen,</text:span></text:p>
      <text:p text:style-name="Preformatted_20_Text"><text:span text:style-name="Source_20_Text"><text:s text:c="8"/>metadata.get("source_model"),</text:span></text:p>
      <text:p text:style-name="Preformatted_20_Text"><text:span text:style-name="Source_20_Text"><text:s text:c="8"/>metadata.get("prompt_used"),</text:span></text:p>
      <text:p text:style-name="Preformatted_20_Text"><text:span text:style-name="Source_20_Text"><text:s text:c="8"/>metadata.get("client_id")</text:span></text:p>
      <text:p text:style-name="Preformatted_20_Text"><text:span text:style-name="Source_20_Text"><text:s text:c="4"/>))</text:span></text:p>
      <text:p text:style-name="Preformatted_20_Text"><text:span text:style-name="Source_20_Text"><text:s text:c="4"/>conn.commit()</text:span></text:p>
      <text:p text:style-name="Preformatted_20_Text"/>
      <text:p text:style-name="Preformatted_20_Text"><text:span text:style-name="Source_20_Text"><text:s text:c="4"/>return {</text:span></text:p>
      <text:p text:style-name="Preformatted_20_Text"><text:span text:style-name="Source_20_Text"><text:s text:c="8"/>"similarity_score": round(similarity_score, 4),</text:span></text:p>
      <text:p text:style-name="Preformatted_20_Text"><text:span text:style-name="Source_20_Text"><text:s text:c="8"/>"hash_match": h_match,</text:span></text:p>
      <text:p text:style-name="Preformatted_20_Text"><text:span text:style-name="Source_20_Text"><text:s text:c="8"/>"invisible_marks_found": marks_found</text:span></text:p>
      <text:p text:style-name="P10"><text:span text:style-name="Source_20_Text"><text:s text:c="4"/>}</text:span></text:p>
      <text:p text:style-name="Horizontal_20_Line"/>
      <text:h text:style-name="Heading_20_2" text:outline-level="2">4. 🌐 API Flask conectada a PostgreSQL</text:h>
      <text:p text:style-name="Preformatted_20_Text"><text:span text:style-name="Source_20_Text">from flask import Flask, jsonify</text:span></text:p>
      <text:p text:style-name="Preformatted_20_Text"><text:span text:style-name="Source_20_Text">from flask_cors import CORS</text:span></text:p>
      <text:p text:style-name="Preformatted_20_Text"><text:span text:style-name="Source_20_Text">import psycopg2</text:span></text:p>
      <text:p text:style-name="Preformatted_20_Text"/>
      <text:p text:style-name="Preformatted_20_Text"><text:span text:style-name="Source_20_Text">app = Flask(__name__)</text:span></text:p>
      <text:p text:style-name="Preformatted_20_Text"><text:span text:style-name="Source_20_Text">CORS(app)</text:span></text:p>
      <text:p text:style-name="Preformatted_20_Text"/>
      <text:p text:style-name="Preformatted_20_Text"><text:span text:style-name="Source_20_Text">conn = psycopg2.connect(</text:span></text:p>
      <text:p text:style-name="Preformatted_20_Text"><text:span text:style-name="Source_20_Text"><text:s text:c="4"/>dbname="monitoreo_ia",</text:span></text:p>
      <text:p text:style-name="Preformatted_20_Text"><text:span text:style-name="Source_20_Text"><text:s text:c="4"/>user="tu_usuario",</text:span></text:p>
      <text:p text:style-name="Preformatted_20_Text"><text:span text:style-name="Source_20_Text"><text:s text:c="4"/>password="tu_contraseña",</text:span></text:p>
      <text:p text:style-name="Preformatted_20_Text"><text:span text:style-name="Source_20_Text"><text:s text:c="4"/>host="localhost",</text:span></text:p>
      <text:p text:style-name="Preformatted_20_Text"><text:span text:style-name="Source_20_Text"><text:s text:c="4"/>port="5432"</text:span></text:p>
      <text:p text:style-name="Preformatted_20_Text"><text:span text:style-name="Source_20_Text">)</text:span></text:p>
      <text:p text:style-name="Preformatted_20_Text"><text:span text:style-name="Source_20_Text">cursor = conn.cursor()</text:span></text:p>
      <text:p text:style-name="Preformatted_20_Text"/>
      <text:p text:style-name="Preformatted_20_Text"><text:span text:style-name="Source_20_Text">@app.route("/logs", methods=["GET"])</text:span></text:p>
      <text:p text:style-name="Preformatted_20_Text"><text:span text:style-name="Source_20_Text">def get_logs():</text:span></text:p>
      <text:p text:style-name="Preformatted_20_Text"><text:span text:style-name="Source_20_Text"><text:s text:c="4"/>cursor.execute("SELECT * FROM logs ORDER BY timestamp DESC LIMIT 100")</text:span></text:p>
      <text:p text:style-name="Preformatted_20_Text"><text:span text:style-name="Source_20_Text"><text:s text:c="4"/>rows = cursor.fetchall()</text:span></text:p>
      <text:p text:style-name="Preformatted_20_Text"><text:span text:style-name="Source_20_Text"><text:s text:c="4"/>logs = []</text:span></text:p>
      <text:p text:style-name="Preformatted_20_Text"><text:span text:style-name="Source_20_Text"><text:s text:c="4"/>for row in rows:</text:span></text:p>
      <text:p text:style-name="Preformatted_20_Text"><text:span text:style-name="Source_20_Text"><text:s text:c="8"/>logs.append({</text:span></text:p>
      <text:p text:style-name="Preformatted_20_Text"><text:span text:style-name="Source_20_Text"><text:s text:c="12"/>"id": row[0],</text:span></text:p>
      <text:p text:style-name="Preformatted_20_Text"><text:span text:style-name="Source_20_Text"><text:s text:c="12"/>"timestamp": row[1].isoformat(),</text:span></text:p>
      <text:p text:style-name="Preformatted_20_Text"><text:span text:style-name="Source_20_Text"><text:s text:c="12"/>"similarity_score": row[2],</text:span></text:p>
      <text:p text:style-name="Preformatted_20_Text"><text:span text:style-name="Source_20_Text"><text:s text:c="12"/>"hash_match": row[3],</text:span></text:p>
      <text:p text:style-name="Preformatted_20_Text"><text:span text:style-name="Source_20_Text"><text:s text:c="12"/>"invisible_marks_found": row[4],</text:span></text:p>
      <text:p text:style-name="Preformatted_20_Text"><text:span text:style-name="Source_20_Text"><text:s text:c="12"/>"original_hash": row[5],</text:span></text:p>
      <text:p text:style-name="Preformatted_20_Text"><text:span text:style-name="Source_20_Text"><text:s text:c="12"/>"generated_hash": row[6],</text:span></text:p>
      <text:p text:style-name="Preformatted_20_Text"><text:span text:style-name="Source_20_Text"><text:s text:c="12"/>"source_model": row[7],</text:span></text:p>
      <text:p text:style-name="Preformatted_20_Text"><text:span text:style-name="Source_20_Text"><text:s text:c="12"/>"prompt_used": row[8],</text:span></text:p>
      <text:p text:style-name="Preformatted_20_Text"><text:span text:style-name="Source_20_Text"><text:s text:c="12"/>"client_id": row[9]</text:span></text:p>
      <text:p text:style-name="Preformatted_20_Text"><text:span text:style-name="Source_20_Text"><text:s text:c="8"/>})</text:span></text:p>
      <text:p text:style-name="Preformatted_20_Text"><text:span text:style-name="Source_20_Text"><text:s text:c="4"/>return jsonify(logs)</text:span></text:p>
      <text:p text:style-name="Preformatted_20_Text"/>
      <text:p text:style-name="Preformatted_20_Text"><text:soft-page-break/><text:span text:style-name="Source_20_Text">if __name__ == "__main__":</text:span></text:p>
      <text:p text:style-name="P10"><text:span text:style-name="Source_20_Text"><text:s text:c="4"/>app.run(port=5000)</text:span></text:p>
      <text:p text:style-name="Horizontal_20_Line"/>
      <text:h text:style-name="Heading_20_2" text:outline-level="2">5. 📊 Panel web HTML (igual que antes)</text:h>
      <text:p text:style-name="Text_20_body">Solo necesitas que el frontend consulte <text:span text:style-name="Source_20_Text">/logs</text:span> para mostrar los últimos registros.</text:p>
      <text:p text:style-name="Horizontal_20_Line"/>
      <text:h text:style-name="Heading_20_2" text:outline-level="2">¿Qué sigue?</text:h>
      <text:p text:style-name="Text_20_body">✅ Ya tienes:</text:p>
      <text:list text:style-name="L57">
        <text:list-item>
          <text:p text:style-name="P61">Detección automatizada.</text:p>
        </text:list-item>
        <text:list-item>
          <text:p text:style-name="P61">Registro de evidencia forense en base de datos.</text:p>
        </text:list-item>
        <text:list-item>
          <text:p text:style-name="P61">API web RESTful.</text:p>
        </text:list-item>
        <text:list-item>
          <text:p text:style-name="P61">Panel de consulta.</text:p>
        </text:list-item>
        <text:list-item>
          <text:p text:style-name="P61">Capacidad de alertas (puedes conectarlo también al email o Slack).</text:p>
        </text:list-item>
      </text:list>
      <text:p text:style-name="Horizontal_20_Line"/>
      <text:p text:style-name="Text_20_body">¿Quieres añadir búsqueda avanzada por cliente, fecha, o tipo de infracción en el panel? ¿O un dashboard con gráficas? Puedo ayudarte a extenderlo aún más.</text:p>
      <text:p text:style-name="Standard"/>
      <text:p text:style-name="Standard">import React, { useEffect, useState } from "react";<text:line-break/>import { Card, CardContent } from "@/components/ui/card";<text:line-break/>import { Input } from "@/components/ui/input";<text:line-break/>import { Label } from "@/components/ui/label";<text:line-break/>import { DatePicker } from "@/components/ui/date-picker";<text:line-break/>import { Button } from "@/components/ui/button";<text:line-break/>import { BarChart, Bar, XAxis, YAxis, Tooltip, ResponsiveContainer } from "recharts";<text:line-break/><text:line-break/>export default function DashboardPanel({ user }) {<text:line-break/> <text:s/>const [logs, setLogs] = useState([]);<text:line-break/> <text:s/>const [filteredLogs, setFilteredLogs] = useState([]);<text:line-break/> <text:s/>const [search, setSearch] = useState(user?.client_id || "");<text:line-break/> <text:s/>const [dateRange, setDateRange] = useState([null, null]);<text:line-break/><text:line-break/> <text:s/>const isAdmin = user?.role === "admin";<text:line-break/> <text:s/>const isAuditor = user?.role === "auditor";<text:line-break/><text:line-break/> <text:s/>useEffect(() =&gt; {<text:line-break/> <text:s text:c="3"/>fetch("/logs")<text:line-break/> <text:s text:c="5"/>.then((res) =&gt; res.json())<text:line-break/> <text:s text:c="5"/>.then((data) =&gt; {<text:line-break/> <text:s text:c="7"/>const visibleLogs = isAdmin ? data : data.filter(log =&gt; log.client_id === user.client_id);<text:line-break/> <text:s text:c="7"/>setLogs(visibleLogs);<text:line-break/> <text:s text:c="7"/>setFilteredLogs(visibleLogs);<text:line-break/><text:soft-page-break/> <text:s text:c="7"/>sendAlerts(visibleLogs);<text:line-break/> <text:s text:c="5"/>});<text:line-break/> <text:s/>}, []);<text:line-break/><text:line-break/> <text:s/>useEffect(() =&gt; {<text:line-break/> <text:s text:c="3"/>const [startDate, endDate] = dateRange;<text:line-break/> <text:s text:c="3"/>const filtered = logs.filter((log) =&gt; {<text:line-break/> <text:s text:c="5"/>const matchClient = isAdmin || isAuditor ? log.client_id?.toLowerCase().includes(search.toLowerCase()) : true;<text:line-break/> <text:s text:c="5"/>const matchDate = !startDate || !endDate || (new Date(log.timestamp) &gt;= startDate &amp;&amp; new Date(log.timestamp) &lt;= endDate);<text:line-break/> <text:s text:c="5"/>return matchClient &amp;&amp; matchDate;<text:line-break/> <text:s text:c="3"/>});<text:line-break/> <text:s text:c="3"/>setFilteredLogs(filtered);<text:line-break/> <text:s/>}, [search, dateRange, logs]);<text:line-break/><text:line-break/> <text:s/>const sendAlerts = (logs) =&gt; {<text:line-break/> <text:s text:c="3"/>const groupedByClient = {};<text:line-break/> <text:s text:c="3"/>logs.forEach((log) =&gt; {<text:line-break/> <text:s text:c="5"/>if (log.similarity_score &gt; 0.95 || log.invisible_marks_found) {<text:line-break/> <text:s text:c="7"/>if (!groupedByClient[log.client_id]) groupedByClient[log.client_id] = [];<text:line-break/> <text:s text:c="7"/>groupedByClient[log.client_id].push(log);<text:line-break/> <text:s text:c="5"/>}<text:line-break/> <text:s text:c="3"/>});<text:line-break/> <text:s text:c="3"/>Object.entries(groupedByClient).forEach(([client_id, alerts]) =&gt; {<text:line-break/> <text:s text:c="5"/>fetch("/send-alerts", {<text:line-break/> <text:s text:c="7"/>method: "POST",<text:line-break/> <text:s text:c="7"/>headers: { "Content-Type": "application/json" },<text:line-break/> <text:s text:c="7"/>body: JSON.stringify({ client_id, alerts })<text:line-break/> <text:s text:c="5"/>});<text:line-break/> <text:s text:c="3"/>});<text:line-break/> <text:s/>};<text:line-break/><text:line-break/> <text:s/>const exportToCSV = () =&gt; {<text:line-break/> <text:s text:c="3"/>const headers = ["Fecha", "Cliente", "Similitud", "Hash OK", "Marcas"];<text:line-break/> <text:s text:c="3"/>const rows = filteredLogs.map(log =&gt; [<text:line-break/> <text:s text:c="5"/>new Date(log.timestamp).toLocaleString(),<text:line-break/> <text:s text:c="5"/>log.client_id,<text:line-break/> <text:s text:c="5"/>log.similarity_score.toFixed(2),<text:line-break/> <text:s text:c="5"/>log.hash_match ? "✔️" : "❌",<text:line-break/> <text:s text:c="5"/>log.invisible_marks_found ? "⚠️" : "-"<text:line-break/> <text:s text:c="3"/>]);<text:line-break/><text:line-break/> <text:s text:c="3"/>const csvContent = [headers, ...rows].map(e =&gt; e.join(",")).join("\n");<text:line-break/> <text:s text:c="3"/>const blob = new Blob([csvContent], { type: "text/csv;charset=utf-8;" });<text:line-break/> <text:s text:c="3"/>const link = document.createElement("a");<text:line-break/> <text:s text:c="3"/>link.href = URL.createObjectURL(blob);<text:line-break/> <text:s text:c="3"/>link.setAttribute("download", `logs_export_${user?.client_id || 'todos'}.csv`);<text:line-break/> <text:s text:c="3"/>document.body.appendChild(link);<text:line-break/> <text:s text:c="3"/>link.click();<text:line-break/> <text:s text:c="3"/>document.body.removeChild(link);<text:line-break/> <text:s/>};<text:line-break/><text:soft-page-break/><text:line-break/> <text:s/>const barData = [<text:line-break/> <text:s text:c="3"/>{<text:line-break/> <text:s text:c="5"/>name: "Similitud Alta (&gt;0.9)",<text:line-break/> <text:s text:c="5"/>count: filteredLogs.filter((l) =&gt; l.similarity_score &gt; 0.9).length,<text:line-break/> <text:s text:c="3"/>},<text:line-break/> <text:s text:c="3"/>{<text:line-break/> <text:s text:c="5"/>name: "Marcas invisibles",<text:line-break/> <text:s text:c="5"/>count: filteredLogs.filter((l) =&gt; l.invisible_marks_found).length,<text:line-break/> <text:s text:c="3"/>},<text:line-break/> <text:s text:c="3"/>{<text:line-break/> <text:s text:c="5"/>name: "Hash coincidente",<text:line-break/> <text:s text:c="5"/>count: filteredLogs.filter((l) =&gt; l.hash_match).length,<text:line-break/> <text:s text:c="3"/>},<text:line-break/> <text:s/>];<text:line-break/><text:line-break/> <text:s/>return (<text:line-break/> <text:s text:c="3"/>&lt;div className="grid gap-4 p-4"&gt;<text:line-break/> <text:s text:c="5"/>&lt;h1 className="text-2xl font-bold"&gt;📊 Panel de Monitoreo&lt;/h1&gt;<text:line-break/><text:line-break/> <text:s text:c="5"/>&lt;div className="grid md:grid-cols-3 gap-4 items-end"&gt;<text:line-break/> <text:s text:c="7"/>{(isAdmin || isAuditor) &amp;&amp; (<text:line-break/> <text:s text:c="9"/>&lt;div&gt;<text:line-break/> <text:s text:c="11"/>&lt;Label&gt;Buscar por cliente&lt;/Label&gt;<text:line-break/> <text:s text:c="11"/>&lt;Input<text:line-break/> <text:s text:c="13"/>placeholder="Ej: ORG-123456"<text:line-break/> <text:s text:c="13"/>value={search}<text:line-break/> <text:s text:c="13"/>onChange={(e) =&gt; setSearch(e.target.value)}<text:line-break/> <text:s text:c="11"/>/&gt;<text:line-break/> <text:s text:c="9"/>&lt;/div&gt;<text:line-break/> <text:s text:c="7"/>)}<text:line-break/> <text:s text:c="7"/>&lt;div&gt;<text:line-break/> <text:s text:c="9"/>&lt;Label&gt;Rango de fechas&lt;/Label&gt;<text:line-break/> <text:s text:c="9"/>&lt;DatePicker<text:line-break/> <text:s text:c="11"/>mode="range"<text:line-break/> <text:s text:c="11"/>selected={dateRange}<text:line-break/> <text:s text:c="11"/>onSelect={setDateRange}<text:line-break/> <text:s text:c="9"/>/&gt;<text:line-break/> <text:s text:c="7"/>&lt;/div&gt;<text:line-break/> <text:s text:c="7"/>&lt;div&gt;<text:line-break/> <text:s text:c="9"/>&lt;Button onClick={exportToCSV}&gt;⬇️ Exportar CSV&lt;/Button&gt;<text:line-break/> <text:s text:c="7"/>&lt;/div&gt;<text:line-break/> <text:s text:c="5"/>&lt;/div&gt;<text:line-break/><text:line-break/> <text:s text:c="5"/>&lt;Card&gt;<text:line-break/> <text:s text:c="7"/>&lt;CardContent className="h-[300px]"&gt;<text:line-break/> <text:s text:c="9"/>&lt;ResponsiveContainer width="100%" height="100%"&gt;<text:line-break/> <text:s text:c="11"/>&lt;BarChart data={barData}&gt;<text:line-break/> <text:s text:c="13"/>&lt;XAxis dataKey="name" /&gt;<text:line-break/> <text:s text:c="13"/>&lt;YAxis allowDecimals={false} /&gt;<text:line-break/> <text:s text:c="13"/>&lt;Tooltip /&gt;<text:line-break/> <text:s text:c="13"/>&lt;Bar dataKey="count" fill="#0ea5e9" radius={[8, 8, 0, 0]} /&gt;<text:line-break/><text:soft-page-break/> <text:s text:c="11"/>&lt;/BarChart&gt;<text:line-break/> <text:s text:c="9"/>&lt;/ResponsiveContainer&gt;<text:line-break/> <text:s text:c="7"/>&lt;/CardContent&gt;<text:line-break/> <text:s text:c="5"/>&lt;/Card&gt;<text:line-break/><text:line-break/> <text:s text:c="5"/>&lt;div className="grid gap-2"&gt;<text:line-break/> <text:s text:c="7"/>&lt;h2 className="text-xl font-semibold"&gt;📁 Registros&lt;/h2&gt;<text:line-break/> <text:s text:c="7"/>&lt;div className="overflow-auto max-h-[500px] border rounded-md p-2"&gt;<text:line-break/> <text:s text:c="9"/>&lt;table className="w-full text-sm"&gt;<text:line-break/> <text:s text:c="11"/>&lt;thead&gt;<text:line-break/> <text:s text:c="13"/>&lt;tr className="text-left border-b"&gt;<text:line-break/> <text:s text:c="15"/>&lt;th className="p-2"&gt;Fecha&lt;/th&gt;<text:line-break/> <text:s text:c="15"/>&lt;th className="p-2"&gt;Cliente&lt;/th&gt;<text:line-break/> <text:s text:c="15"/>&lt;th className="p-2"&gt;Similitud&lt;/th&gt;<text:line-break/> <text:s text:c="15"/>&lt;th className="p-2"&gt;Hash OK&lt;/th&gt;<text:line-break/> <text:s text:c="15"/>&lt;th className="p-2"&gt;Marcas&lt;/th&gt;<text:line-break/> <text:s text:c="13"/>&lt;/tr&gt;<text:line-break/> <text:s text:c="11"/>&lt;/thead&gt;<text:line-break/> <text:s text:c="11"/>&lt;tbody&gt;<text:line-break/> <text:s text:c="13"/>{filteredLogs.map((log) =&gt; (<text:line-break/> <text:s text:c="15"/>&lt;tr key={log.id} className="border-b hover:bg-gray-100"&gt;<text:line-break/> <text:s text:c="17"/>&lt;td className="p-2 whitespace-nowrap"&gt;{new Date(log.timestamp).toLocaleString()}&lt;/td&gt;<text:line-break/> <text:s text:c="17"/>&lt;td className="p-2"&gt;{log.client_id}&lt;/td&gt;<text:line-break/> <text:s text:c="17"/>&lt;td className="p-2"&gt;{log.similarity_score.toFixed(2)}&lt;/td&gt;<text:line-break/> <text:s text:c="17"/>&lt;td className="p-2"&gt;{log.hash_match ? "✔️" : "❌"}&lt;/td&gt;<text:line-break/> <text:s text:c="17"/>&lt;td className="p-2"&gt;{log.invisible_marks_found ? "⚠️" : "-"}&lt;/td&gt;<text:line-break/> <text:s text:c="15"/>&lt;/tr&gt;<text:line-break/> <text:s text:c="13"/>))}<text:line-break/> <text:s text:c="11"/>&lt;/tbody&gt;<text:line-break/> <text:s text:c="9"/>&lt;/table&gt;<text:line-break/> <text:s text:c="7"/>&lt;/div&gt;<text:line-break/> <text:s text:c="5"/>&lt;/div&gt;<text:line-break/> <text:s text:c="3"/>&lt;/div&gt;<text:line-break/> <text:s/>);<text:line-break/>}<text:line-break/></text:p>
      <text:p text:style-name="Standard"/>
      <text:p text:style-name="Text_20_body">Tu panel ya está configurado para:</text:p>
      <text:list text:style-name="L58">
        <text:list-item>
          <text:p text:style-name="P62">🔍 Buscar por cliente.</text:p>
        </text:list-item>
        <text:list-item>
          <text:p text:style-name="P62">📅 Filtrar por rango de fechas.</text:p>
        </text:list-item>
        <text:list-item>
          <text:p text:style-name="P62">📊 Ver gráficos de métricas clave (similitud alta, marcas invisibles, hash coincidente).</text:p>
        </text:list-item>
        <text:list-item>
          <text:p text:style-name="P62">📁 Revisar los eventos registrados en una tabla.</text:p>
        </text:list-item>
      </text:list>
      <text:p text:style-name="Text_20_body">¿Quieres añadir exportación a CSV, alertas por correo, o autenticación para distintos usuarios? Puedo integrarlo también.</text:p>
      <text:p text:style-name="Standard">import React, { useEffect, useState } from "react";<text:line-break/>import { Card, CardContent } from "@/components/ui/card";<text:line-break/>import { Input } from "@/components/ui/input";<text:line-break/><text:soft-page-break/>import { Label } from "@/components/ui/label";<text:line-break/>import { DatePicker } from "@/components/ui/date-picker";<text:line-break/>import { Button } from "@/components/ui/button";<text:line-break/>import { BarChart, Bar, XAxis, YAxis, Tooltip, ResponsiveContainer } from "recharts";<text:line-break/><text:line-break/>export default function DashboardPanel({ user }) {<text:line-break/> <text:s/>const [logs, setLogs] = useState([]);<text:line-break/> <text:s/>const [filteredLogs, setFilteredLogs] = useState([]);<text:line-break/> <text:s/>const [search, setSearch] = useState(user?.client_id || "");<text:line-break/> <text:s/>const [dateRange, setDateRange] = useState([null, null]);<text:line-break/><text:line-break/> <text:s/>const isAdmin = user?.role === "admin";<text:line-break/> <text:s/>const isAuditor = user?.role === "auditor";<text:line-break/><text:line-break/> <text:s/>useEffect(() =&gt; {<text:line-break/> <text:s text:c="3"/>fetch("/logs")<text:line-break/> <text:s text:c="5"/>.then((res) =&gt; res.json())<text:line-break/> <text:s text:c="5"/>.then((data) =&gt; {<text:line-break/> <text:s text:c="7"/>const visibleLogs = isAdmin ? data : data.filter(log =&gt; log.client_id === user.client_id);<text:line-break/> <text:s text:c="7"/>setLogs(visibleLogs);<text:line-break/> <text:s text:c="7"/>setFilteredLogs(visibleLogs);<text:line-break/> <text:s text:c="7"/>sendAlerts(visibleLogs);<text:line-break/> <text:s text:c="5"/>});<text:line-break/> <text:s/>}, []);<text:line-break/><text:line-break/> <text:s/>useEffect(() =&gt; {<text:line-break/> <text:s text:c="3"/>const [startDate, endDate] = dateRange;<text:line-break/> <text:s text:c="3"/>const filtered = logs.filter((log) =&gt; {<text:line-break/> <text:s text:c="5"/>const matchClient = isAdmin || isAuditor ? log.client_id?.toLowerCase().includes(search.toLowerCase()) : true;<text:line-break/> <text:s text:c="5"/>const matchDate = !startDate || !endDate || (new Date(log.timestamp) &gt;= startDate &amp;&amp; new Date(log.timestamp) &lt;= endDate);<text:line-break/> <text:s text:c="5"/>return matchClient &amp;&amp; matchDate;<text:line-break/> <text:s text:c="3"/>});<text:line-break/> <text:s text:c="3"/>setFilteredLogs(filtered);<text:line-break/> <text:s/>}, [search, dateRange, logs]);<text:line-break/><text:line-break/> <text:s/>const sendAlerts = (logs) =&gt; {<text:line-break/> <text:s text:c="3"/>const groupedByClient = {};<text:line-break/> <text:s text:c="3"/>logs.forEach((log) =&gt; {<text:line-break/> <text:s text:c="5"/>if (log.similarity_score &gt; 0.95 || log.invisible_marks_found) {<text:line-break/> <text:s text:c="7"/>if (!groupedByClient[log.client_id]) groupedByClient[log.client_id] = [];<text:line-break/> <text:s text:c="7"/>groupedByClient[log.client_id].push(log);<text:line-break/> <text:s text:c="5"/>}<text:line-break/> <text:s text:c="3"/>});<text:line-break/> <text:s text:c="3"/>Object.entries(groupedByClient).forEach(([client_id, alerts]) =&gt; {<text:line-break/> <text:s text:c="5"/>fetch("/send-alerts", {<text:line-break/> <text:s text:c="7"/>method: "POST",<text:line-break/> <text:s text:c="7"/>headers: { "Content-Type": "application/json" },<text:line-break/> <text:s text:c="7"/>body: JSON.stringify({ client_id, alerts })<text:line-break/> <text:s text:c="5"/>});<text:line-break/> <text:s text:c="3"/>});<text:line-break/><text:soft-page-break/> <text:s/>};<text:line-break/><text:line-break/> <text:s/>const exportToCSV = () =&gt; {<text:line-break/> <text:s text:c="3"/>const headers = ["Fecha", "Cliente", "Similitud", "Hash OK", "Marcas"];<text:line-break/> <text:s text:c="3"/>const rows = filteredLogs.map(log =&gt; [<text:line-break/> <text:s text:c="5"/>new Date(log.timestamp).toLocaleString(),<text:line-break/> <text:s text:c="5"/>log.client_id,<text:line-break/> <text:s text:c="5"/>log.similarity_score.toFixed(2),<text:line-break/> <text:s text:c="5"/>log.hash_match ? "✔️" : "❌",<text:line-break/> <text:s text:c="5"/>log.invisible_marks_found ? "⚠️" : "-"<text:line-break/> <text:s text:c="3"/>]);<text:line-break/><text:line-break/> <text:s text:c="3"/>const csvContent = [headers, ...rows].map(e =&gt; e.join(",")).join("\n");<text:line-break/> <text:s text:c="3"/>const blob = new Blob([csvContent], { type: "text/csv;charset=utf-8;" });<text:line-break/> <text:s text:c="3"/>const link = document.createElement("a");<text:line-break/> <text:s text:c="3"/>link.href = URL.createObjectURL(blob);<text:line-break/> <text:s text:c="3"/>link.setAttribute("download", `logs_export_${user?.client_id || 'todos'}.csv`);<text:line-break/> <text:s text:c="3"/>document.body.appendChild(link);<text:line-break/> <text:s text:c="3"/>link.click();<text:line-break/> <text:s text:c="3"/>document.body.removeChild(link);<text:line-break/> <text:s/>};<text:line-break/><text:line-break/> <text:s/>const barData = [<text:line-break/> <text:s text:c="3"/>{<text:line-break/> <text:s text:c="5"/>name: "Similitud Alta (&gt;0.9)",<text:line-break/> <text:s text:c="5"/>count: filteredLogs.filter((l) =&gt; l.similarity_score &gt; 0.9).length,<text:line-break/> <text:s text:c="3"/>},<text:line-break/> <text:s text:c="3"/>{<text:line-break/> <text:s text:c="5"/>name: "Marcas invisibles",<text:line-break/> <text:s text:c="5"/>count: filteredLogs.filter((l) =&gt; l.invisible_marks_found).length,<text:line-break/> <text:s text:c="3"/>},<text:line-break/> <text:s text:c="3"/>{<text:line-break/> <text:s text:c="5"/>name: "Hash coincidente",<text:line-break/> <text:s text:c="5"/>count: filteredLogs.filter((l) =&gt; l.hash_match).length,<text:line-break/> <text:s text:c="3"/>},<text:line-break/> <text:s/>];<text:line-break/><text:line-break/> <text:s/>return (<text:line-break/> <text:s text:c="3"/>&lt;div className="grid gap-4 p-4"&gt;<text:line-break/> <text:s text:c="5"/>&lt;h1 className="text-2xl font-bold"&gt;📊 Panel de Monitoreo&lt;/h1&gt;<text:line-break/><text:line-break/> <text:s text:c="5"/>&lt;div className="grid md:grid-cols-3 gap-4 items-end"&gt;<text:line-break/> <text:s text:c="7"/>{(isAdmin || isAuditor) &amp;&amp; (<text:line-break/> <text:s text:c="9"/>&lt;div&gt;<text:line-break/> <text:s text:c="11"/>&lt;Label&gt;Buscar por cliente&lt;/Label&gt;<text:line-break/> <text:s text:c="11"/>&lt;Input<text:line-break/> <text:s text:c="13"/>placeholder="Ej: ORG-123456"<text:line-break/> <text:s text:c="13"/>value={search}<text:line-break/> <text:s text:c="13"/>onChange={(e) =&gt; setSearch(e.target.value)}<text:line-break/> <text:s text:c="11"/>/&gt;<text:line-break/> <text:s text:c="9"/>&lt;/div&gt;<text:line-break/> <text:s text:c="7"/>)}<text:line-break/><text:soft-page-break/> <text:s text:c="7"/>&lt;div&gt;<text:line-break/> <text:s text:c="9"/>&lt;Label&gt;Rango de fechas&lt;/Label&gt;<text:line-break/> <text:s text:c="9"/>&lt;DatePicker<text:line-break/> <text:s text:c="11"/>mode="range"<text:line-break/> <text:s text:c="11"/>selected={dateRange}<text:line-break/> <text:s text:c="11"/>onSelect={setDateRange}<text:line-break/> <text:s text:c="9"/>/&gt;<text:line-break/> <text:s text:c="7"/>&lt;/div&gt;<text:line-break/> <text:s text:c="7"/>&lt;div&gt;<text:line-break/> <text:s text:c="9"/>&lt;Button onClick={exportToCSV}&gt;⬇️ Exportar CSV&lt;/Button&gt;<text:line-break/> <text:s text:c="7"/>&lt;/div&gt;<text:line-break/> <text:s text:c="5"/>&lt;/div&gt;<text:line-break/><text:line-break/> <text:s text:c="5"/>&lt;Card&gt;<text:line-break/> <text:s text:c="7"/>&lt;CardContent className="h-[300px]"&gt;<text:line-break/> <text:s text:c="9"/>&lt;ResponsiveContainer width="100%" height="100%"&gt;<text:line-break/> <text:s text:c="11"/>&lt;BarChart data={barData}&gt;<text:line-break/> <text:s text:c="13"/>&lt;XAxis dataKey="name" /&gt;<text:line-break/> <text:s text:c="13"/>&lt;YAxis allowDecimals={false} /&gt;<text:line-break/> <text:s text:c="13"/>&lt;Tooltip /&gt;<text:line-break/> <text:s text:c="13"/>&lt;Bar dataKey="count" fill="#0ea5e9" radius={[8, 8, 0, 0]} /&gt;<text:line-break/> <text:s text:c="11"/>&lt;/BarChart&gt;<text:line-break/> <text:s text:c="9"/>&lt;/ResponsiveContainer&gt;<text:line-break/> <text:s text:c="7"/>&lt;/CardContent&gt;<text:line-break/> <text:s text:c="5"/>&lt;/Card&gt;<text:line-break/><text:line-break/> <text:s text:c="5"/>&lt;div className="grid gap-2"&gt;<text:line-break/> <text:s text:c="7"/>&lt;h2 className="text-xl font-semibold"&gt;📁 Registros&lt;/h2&gt;<text:line-break/> <text:s text:c="7"/>&lt;div className="overflow-auto max-h-[500px] border rounded-md p-2"&gt;<text:line-break/> <text:s text:c="9"/>&lt;table className="w-full text-sm"&gt;<text:line-break/> <text:s text:c="11"/>&lt;thead&gt;<text:line-break/> <text:s text:c="13"/>&lt;tr className="text-left border-b"&gt;<text:line-break/> <text:s text:c="15"/>&lt;th className="p-2"&gt;Fecha&lt;/th&gt;<text:line-break/> <text:s text:c="15"/>&lt;th className="p-2"&gt;Cliente&lt;/th&gt;<text:line-break/> <text:s text:c="15"/>&lt;th className="p-2"&gt;Similitud&lt;/th&gt;<text:line-break/> <text:s text:c="15"/>&lt;th className="p-2"&gt;Hash OK&lt;/th&gt;<text:line-break/> <text:s text:c="15"/>&lt;th className="p-2"&gt;Marcas&lt;/th&gt;<text:line-break/> <text:s text:c="13"/>&lt;/tr&gt;<text:line-break/> <text:s text:c="11"/>&lt;/thead&gt;<text:line-break/> <text:s text:c="11"/>&lt;tbody&gt;<text:line-break/> <text:s text:c="13"/>{filteredLogs.map((log) =&gt; (<text:line-break/> <text:s text:c="15"/>&lt;tr key={log.id} className="border-b hover:bg-gray-100"&gt;<text:line-break/> <text:s text:c="17"/>&lt;td className="p-2 whitespace-nowrap"&gt;{new Date(log.timestamp).toLocaleString()}&lt;/td&gt;<text:line-break/> <text:s text:c="17"/>&lt;td className="p-2"&gt;{log.client_id}&lt;/td&gt;<text:line-break/> <text:s text:c="17"/>&lt;td className="p-2"&gt;{log.similarity_score.toFixed(2)}&lt;/td&gt;<text:line-break/> <text:s text:c="17"/>&lt;td className="p-2"&gt;{log.hash_match ? "✔️" : "❌"}&lt;/td&gt;<text:line-break/> <text:s text:c="17"/>&lt;td className="p-2"&gt;{log.invisible_marks_found ? "⚠️" : "-"}&lt;/td&gt;<text:line-break/> <text:s text:c="15"/>&lt;/tr&gt;<text:line-break/> <text:s text:c="13"/>))}<text:line-break/> <text:s text:c="11"/>&lt;/tbody&gt;<text:line-break/> <text:s text:c="9"/>&lt;/table&gt;<text:line-break/><text:soft-page-break/> <text:s text:c="7"/>&lt;/div&gt;<text:line-break/> <text:s text:c="5"/>&lt;/div&gt;<text:line-break/> <text:s text:c="3"/>&lt;/div&gt;<text:line-break/> <text:s/>);<text:line-break/>}<text:line-break/></text:p>
      <text:p text:style-name="Text_20_body">✅ Se han integrado los roles de usuario (<text:span text:style-name="Source_20_Text">admin</text:span>, <text:span text:style-name="Source_20_Text">cliente</text:span>, <text:span text:style-name="Source_20_Text">auditor</text:span>) en el dashboard. Cada uno verá solo lo que le corresponde:</text:p>
      <text:list text:style-name="L59">
        <text:list-item>
          <text:p text:style-name="P63"><text:span text:style-name="Strong_20_Emphasis">Admin</text:span>: Puede ver y buscar registros de todos los clientes.</text:p>
        </text:list-item>
        <text:list-item>
          <text:p text:style-name="P63"><text:span text:style-name="Strong_20_Emphasis">Auditor</text:span>: Igual que admin, pero sin acciones administrativas.</text:p>
        </text:list-item>
        <text:list-item>
          <text:p text:style-name="P63"><text:span text:style-name="Strong_20_Emphasis">Cliente</text:span>: Solo ve sus propios datos.</text:p>
        </text:list-item>
      </text:list>
      <text:p text:style-name="Text_20_body">¿Deseas que el administrador pueda también gestionar usuarios o cambiar configuraciones de alertas desde el panel?</text:p>
      <text:p text:style-name="Text_20_body">Perfecto ✅ Vamos a extender el panel <text:span text:style-name="Strong_20_Emphasis">para administradores</text:span> con:</text:p>
      <text:p text:style-name="Horizontal_20_Line"/>
      <text:h text:style-name="Heading_20_2" text:outline-level="2">🎛️ Panel de Administración Avanzado</text:h>
      <text:h text:style-name="Heading_20_3" text:outline-level="3">1. 👥 Gestión de usuarios:</text:h>
      <text:list text:style-name="L60">
        <text:list-item>
          <text:p text:style-name="P64">Crear, editar, eliminar usuarios.</text:p>
        </text:list-item>
        <text:list-item>
          <text:p text:style-name="P64">Asignar roles (<text:span text:style-name="Source_20_Text">admin</text:span>, <text:span text:style-name="Source_20_Text">auditor</text:span>, <text:span text:style-name="Source_20_Text">cliente</text:span>).</text:p>
        </text:list-item>
        <text:list-item>
          <text:p text:style-name="P64">Asignar <text:span text:style-name="Source_20_Text">client_id</text:span> a cada usuario.</text:p>
        </text:list-item>
      </text:list>
      <text:h text:style-name="Heading_20_3" text:outline-level="3">2. 🔔 Configuración de alertas por cliente:</text:h>
      <text:list text:style-name="L61">
        <text:list-item>
          <text:p text:style-name="P65">Activar/desactivar alertas.</text:p>
        </text:list-item>
        <text:list-item>
          <text:p text:style-name="P65">Definir umbral de similitud.</text:p>
        </text:list-item>
        <text:list-item>
          <text:p text:style-name="P65">Configurar dirección de correo para alertas.</text:p>
        </text:list-item>
      </text:list>
      <text:p text:style-name="Horizontal_20_Line"/>
      <text:h text:style-name="Heading_20_2" text:outline-level="2">📦 Estructura de base de datos (PostgreSQL)</text:h>
      <text:p text:style-name="Text_20_body">Agrega estas dos tablas:</text:p>
      <text:p text:style-name="Preformatted_20_Text"><text:span text:style-name="Source_20_Text">CREATE TABLE users (</text:span></text:p>
      <text:p text:style-name="Preformatted_20_Text"><text:span text:style-name="Source_20_Text"><text:s text:c="4"/>id SERIAL PRIMARY KEY,</text:span></text:p>
      <text:p text:style-name="Preformatted_20_Text"><text:span text:style-name="Source_20_Text"><text:s text:c="4"/>username TEXT UNIQUE,</text:span></text:p>
      <text:p text:style-name="Preformatted_20_Text"><text:span text:style-name="Source_20_Text"><text:s text:c="4"/>password_hash TEXT,</text:span></text:p>
      <text:p text:style-name="Preformatted_20_Text"><text:span text:style-name="Source_20_Text"><text:s text:c="4"/>role TEXT CHECK (role IN ('admin', 'auditor', 'cliente')),</text:span></text:p>
      <text:p text:style-name="Preformatted_20_Text"><text:span text:style-name="Source_20_Text"><text:s text:c="4"/>client_id TEXT</text:span></text:p>
      <text:p text:style-name="Preformatted_20_Text"><text:span text:style-name="Source_20_Text">);</text:span></text:p>
      <text:p text:style-name="Preformatted_20_Text"/>
      <text:p text:style-name="Preformatted_20_Text"><text:span text:style-name="Source_20_Text">CREATE TABLE alert_configs (</text:span></text:p>
      <text:p text:style-name="Preformatted_20_Text"><text:span text:style-name="Source_20_Text"><text:s text:c="4"/>id SERIAL PRIMARY KEY,</text:span></text:p>
      <text:p text:style-name="Preformatted_20_Text"><text:span text:style-name="Source_20_Text"><text:s text:c="4"/>client_id TEXT UNIQUE,</text:span></text:p>
      <text:p text:style-name="Preformatted_20_Text"><text:span text:style-name="Source_20_Text"><text:s text:c="4"/>email TEXT,</text:span></text:p>
      <text:p text:style-name="Preformatted_20_Text"><text:soft-page-break/><text:span text:style-name="Source_20_Text"><text:s text:c="4"/>threshold FLOAT DEFAULT 0.95,</text:span></text:p>
      <text:p text:style-name="Preformatted_20_Text"><text:span text:style-name="Source_20_Text"><text:s text:c="4"/>enable_invisible_marks_alert BOOLEAN DEFAULT TRUE</text:span></text:p>
      <text:p text:style-name="P10"><text:span text:style-name="Source_20_Text">);</text:span></text:p>
      <text:p text:style-name="Horizontal_20_Line"/>
      <text:h text:style-name="Heading_20_2" text:outline-level="2">🔐 Login &amp; Autenticación</text:h>
      <text:p text:style-name="Text_20_body">Utiliza sesiones o tokens. Aquí un ejemplo básico con Flask:</text:p>
      <text:p text:style-name="P10"><text:span text:style-name="Source_20_Text">pip install flask-login bcrypt</text:span></text:p>
      <text:h text:style-name="Heading_20_3" text:outline-level="3"><text:span text:style-name="Source_20_Text">auth.py</text:span> – Login simple con bcrypt y Flask-Login</text:h>
      <text:p text:style-name="Preformatted_20_Text"><text:span text:style-name="Source_20_Text">from flask_login import LoginManager, login_user, logout_user, login_required, current_user, UserMixin</text:span></text:p>
      <text:p text:style-name="Preformatted_20_Text"><text:span text:style-name="Source_20_Text">import bcrypt</text:span></text:p>
      <text:p text:style-name="Preformatted_20_Text"><text:span text:style-name="Source_20_Text">import psycopg2</text:span></text:p>
      <text:p text:style-name="Preformatted_20_Text"/>
      <text:p text:style-name="Preformatted_20_Text"><text:span text:style-name="Source_20_Text">login_manager = LoginManager()</text:span></text:p>
      <text:p text:style-name="Preformatted_20_Text"/>
      <text:p text:style-name="Preformatted_20_Text"><text:span text:style-name="Source_20_Text">class User(UserMixin):</text:span></text:p>
      <text:p text:style-name="Preformatted_20_Text"><text:span text:style-name="Source_20_Text"><text:s text:c="4"/>def __init__(self, id, username, role, client_id):</text:span></text:p>
      <text:p text:style-name="Preformatted_20_Text"><text:span text:style-name="Source_20_Text"><text:s text:c="8"/>self.id = id</text:span></text:p>
      <text:p text:style-name="Preformatted_20_Text"><text:span text:style-name="Source_20_Text"><text:s text:c="8"/>self.username = username</text:span></text:p>
      <text:p text:style-name="Preformatted_20_Text"><text:span text:style-name="Source_20_Text"><text:s text:c="8"/>self.role = role</text:span></text:p>
      <text:p text:style-name="Preformatted_20_Text"><text:span text:style-name="Source_20_Text"><text:s text:c="8"/>self.client_id = client_id</text:span></text:p>
      <text:p text:style-name="Preformatted_20_Text"/>
      <text:p text:style-name="Preformatted_20_Text"><text:span text:style-name="Source_20_Text">@login_manager.user_loader</text:span></text:p>
      <text:p text:style-name="Preformatted_20_Text"><text:span text:style-name="Source_20_Text">def load_user(user_id):</text:span></text:p>
      <text:p text:style-name="Preformatted_20_Text"><text:span text:style-name="Source_20_Text"><text:s text:c="4"/>cur = conn.cursor()</text:span></text:p>
      <text:p text:style-name="Preformatted_20_Text"><text:span text:style-name="Source_20_Text"><text:s text:c="4"/>cur.execute("SELECT id, username, role, client_id FROM users WHERE id = %s", (int(user_id),))</text:span></text:p>
      <text:p text:style-name="Preformatted_20_Text"><text:span text:style-name="Source_20_Text"><text:s text:c="4"/>user_data = cur.fetchone()</text:span></text:p>
      <text:p text:style-name="Preformatted_20_Text"><text:span text:style-name="Source_20_Text"><text:s text:c="4"/>if user_data:</text:span></text:p>
      <text:p text:style-name="Preformatted_20_Text"><text:span text:style-name="Source_20_Text"><text:s text:c="8"/>return User(*user_data)</text:span></text:p>
      <text:p text:style-name="P10"><text:span text:style-name="Source_20_Text"><text:s text:c="4"/>return None</text:span></text:p>
      <text:p text:style-name="Horizontal_20_Line"/>
      <text:h text:style-name="Heading_20_2" text:outline-level="2">🧠 Lógica para el backend</text:h>
      <text:h text:style-name="Heading_20_3" text:outline-level="3">A. En <text:span text:style-name="Source_20_Text">analyze_and_log(...)</text:span> añade:</text:h>
      <text:p text:style-name="Preformatted_20_Text"><text:span text:style-name="Source_20_Text">def get_alert_config(client_id):</text:span></text:p>
      <text:p text:style-name="Preformatted_20_Text"><text:span text:style-name="Source_20_Text"><text:s text:c="4"/>cursor.execute("SELECT email, threshold, enable_invisible_marks_alert FROM alert_configs WHERE client_id=%s", (client_id,))</text:span></text:p>
      <text:p text:style-name="Preformatted_20_Text"><text:span text:style-name="Source_20_Text"><text:s text:c="4"/>return cursor.fetchone()</text:span></text:p>
      <text:p text:style-name="Preformatted_20_Text"/>
      <text:p text:style-name="Preformatted_20_Text"><text:span text:style-name="Source_20_Text">def maybe_send_alert(log_data, client_id):</text:span></text:p>
      <text:p text:style-name="Preformatted_20_Text"><text:span text:style-name="Source_20_Text"><text:s text:c="4"/>config = get_alert_config(client_id)</text:span></text:p>
      <text:p text:style-name="Preformatted_20_Text"><text:span text:style-name="Source_20_Text"><text:s text:c="4"/>if not config:</text:span></text:p>
      <text:p text:style-name="Preformatted_20_Text"><text:span text:style-name="Source_20_Text"><text:s text:c="8"/>return</text:span></text:p>
      <text:p text:style-name="Preformatted_20_Text"><text:span text:style-name="Source_20_Text"><text:s text:c="4"/>email, threshold, alert_invisibles = config</text:span></text:p>
      <text:p text:style-name="Preformatted_20_Text"><text:span text:style-name="Source_20_Text"><text:s text:c="4"/>if (</text:span></text:p>
      <text:p text:style-name="Preformatted_20_Text"><text:span text:style-name="Source_20_Text"><text:s text:c="8"/>log_data['similarity_score'] &gt; threshold or </text:span></text:p>
      <text:p text:style-name="Preformatted_20_Text"><text:span text:style-name="Source_20_Text"><text:s text:c="8"/>(alert_invisibles and log_data['invisible_marks_found'])</text:span></text:p>
      <text:p text:style-name="Preformatted_20_Text"><text:span text:style-name="Source_20_Text"><text:s text:c="4"/>):</text:span></text:p>
      <text:p text:style-name="P10"><text:span text:style-name="Source_20_Text"><text:s text:c="8"/>send_email_alert(log_data, email)</text:span></text:p>
      <text:p text:style-name="Text_20_body"><text:soft-page-break/>Y llama a <text:span text:style-name="Source_20_Text">maybe_send_alert()</text:span> tras guardar el log.</text:p>
      <text:p text:style-name="Horizontal_20_Line"/>
      <text:h text:style-name="Heading_20_2" text:outline-level="2">🛠️ Interfaz de administración en el panel (HTML/JS)</text:h>
      <text:h text:style-name="Heading_20_3" text:outline-level="3"><text:span text:style-name="Source_20_Text">admin.html</text:span></text:h>
      <text:p text:style-name="Text_20_body">Incluye:</text:p>
      <text:list text:style-name="L62">
        <text:list-item>
          <text:p text:style-name="P66">Tabla editable de usuarios.</text:p>
        </text:list-item>
        <text:list-item>
          <text:p text:style-name="P66">Tabla editable de alert configs.</text:p>
        </text:list-item>
        <text:list-item>
          <text:p text:style-name="P66">Botón para crear usuario nuevo.</text:p>
        </text:list-item>
        <text:list-item>
          <text:p text:style-name="P66">Filtros por cliente.</text:p>
        </text:list-item>
        <text:list-item>
          <text:p text:style-name="P66">Formularios para editar valores en línea.</text:p>
        </text:list-item>
      </text:list>
      <text:p text:style-name="Text_20_body">Se recomienda usar <text:a xlink:type="simple" xlink:href="http://tabulator.info/" text:style-name="Internet_20_link" text:visited-style-name="Visited_20_Internet_20_Link">Tabulator</text:a> o <text:a xlink:type="simple" xlink:href="https://datatables.net/" text:style-name="Internet_20_link" text:visited-style-name="Visited_20_Internet_20_Link">DataTables</text:a> para la UI de edición con AJAX.</text:p>
      <text:p text:style-name="Horizontal_20_Line"/>
      <text:h text:style-name="Heading_20_2" text:outline-level="2">🧪 Próximos pasos y extensiones opcionales</text:h>
      <text:list text:style-name="L63">
        <text:list-item>
          <text:p text:style-name="P67">📊 Dashboard visual con gráficas por cliente.</text:p>
        </text:list-item>
        <text:list-item>
          <text:p text:style-name="P67">🔐 Autenticación con JWT o sesiones persistentes.</text:p>
        </text:list-item>
        <text:list-item>
          <text:p text:style-name="P67">📥 Soporte para subida de documentos para análisis directo.</text:p>
        </text:list-item>
        <text:list-item>
          <text:p text:style-name="P67">📤 Exportaciones avanzadas por usuario.</text:p>
        </text:list-item>
        <text:list-item>
          <text:p text:style-name="P67">🎯 Control de acceso con políticas por campo o tabla.</text:p>
        </text:list-item>
      </text:list>
      <text:p text:style-name="Horizontal_20_Line"/>
      <text:p text:style-name="Text_20_body">¿Quieres que prepare los endpoints Flask para crear y editar usuarios y alert configs, junto con la UI completa en HTML y JavaScript? Puedo hacerlo ahora.</text:p>
      <text:p text:style-name="Standard"/>
      <text:p text:style-name="Standard">from flask import Flask, request, jsonify, session, render_template<text:line-break/>from flask_cors import CORS<text:line-break/>from flask_login import LoginManager, login_user, logout_user, login_required, current_user, UserMixin<text:line-break/>import psycopg2, bcrypt<text:line-break/><text:line-break/>app = Flask(__name__)<text:line-break/>app.secret_key = 'super-secret-key'<text:line-break/>CORS(app, supports_credentials=True)<text:line-break/>login_manager = LoginManager(app)<text:line-break/><text:line-break/># PostgreSQL connection<text:line-break/>conn = psycopg2.connect("dbname=yourdb user=youruser password=yourpass host=localhost")<text:line-break/>cursor = conn.cursor()<text:line-break/><text:line-break/><text:soft-page-break/>class User(UserMixin):<text:line-break/> <text:s text:c="3"/>def __init__(self, id, username, role, client_id):<text:line-break/> <text:s text:c="7"/>self.id = id<text:line-break/> <text:s text:c="7"/>self.username = username<text:line-break/> <text:s text:c="7"/>self.role = role<text:line-break/> <text:s text:c="7"/>self.client_id = client_id<text:line-break/><text:line-break/>@login_manager.user_loader<text:line-break/>def load_user(user_id):<text:line-break/> <text:s text:c="3"/>cursor.execute("SELECT id, username, role, client_id FROM users WHERE id = %s", (int(user_id),))<text:line-break/> <text:s text:c="3"/>data = cursor.fetchone()<text:line-break/> <text:s text:c="3"/>if data:<text:line-break/> <text:s text:c="7"/>return User(*data)<text:line-break/> <text:s text:c="3"/>return None<text:line-break/><text:line-break/>@app.route("/login", methods=["POST"])<text:line-break/>def login():<text:line-break/> <text:s text:c="3"/>data = request.json<text:line-break/> <text:s text:c="3"/>cursor.execute("SELECT id, username, password_hash, role, client_id FROM users WHERE username=%s", (data['username'],))<text:line-break/> <text:s text:c="3"/>user = cursor.fetchone()<text:line-break/> <text:s text:c="3"/>if user and bcrypt.checkpw(data['password'].encode(), user[2].encode()):<text:line-break/> <text:s text:c="7"/>user_obj = User(user[0], user[1], user[3], user[4])<text:line-break/> <text:s text:c="7"/>login_user(user_obj)<text:line-break/> <text:s text:c="7"/>return jsonify({"success": True, "user": {"id": user[0], "username": user[1], "role": user[3], "client_id": user[4]}})<text:line-break/> <text:s text:c="3"/>return jsonify({"success": False, "error": "Invalid credentials"}), 401<text:line-break/><text:line-break/>@app.route("/logout", methods=["POST"])<text:line-break/>@login_required<text:line-break/>def logout():<text:line-break/> <text:s text:c="3"/>logout_user()<text:line-break/> <text:s text:c="3"/>return jsonify({"success": True})<text:line-break/><text:line-break/>@app.route("/users", methods=["GET"])<text:line-break/>@login_required<text:line-break/>def get_users():<text:line-break/> <text:s text:c="3"/>if current_user.role != 'admin':<text:line-break/> <text:s text:c="7"/>return jsonify({"error": "Forbidden"}), 403<text:line-break/> <text:s text:c="3"/>cursor.execute("SELECT id, username, role, client_id FROM users")<text:line-break/> <text:s text:c="3"/>users = cursor.fetchall()<text:line-break/> <text:s text:c="3"/>return jsonify(users)<text:line-break/><text:line-break/>@app.route("/users", methods=["POST"])<text:line-break/>@login_required<text:line-break/>def create_user():<text:line-break/> <text:s text:c="3"/>if current_user.role != 'admin':<text:line-break/> <text:s text:c="7"/>return jsonify({"error": "Forbidden"}), 403<text:line-break/> <text:s text:c="3"/>data = request.json<text:line-break/> <text:s text:c="3"/>pw_hash = bcrypt.hashpw(data['password'].encode(), bcrypt.gensalt()).decode()<text:line-break/> <text:s text:c="3"/>cursor.execute("INSERT INTO users (username, password_hash, role, client_id) VALUES (%s, <text:soft-page-break/>%s, %s, %s)",<text:line-break/> <text:s text:c="18"/>(data['username'], pw_hash, data['role'], data['client_id']))<text:line-break/> <text:s text:c="3"/>conn.commit()<text:line-break/> <text:s text:c="3"/>return jsonify({"success": True})<text:line-break/><text:line-break/>@app.route("/users/&lt;int:user_id&gt;", methods=["PUT"])<text:line-break/>@login_required<text:line-break/>def update_user(user_id):<text:line-break/> <text:s text:c="3"/>if current_user.role != 'admin':<text:line-break/> <text:s text:c="7"/>return jsonify({"error": "Forbidden"}), 403<text:line-break/> <text:s text:c="3"/>data = request.json<text:line-break/> <text:s text:c="3"/>cursor.execute("UPDATE users SET username=%s, role=%s, client_id=%s WHERE id=%s",<text:line-break/> <text:s text:c="18"/>(data['username'], data['role'], data['client_id'], user_id))<text:line-break/> <text:s text:c="3"/>conn.commit()<text:line-break/> <text:s text:c="3"/>return jsonify({"success": True})<text:line-break/><text:line-break/>@app.route("/alert-configs", methods=["GET"])<text:line-break/>@login_required<text:line-break/>def get_alert_configs():<text:line-break/> <text:s text:c="3"/>if current_user.role != 'admin':<text:line-break/> <text:s text:c="7"/>return jsonify({"error": "Forbidden"}), 403<text:line-break/> <text:s text:c="3"/>cursor.execute("SELECT client_id, email, threshold, enable_invisible_marks_alert FROM alert_configs")<text:line-break/> <text:s text:c="3"/>return jsonify(cursor.fetchall())<text:line-break/><text:line-break/>@app.route("/alert-configs", methods=["POST"])<text:line-break/>@login_required<text:line-break/>def create_or_update_alert_config():<text:line-break/> <text:s text:c="3"/>if current_user.role != 'admin':<text:line-break/> <text:s text:c="7"/>return jsonify({"error": "Forbidden"}), 403<text:line-break/> <text:s text:c="3"/>data = request.json<text:line-break/> <text:s text:c="3"/>cursor.execute("""<text:line-break/> <text:s text:c="7"/>INSERT INTO alert_configs (client_id, email, threshold, enable_invisible_marks_alert)<text:line-break/> <text:s text:c="7"/>VALUES (%s, %s, %s, %s)<text:line-break/> <text:s text:c="7"/>ON CONFLICT (client_id) DO UPDATE SET<text:line-break/> <text:s text:c="7"/>email = EXCLUDED.email,<text:line-break/> <text:s text:c="7"/>threshold = EXCLUDED.threshold,<text:line-break/> <text:s text:c="7"/>enable_invisible_marks_alert = EXCLUDED.enable_invisible_marks_alert<text:line-break/> <text:s text:c="3"/>""", (data['client_id'], data['email'], data['threshold'], data['enable']))<text:line-break/> <text:s text:c="3"/>conn.commit()<text:line-break/> <text:s text:c="3"/>return jsonify({"success": True})<text:line-break/><text:line-break/>@app.route("/admin")<text:line-break/>@login_required<text:line-break/>def admin_panel():<text:line-break/> <text:s text:c="3"/>if current_user.role != 'admin':<text:line-break/> <text:s text:c="7"/>return "Access Denied", 403<text:line-break/> <text:s text:c="3"/>return render_template("admin_panel.html")<text:line-break/><text:line-break/>if __name__ == '__main__':<text:line-break/> <text:s text:c="3"/>app.run(debug=True)<text:line-break/></text:p>
      <text:p text:style-name="Standard"><text:soft-page-break/></text:p>
      <text:p text:style-name="Standard">from flask import Flask, request, jsonify, session, render_template<text:line-break/>from flask_cors import CORS<text:line-break/>from flask_login import LoginManager, login_user, logout_user, login_required, current_user, UserMixin<text:line-break/>import psycopg2, bcrypt<text:line-break/><text:line-break/>app = Flask(__name__)<text:line-break/>app.secret_key = 'super-secret-key'<text:line-break/>CORS(app, supports_credentials=True)<text:line-break/>login_manager = LoginManager(app)<text:line-break/><text:line-break/># PostgreSQL connection<text:line-break/>conn = psycopg2.connect("dbname=yourdb user=youruser password=yourpass host=localhost")<text:line-break/>cursor = conn.cursor()<text:line-break/><text:line-break/>class User(UserMixin):<text:line-break/> <text:s text:c="3"/>def __init__(self, id, username, role, client_id):<text:line-break/> <text:s text:c="7"/>self.id = id<text:line-break/> <text:s text:c="7"/>self.username = username<text:line-break/> <text:s text:c="7"/>self.role = role<text:line-break/> <text:s text:c="7"/>self.client_id = client_id<text:line-break/><text:line-break/>@login_manager.user_loader<text:line-break/>def load_user(user_id):<text:line-break/> <text:s text:c="3"/>cursor.execute("SELECT id, username, role, client_id FROM users WHERE id = %s", (int(user_id),))<text:line-break/> <text:s text:c="3"/>data = cursor.fetchone()<text:line-break/> <text:s text:c="3"/>if data:<text:line-break/> <text:s text:c="7"/>return User(*data)<text:line-break/> <text:s text:c="3"/>return None<text:line-break/><text:line-break/>@app.route("/login", methods=["POST"])<text:line-break/>def login():<text:line-break/> <text:s text:c="3"/>data = request.json<text:line-break/> <text:s text:c="3"/>cursor.execute("SELECT id, username, password_hash, role, client_id FROM users WHERE username=%s", (data['username'],))<text:line-break/> <text:s text:c="3"/>user = cursor.fetchone()<text:line-break/> <text:s text:c="3"/>if user and bcrypt.checkpw(data['password'].encode(), user[2].encode()):<text:line-break/> <text:s text:c="7"/>user_obj = User(user[0], user[1], user[3], user[4])<text:line-break/> <text:s text:c="7"/>login_user(user_obj)<text:line-break/> <text:s text:c="7"/>return jsonify({"success": True, "user": {"id": user[0], "username": user[1], "role": user[3], "client_id": user[4]}})<text:line-break/> <text:s text:c="3"/>return jsonify({"success": False, "error": "Invalid credentials"}), 401<text:line-break/><text:line-break/>@app.route("/logout", methods=["POST"])<text:line-break/>@login_required<text:line-break/>def logout():<text:line-break/> <text:s text:c="3"/>logout_user()<text:line-break/> <text:s text:c="3"/>return jsonify({"success": True})<text:line-break/><text:line-break/>@app.route("/users", methods=["GET"])<text:line-break/><text:soft-page-break/>@login_required<text:line-break/>def get_users():<text:line-break/> <text:s text:c="3"/>if current_user.role != 'admin':<text:line-break/> <text:s text:c="7"/>return jsonify({"error": "Forbidden"}), 403<text:line-break/> <text:s text:c="3"/>cursor.execute("SELECT id, username, role, client_id FROM users")<text:line-break/> <text:s text:c="3"/>users = cursor.fetchall()<text:line-break/> <text:s text:c="3"/>return jsonify(users)<text:line-break/><text:line-break/>@app.route("/users", methods=["POST"])<text:line-break/>@login_required<text:line-break/>def create_user():<text:line-break/> <text:s text:c="3"/>if current_user.role != 'admin':<text:line-break/> <text:s text:c="7"/>return jsonify({"error": "Forbidden"}), 403<text:line-break/> <text:s text:c="3"/>data = request.json<text:line-break/> <text:s text:c="3"/>pw_hash = bcrypt.hashpw(data['password'].encode(), bcrypt.gensalt()).decode()<text:line-break/> <text:s text:c="3"/>cursor.execute("INSERT INTO users (username, password_hash, role, client_id) VALUES (%s, %s, %s, %s)",<text:line-break/> <text:s text:c="18"/>(data['username'], pw_hash, data['role'], data['client_id']))<text:line-break/> <text:s text:c="3"/>conn.commit()<text:line-break/> <text:s text:c="3"/>return jsonify({"success": True})<text:line-break/><text:line-break/>@app.route("/users/&lt;int:user_id&gt;", methods=["PUT"])<text:line-break/>@login_required<text:line-break/>def update_user(user_id):<text:line-break/> <text:s text:c="3"/>if current_user.role != 'admin':<text:line-break/> <text:s text:c="7"/>return jsonify({"error": "Forbidden"}), 403<text:line-break/> <text:s text:c="3"/>data = request.json<text:line-break/> <text:s text:c="3"/>cursor.execute("UPDATE users SET username=%s, role=%s, client_id=%s WHERE id=%s",<text:line-break/> <text:s text:c="18"/>(data['username'], data['role'], data['client_id'], user_id))<text:line-break/> <text:s text:c="3"/>conn.commit()<text:line-break/> <text:s text:c="3"/>return jsonify({"success": True})<text:line-break/><text:line-break/>@app.route("/alert-configs", methods=["GET"])<text:line-break/>@login_required<text:line-break/>def get_alert_configs():<text:line-break/> <text:s text:c="3"/>if current_user.role != 'admin':<text:line-break/> <text:s text:c="7"/>return jsonify({"error": "Forbidden"}), 403<text:line-break/> <text:s text:c="3"/>cursor.execute("SELECT client_id, email, threshold, enable_invisible_marks_alert FROM alert_configs")<text:line-break/> <text:s text:c="3"/>return jsonify(cursor.fetchall())<text:line-break/><text:line-break/>@app.route("/alert-configs", methods=["POST"])<text:line-break/>@login_required<text:line-break/>def create_or_update_alert_config():<text:line-break/> <text:s text:c="3"/>if current_user.role != 'admin':<text:line-break/> <text:s text:c="7"/>return jsonify({"error": "Forbidden"}), 403<text:line-break/> <text:s text:c="3"/>data = request.json<text:line-break/> <text:s text:c="3"/>cursor.execute("""<text:line-break/> <text:s text:c="7"/>INSERT INTO alert_configs (client_id, email, threshold, enable_invisible_marks_alert)<text:line-break/> <text:s text:c="7"/>VALUES (%s, %s, %s, %s)<text:line-break/> <text:s text:c="7"/>ON CONFLICT (client_id) DO UPDATE SET<text:line-break/> <text:s text:c="7"/>email = EXCLUDED.email,<text:line-break/><text:soft-page-break/> <text:s text:c="7"/>threshold = EXCLUDED.threshold,<text:line-break/> <text:s text:c="7"/>enable_invisible_marks_alert = EXCLUDED.enable_invisible_marks_alert<text:line-break/> <text:s text:c="3"/>""", (data['client_id'], data['email'], data['threshold'], data['enable']))<text:line-break/> <text:s text:c="3"/>conn.commit()<text:line-break/> <text:s text:c="3"/>return jsonify({"success": True})<text:line-break/><text:line-break/>@app.route("/admin")<text:line-break/>@login_required<text:line-break/>def admin_panel():<text:line-break/> <text:s text:c="3"/>if current_user.role != 'admin':<text:line-break/> <text:s text:c="7"/>return "Access Denied", 403<text:line-break/> <text:s text:c="3"/>return render_template("admin_panel.html")<text:line-break/><text:line-break/>if __name__ == '__main__':<text:line-break/> <text:s text:c="3"/>app.run(debug=True)<text:line-break/></text:p>
      <text:p text:style-name="Standard"/>
      <text:p text:style-name="Standard">&lt;!DOCTYPE html&gt;<text:line-break/>&lt;html lang="en"&gt;<text:line-break/>&lt;head&gt;<text:line-break/> <text:s/>&lt;meta charset="UTF-8"&gt;<text:line-break/> <text:s/>&lt;meta name="viewport" content="width=device-width, initial-scale=1.0"&gt;<text:line-break/> <text:s/>&lt;title&gt;Content Protection Checker&lt;/title&gt;<text:line-break/> <text:s/>&lt;style&gt;<text:line-break/> <text:s text:c="3"/>body { font-family: Arial; margin: 40px; background-color: #f4f4f4; }<text:line-break/> <text:s text:c="3"/>h1 { color: #333; }<text:line-break/> <text:s text:c="3"/>input, button { padding: 10px; margin: 10px 0; width: 100%; }<text:line-break/> <text:s text:c="3"/>.results, .email-form { margin-top: 20px; padding: 15px; background: white; border-radius: 8px; }<text:line-break/> <text:s text:c="3"/>.checklist { list-style: none; padding: 0; }<text:line-break/> <text:s text:c="3"/>.checklist li::before { content: '\2713'; color: green; margin-right: 8px; }<text:line-break/> <text:s/>&lt;/style&gt;<text:line-break/>&lt;/head&gt;<text:line-break/>&lt;body&gt;<text:line-break/> <text:s/>&lt;h1&gt;Verifica la protección de tu contenido frente a IA&lt;/h1&gt;<text:line-break/><text:line-break/> <text:s/>&lt;div&gt;<text:line-break/> <text:s text:c="3"/>&lt;input type="url" id="url-input" placeholder="Introduce una URL para analizar"&gt;<text:line-break/> <text:s text:c="3"/>&lt;button onclick="runProtectionCheck()"&gt;Analizar protección&lt;/button&gt;<text:line-break/> <text:s/>&lt;/div&gt;<text:line-break/><text:line-break/> <text:s/>&lt;div id="results" class="results" style="display:none"&gt;<text:line-break/> <text:s text:c="3"/>&lt;h2&gt;Resultado del Análisis&lt;/h2&gt;<text:line-break/> <text:s text:c="3"/>&lt;ul id="checklist" class="checklist"&gt;&lt;/ul&gt;<text:line-break/> <text:s/>&lt;/div&gt;<text:line-break/><text:line-break/> <text:s/>&lt;div id="email-form" class="email-form" style="display:none"&gt;<text:line-break/> <text:s text:c="3"/>&lt;h3&gt;Recibe el informe en tu correo&lt;/h3&gt;<text:line-break/> <text:s text:c="3"/>&lt;input type="email" id="user-email" placeholder="Tu correo electrónico"&gt;<text:line-break/> <text:s text:c="3"/>&lt;button onclick="sendReportByEmail()"&gt;Enviar Informe&lt;/button&gt;<text:line-break/> <text:s/>&lt;/div&gt;<text:line-break/><text:line-break/><text:soft-page-break/> <text:s/>&lt;script&gt;<text:line-break/> <text:s text:c="3"/>let lastReport = null;<text:line-break/><text:line-break/> <text:s text:c="3"/>async function runProtectionCheck() {<text:line-break/> <text:s text:c="5"/>const url = document.getElementById('url-input').value;<text:line-break/> <text:s text:c="5"/>const res = await fetch('/check-protection', {<text:line-break/> <text:s text:c="7"/>method: 'POST',<text:line-break/> <text:s text:c="7"/>headers: { 'Content-Type': 'application/json' },<text:line-break/> <text:s text:c="7"/>body: JSON.stringify({ url })<text:line-break/> <text:s text:c="5"/>});<text:line-break/><text:line-break/> <text:s text:c="5"/>const data = await res.json();<text:line-break/> <text:s text:c="5"/>lastReport = data;<text:line-break/><text:line-break/> <text:s text:c="5"/>const checklist = document.getElementById('checklist');<text:line-break/> <text:s text:c="5"/>checklist.innerHTML = '';<text:line-break/><text:line-break/> <text:s text:c="5"/>if (data.robots_txt_blocked) checklist.innerHTML += '&lt;li&gt;Bloqueo en robots.txt detectado&lt;/li&gt;';<text:line-break/> <text:s text:c="5"/>else checklist.innerHTML += '&lt;li style="color:red"&gt;No se detectó bloqueo en robots.txt&lt;/li&gt;';<text:line-break/><text:line-break/> <text:s text:c="5"/>if (data.has_watermark) checklist.innerHTML += '&lt;li&gt;Marca de agua oculta detectada&lt;/li&gt;';<text:line-break/> <text:s text:c="5"/>else checklist.innerHTML += '&lt;li style="color:red"&gt;No se detectaron marcas de agua ocultas&lt;/li&gt;';<text:line-break/><text:line-break/> <text:s text:c="5"/>if (data.has_copyright_notice) checklist.innerHTML += '&lt;li&gt;Copyright visible en la página&lt;/li&gt;';<text:line-break/> <text:s text:c="5"/>else checklist.innerHTML += '&lt;li style="color:red"&gt;No se detectó aviso de copyright&lt;/li&gt;';<text:line-break/><text:line-break/> <text:s text:c="5"/>if (data.has_steganography) checklist.innerHTML += '&lt;li&gt;Esteganografía en imágenes detectada&lt;/li&gt;';<text:line-break/> <text:s text:c="5"/>else checklist.innerHTML += '&lt;li style="color:red"&gt;No se detectó esteganografía&lt;/li&gt;';<text:line-break/><text:line-break/> <text:s text:c="5"/>if (data.timestamped) checklist.innerHTML += '&lt;li&gt;Contenido fechado digitalmente (timestamp)&lt;/li&gt;';<text:line-break/> <text:s text:c="5"/>else checklist.innerHTML += '&lt;li style="color:red"&gt;No se detectó fechado digital (timestamp)&lt;/li&gt;';<text:line-break/><text:line-break/> <text:s text:c="5"/>document.getElementById('results').style.display = 'block';<text:line-break/> <text:s text:c="5"/>document.getElementById('email-form').style.display = 'block';<text:line-break/> <text:s text:c="3"/>}<text:line-break/><text:line-break/> <text:s text:c="3"/>async function sendReportByEmail() {<text:line-break/> <text:s text:c="5"/>const email = document.getElementById('user-email').value;<text:line-break/> <text:s text:c="5"/>if (!email || !lastReport) return alert('Debes ingresar tu email.');<text:line-break/><text:line-break/> <text:s text:c="5"/>await fetch('/send-check-report', {<text:line-break/> <text:s text:c="7"/>method: 'POST',<text:line-break/> <text:s text:c="7"/>headers: { 'Content-Type': 'application/json' },<text:line-break/> <text:s text:c="7"/>body: JSON.stringify({ email, report: lastReport })<text:line-break/> <text:s text:c="5"/>});<text:line-break/> <text:s text:c="5"/>alert('Informe enviado correctamente. Revisa tu bandeja de entrada.');<text:line-break/><text:soft-page-break/> <text:s text:c="3"/>}<text:line-break/> <text:s/>&lt;/script&gt;<text:line-break/>&lt;/body&gt;<text:line-break/>&lt;/html&gt;<text:line-break/></text:p>
      <text:p text:style-name="Standard"/>
      <text:p text:style-name="Standard">&lt;!DOCTYPE html&gt;<text:line-break/>&lt;html lang="en"&gt;<text:line-break/>&lt;head&gt;<text:line-break/> <text:s/>&lt;meta charset="UTF-8"&gt;<text:line-break/> <text:s/>&lt;meta name="viewport" content="width=device-width, initial-scale=1.0"&gt;<text:line-break/> <text:s/>&lt;title&gt;Content Protection Checker&lt;/title&gt;<text:line-break/> <text:s/>&lt;style&gt;<text:line-break/> <text:s text:c="3"/>body { font-family: Arial; margin: 40px; background-color: #f4f4f4; }<text:line-break/> <text:s text:c="3"/>h1 { color: #333; }<text:line-break/> <text:s text:c="3"/>input, button { padding: 10px; margin: 10px 0; width: 100%; }<text:line-break/> <text:s text:c="3"/>.results, .email-form { margin-top: 20px; padding: 15px; background: white; border-radius: 8px; }<text:line-break/> <text:s text:c="3"/>.checklist { list-style: none; padding: 0; }<text:line-break/> <text:s text:c="3"/>.checklist li::before { content: '\2713'; color: green; margin-right: 8px; }<text:line-break/> <text:s/>&lt;/style&gt;<text:line-break/>&lt;/head&gt;<text:line-break/>&lt;body&gt;<text:line-break/> <text:s/>&lt;h1&gt;Verifica la protección de tu contenido frente a IA&lt;/h1&gt;<text:line-break/><text:line-break/> <text:s/>&lt;div&gt;<text:line-break/> <text:s text:c="3"/>&lt;input type="url" id="url-input" placeholder="Introduce una URL para analizar"&gt;<text:line-break/> <text:s text:c="3"/>&lt;button onclick="runProtectionCheck()"&gt;Analizar protección&lt;/button&gt;<text:line-break/> <text:s/>&lt;/div&gt;<text:line-break/><text:line-break/> <text:s/>&lt;div id="results" class="results" style="display:none"&gt;<text:line-break/> <text:s text:c="3"/>&lt;h2&gt;Resultado del Análisis&lt;/h2&gt;<text:line-break/> <text:s text:c="3"/>&lt;ul id="checklist" class="checklist"&gt;&lt;/ul&gt;<text:line-break/> <text:s/>&lt;/div&gt;<text:line-break/><text:line-break/> <text:s/>&lt;div id="email-form" class="email-form" style="display:none"&gt;<text:line-break/> <text:s text:c="3"/>&lt;h3&gt;Recibe el informe en tu correo&lt;/h3&gt;<text:line-break/> <text:s text:c="3"/>&lt;input type="email" id="user-email" placeholder="Tu correo electrónico"&gt;<text:line-break/> <text:s text:c="3"/>&lt;button onclick="sendReportByEmail()"&gt;Enviar Informe&lt;/button&gt;<text:line-break/> <text:s/>&lt;/div&gt;<text:line-break/><text:line-break/> <text:s/>&lt;script&gt;<text:line-break/> <text:s text:c="3"/>let lastReport = null;<text:line-break/><text:line-break/> <text:s text:c="3"/>async function runProtectionCheck() {<text:line-break/> <text:s text:c="5"/>const url = document.getElementById('url-input').value;<text:line-break/> <text:s text:c="5"/>const res = await fetch('/check-protection', {<text:line-break/> <text:s text:c="7"/>method: 'POST',<text:line-break/> <text:s text:c="7"/>headers: { 'Content-Type': 'application/json' },<text:line-break/> <text:s text:c="7"/>body: JSON.stringify({ url })<text:line-break/> <text:s text:c="5"/>});<text:line-break/><text:line-break/><text:soft-page-break/> <text:s text:c="5"/>const data = await res.json();<text:line-break/> <text:s text:c="5"/>lastReport = data;<text:line-break/><text:line-break/> <text:s text:c="5"/>const checklist = document.getElementById('checklist');<text:line-break/> <text:s text:c="5"/>checklist.innerHTML = '';<text:line-break/><text:line-break/> <text:s text:c="5"/>if (data.robots_txt_blocked) checklist.innerHTML += '&lt;li&gt;Bloqueo en robots.txt detectado&lt;/li&gt;';<text:line-break/> <text:s text:c="5"/>else checklist.innerHTML += '&lt;li style="color:red"&gt;No se detectó bloqueo en robots.txt&lt;/li&gt;';<text:line-break/><text:line-break/> <text:s text:c="5"/>if (data.has_watermark) checklist.innerHTML += '&lt;li&gt;Marca de agua oculta detectada&lt;/li&gt;';<text:line-break/> <text:s text:c="5"/>else checklist.innerHTML += '&lt;li style="color:red"&gt;No se detectaron marcas de agua ocultas&lt;/li&gt;';<text:line-break/><text:line-break/> <text:s text:c="5"/>if (data.has_copyright_notice) checklist.innerHTML += '&lt;li&gt;Copyright visible en la página&lt;/li&gt;';<text:line-break/> <text:s text:c="5"/>else checklist.innerHTML += '&lt;li style="color:red"&gt;No se detectó aviso de copyright&lt;/li&gt;';<text:line-break/><text:line-break/> <text:s text:c="5"/>if (data.has_steganography) checklist.innerHTML += '&lt;li&gt;Esteganografía en imágenes detectada&lt;/li&gt;';<text:line-break/> <text:s text:c="5"/>else checklist.innerHTML += '&lt;li style="color:red"&gt;No se detectó esteganografía&lt;/li&gt;';<text:line-break/><text:line-break/> <text:s text:c="5"/>if (data.timestamped) checklist.innerHTML += '&lt;li&gt;Contenido fechado digitalmente (timestamp)&lt;/li&gt;';<text:line-break/> <text:s text:c="5"/>else checklist.innerHTML += '&lt;li style="color:red"&gt;No se detectó fechado digital (timestamp)&lt;/li&gt;';<text:line-break/><text:line-break/> <text:s text:c="5"/>document.getElementById('results').style.display = 'block';<text:line-break/> <text:s text:c="5"/>document.getElementById('email-form').style.display = 'block';<text:line-break/> <text:s text:c="3"/>}<text:line-break/><text:line-break/> <text:s text:c="3"/>async function sendReportByEmail() {<text:line-break/> <text:s text:c="5"/>const email = document.getElementById('user-email').value;<text:line-break/> <text:s text:c="5"/>if (!email || !lastReport) return alert('Debes ingresar tu email.');<text:line-break/><text:line-break/> <text:s text:c="5"/>await fetch('/send-check-report', {<text:line-break/> <text:s text:c="7"/>method: 'POST',<text:line-break/> <text:s text:c="7"/>headers: { 'Content-Type': 'application/json' },<text:line-break/> <text:s text:c="7"/>body: JSON.stringify({ email, report: lastReport })<text:line-break/> <text:s text:c="5"/>});<text:line-break/> <text:s text:c="5"/>alert('Informe enviado correctamente. Revisa tu bandeja de entrada.');<text:line-break/> <text:s text:c="3"/>}<text:line-break/> <text:s/>&lt;/script&gt;<text:line-break/>&lt;/body&gt;<text:line-break/>&lt;/html&gt;<text:line-break/></text:p>
      <text:p text:style-name="Standard"/>
      <text:p text:style-name="Text_20_body">Perfecto, retomamos desde aquí el <text:span text:style-name="Strong_20_Emphasis">spin-off de Watchdog IA</text:span>. Hasta ahora, ya tienes desarrollado un sistema bastante completo con:</text:p>
      <text:p text:style-name="Horizontal_20_Line"/>
      <text:h text:style-name="Heading_20_3" text:outline-level="3"><text:soft-page-break/>✅ <text:span text:style-name="Strong_20_Emphasis">Módulos Finalizados o Avanzados:</text:span></text:h>
      <text:h text:style-name="Heading_20_4" text:outline-level="4">🧠 Núcleo del sistema:</text:h>
      <text:list text:style-name="L64">
        <text:list-item>
          <text:p text:style-name="P68">Sistema de análisis de URLs para evaluar protección contra entrenamiento de IA:</text:p>
          <text:list>
            <text:list-item>
              <text:p text:style-name="P68">Robots.txt</text:p>
            </text:list-item>
            <text:list-item>
              <text:p text:style-name="P68">Avisos de copyright</text:p>
            </text:list-item>
            <text:list-item>
              <text:p text:style-name="P68">Marcas digitales (hash, marcas de agua, esteganografía, timestamps)</text:p>
            </text:list-item>
          </text:list>
        </text:list-item>
        <text:list-item>
          <text:p text:style-name="P68">Generación de informes automáticos</text:p>
        </text:list-item>
        <text:list-item>
          <text:p text:style-name="P68">Envío de informes por correo electrónico</text:p>
        </text:list-item>
      </text:list>
      <text:h text:style-name="Heading_20_4" text:outline-level="4">🧑‍💻 Panel de administración:</text:h>
      <text:list text:style-name="L65">
        <text:list-item>
          <text:p text:style-name="P69">Gestión de usuarios y roles</text:p>
        </text:list-item>
        <text:list-item>
          <text:p text:style-name="P69">Configuración de alertas por cliente</text:p>
        </text:list-item>
        <text:list-item>
          <text:p text:style-name="P69">Dashboards con gráficas</text:p>
        </text:list-item>
        <text:list-item>
          <text:p text:style-name="P69">Exportación de eventos a CSV</text:p>
        </text:list-item>
        <text:list-item>
          <text:p text:style-name="P69">Login y roles diferenciados (admin, cliente)</text:p>
        </text:list-item>
      </text:list>
      <text:h text:style-name="Heading_20_4" text:outline-level="4">🌐 Panel de cliente:</text:h>
      <text:list text:style-name="L66">
        <text:list-item>
          <text:p text:style-name="P70">Visualización de eventos</text:p>
        </text:list-item>
        <text:list-item>
          <text:p text:style-name="P70">Filtros avanzados (fecha, tipo de infracción, cliente)</text:p>
        </text:list-item>
        <text:list-item>
          <text:p text:style-name="P70">Acceso limitado según permisos</text:p>
        </text:list-item>
      </text:list>
      <text:h text:style-name="Heading_20_4" text:outline-level="4">🏠 Landing page pública:</text:h>
      <text:list text:style-name="L67">
        <text:list-item>
          <text:p text:style-name="P71">Test gratuito de protección por URL</text:p>
        </text:list-item>
        <text:list-item>
          <text:p text:style-name="P71">Checklist visual de resultados</text:p>
        </text:list-item>
        <text:list-item>
          <text:p text:style-name="P71">Captura de correo y envío del informe</text:p>
        </text:list-item>
      </text:list>
      <text:p text:style-name="Horizontal_20_Line"/>
      <text:h text:style-name="Heading_20_3" text:outline-level="3">🔁 Puntos en curso o próximos pasos sugeridos para el spin-off <text:span text:style-name="Strong_20_Emphasis">Watchdog IA</text:span>:</text:h>
      <text:h text:style-name="Heading_20_4" text:outline-level="4">🟨 Próximo desarrollo sugerido:</text:h>
      <text:list text:style-name="L68">
        <text:list-item>
          <text:p text:style-name="P72"><text:span text:style-name="Strong_20_Emphasis">Base de datos de dominio + fingerprint</text:span><text:line-break/>Guardar huella digital del contenido analizado (texto, imágenes, HTML, etc.) para ver si aparece en datasets IA.</text:p>
        </text:list-item>
        <text:list-item>
          <text:p text:style-name="P72"><text:span text:style-name="Strong_20_Emphasis">Monitorización periódica de URLs</text:span><text:line-break/>Automatizar revisiones (cron, celery, etc.) para alertar de cambios en la protección o exfiltración.</text:p>
        </text:list-item>
        <text:list-item>
          <text:p text:style-name="P72"><text:soft-page-break/><text:span text:style-name="Strong_20_Emphasis">Búsqueda en modelos generativos</text:span><text:line-break/>Probar contenido del cliente en modelos LLM para detectar si ha sido utilizado como training data.</text:p>
        </text:list-item>
        <text:list-item>
          <text:p text:style-name="P72"><text:span text:style-name="Strong_20_Emphasis">Módulo legal y compliance</text:span><text:line-break/>Generar documentos tipo "cease and desist", pruebas firmadas con hash, timestamp, o IPFS.</text:p>
        </text:list-item>
        <text:list-item>
          <text:p text:style-name="P72"><text:span text:style-name="Strong_20_Emphasis">Marketplace de defensa del copyright digital</text:span><text:line-break/>Ofrecer servicios tipo: auditoría avanzada, defensa legal, integración de marcas invisibles, etc.</text:p>
        </text:list-item>
      </text:list>
      <text:p text:style-name="Horizontal_20_Line"/>
      <text:p text:style-name="Text_20_body">¿Quieres que avancemos en alguno de estos puntos ahora? ¿O prefieres empaquetar lo que ya tienes como MVP y empezar presentación/inversión o pilotos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4T20:26:10.289000000</meta:creation-date>
    <dc:date>2025-06-14T20:32:54.845000000</dc:date>
    <meta:editing-duration>PT6M44S</meta:editing-duration>
    <meta:editing-cycles>1</meta:editing-cycles>
    <meta:generator>LibreOffice/24.8.7.2$Windows_X86_64 LibreOffice_project/e07d0a63a46349d29051da79b1fde8160bab2a89</meta:generator>
    <meta:document-statistic meta:table-count="1" meta:image-count="0" meta:object-count="0" meta:page-count="50" meta:paragraph-count="983" meta:word-count="9473" meta:character-count="79146" meta:non-whitespace-character-count="66177"/>
  </office:meta>
</office:document-meta>
</file>